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2" svg:font-family="LMMono12"/>
    <style:font-face style:name="LMMono8" svg:font-family="LMMono8"/>
    <style:font-face style:name="LMMonoLt10" svg:font-family="LMMonoLt10"/>
    <style:font-face style:name="LMRoman12" svg:font-family="LMRoman12"/>
    <style:font-face style:name="LMRoman8" svg:font-family="LMRoman8"/>
    <style:font-face style:name="LMRomanDemi10" svg:font-family="LMRomanDemi10"/>
    <style:font-face style:name="LMSans10" svg:font-family="LMSans10"/>
    <style:font-face style:name="LMSans12" svg:font-family="LMSans12"/>
    <style:font-face style:name="LMSans17" svg:font-family="LMSans17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d2c2e"/>
    </style:style>
    <style:style style:name="gr2" style:family="graphic" style:parent-style-name="standard">
      <style:graphic-properties draw:stroke="none" draw:fill="solid" draw:fill-color="#0089c8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solid" draw:fill-color="#d5e5f5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1.72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.7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14cm" fo:min-width="3.61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2.97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2.58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2.87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0.56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4.80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6.80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6.90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.9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2.60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1.37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1.1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4.74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5.02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4.48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2.6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9.45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1.30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1.23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6.54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3.15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5.74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5.72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5.78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0.94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7.77cm" fo:padding-top="0cm" fo:padding-bottom="0cm" fo:padding-left="0cm" fo:padding-right="0cm"/>
    </style:style>
    <style:style style:name="gr33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.49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0.66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0.64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.518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0.42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0.50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0.48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.971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0.78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4.925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.01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2.241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2.796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.721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.666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.568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2.021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.585cm" fo:padding-top="0cm" fo:padding-bottom="0cm" fo:padding-left="0cm" fo:padding-right="0cm"/>
    </style:style>
    <style:style style:name="gr52" style:family="graphic" style:parent-style-name="standard">
      <style:graphic-properties draw:stroke="none" draw:fill="solid" draw:fill-color="#5cadee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3.77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0.988cm" fo:padding-top="0cm" fo:padding-bottom="0cm" fo:padding-left="0cm" fo:padding-right="0cm"/>
    </style:style>
    <style:style style:name="gr55" style:family="graphic" style:parent-style-name="standard">
      <style:graphic-properties draw:stroke="none" svg:stroke-color="#000000" draw:fill="none" draw:fill-color="#ffffff" fo:min-height="4.401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6.84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5.361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6.88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1.258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1.665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3.964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4.896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6.207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2.769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5.813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1.145cm" fo:min-width="12.846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5.369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5.353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3.622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5.73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1.145cm" fo:min-width="15.598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5.598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7.393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8.291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7.042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5.831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4.967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8.672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6.335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5.628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4.099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1.796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28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6.511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6.101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6.03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7.66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8.735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6.262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6.131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0.725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4.667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6.491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6.978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6.626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7.456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4.908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6.601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6.753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8.812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4.879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883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4.341cm" fo:padding-top="0cm" fo:padding-bottom="0cm" fo:padding-left="0cm" fo:padding-right="0cm"/>
    </style:style>
    <style:style style:name="gr104" style:family="graphic" style:parent-style-name="standard">
      <style:graphic-properties draw:stroke="solid" svg:stroke-width="0.035cm" svg:stroke-color="#4b89cd" draw:stroke-linejoin="miter" svg:stroke-linecap="butt" draw:fill="none" fo:padding-top="0.017cm" fo:padding-bottom="0.017cm" fo:padding-left="0.017cm" fo:padding-right="0.017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3.952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5.112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0.852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3.486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.615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.894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349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4.748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3.989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341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2.326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.661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3.499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.729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5.843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.534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3.092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3.892cm" fo:padding-top="0cm" fo:padding-bottom="0cm" fo:padding-left="0cm" fo:padding-right="0cm"/>
    </style:style>
    <style:style style:name="gr123" style:family="graphic" style:parent-style-name="standard">
      <style:graphic-properties draw:stroke="none" svg:stroke-color="#000000" draw:fill="none" draw:fill-color="#ffffff" fo:min-height="6.1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866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4.257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6.953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5.336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.035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2.686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.636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4.642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3.236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2.296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2.644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.505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.488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.509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.479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.471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.522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.526cm" fo:padding-top="0cm" fo:padding-bottom="0cm" fo:padding-left="0cm" fo:padding-right="0cm"/>
    </style:style>
    <style:style style:name="gr142" style:family="graphic" style:parent-style-name="standard">
      <style:graphic-properties draw:stroke="none" svg:stroke-color="#000000" draw:fill="none" draw:fill-color="#ffffff" fo:min-height="18.2cm"/>
    </style:style>
    <style:style style:name="P1" style:family="paragraph">
      <loext:graphic-properties draw:fill="solid" draw:fill-color="#2d2c2e"/>
    </style:style>
    <style:style style:name="P2" style:family="paragraph">
      <loext:graphic-properties draw:fill="solid" draw:fill-color="#0089c8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d5e5f5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23.8999996185303pt" style:font-size-asian="23.8999996185303pt" style:font-size-complex="23.8999996185303pt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5cadee"/>
    </style:style>
    <style:style style:name="P11" style:family="paragraph">
      <style:paragraph-properties fo:line-height="115%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paragraph-properties fo:line-height="115%"/>
      <style:text-properties fo:font-size="11pt" style:font-size-asian="11pt" style:font-size-complex="11pt"/>
    </style:style>
    <style:style style:name="P1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5" style:family="paragraph">
      <loext:graphic-properties draw:fill="none"/>
      <style:text-properties fo:font-size="8pt" style:font-size-asian="8pt" style:font-size-complex="8pt"/>
    </style:style>
    <style:style style:name="P16" style:family="paragraph">
      <loext:graphic-properties draw:fill="none"/>
      <style:text-properties fo:font-size="14pt" style:font-size-asian="14pt" style:font-size-complex="14pt"/>
    </style:style>
    <style:style style:name="P17" style:family="paragraph">
      <style:text-properties fo:font-size="11pt" style:font-size-asian="11pt" style:font-size-complex="11pt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669cd5" style:font-name="LMSans10" fo:font-size="16pt" fo:font-weight="bold" style:font-size-asian="16pt" style:font-name-complex="LMSans10" style:font-size-complex="16pt" style:font-weight-complex="bold"/>
    </style:style>
    <style:style style:name="T2" style:family="text">
      <style:text-properties fo:color="#4b89cd" style:font-name="LMRoman12" fo:font-size="12pt" style:font-size-asian="12pt" style:font-name-complex="LMRoman12" style:font-size-complex="12pt"/>
    </style:style>
    <style:style style:name="T3" style:family="text">
      <style:text-properties fo:color="#4b89cd" style:font-name="LMSans17" fo:font-size="23.8999996185303pt" style:font-size-asian="23.8999996185303pt" style:font-name-complex="LMSans17" style:font-size-complex="23.8999996185303pt"/>
    </style:style>
    <style:style style:name="T4" style:family="text">
      <style:text-properties fo:color="#4b89cd" style:font-name="LMRomanDemi10" fo:font-size="16pt" fo:font-weight="bold" style:font-size-asian="16pt" style:font-name-complex="LMRomanDemi10" style:font-size-complex="16pt" style:font-weight-complex="bold"/>
    </style:style>
    <style:style style:name="T5" style:family="text">
      <style:text-properties fo:color="#000000" style:font-name="LMRoman12" fo:font-size="12pt" style:font-size-asian="12pt" style:font-name-complex="LMRoman12" style:font-size-complex="12pt"/>
    </style:style>
    <style:style style:name="T6" style:family="text">
      <style:text-properties fo:color="#000000" style:font-name="LMMono12" fo:font-size="12pt" style:font-size-asian="12pt" style:font-name-complex="LMMono12" style:font-size-complex="12pt"/>
    </style:style>
    <style:style style:name="T7" style:family="text">
      <style:text-properties fo:color="#000000" style:font-name="LMSans12" fo:font-size="12pt" style:font-size-asian="12pt" style:font-name-complex="LMSans12" style:font-size-complex="12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color="#000000" style:font-name="LMRoman8" fo:font-size="8pt" style:font-size-asian="8pt" style:font-name-complex="LMRoman8" style:font-size-complex="8pt"/>
    </style:style>
    <style:style style:name="T10" style:family="text">
      <style:text-properties fo:color="#539bde" style:font-name="LMRomanDemi10" fo:font-size="14pt" fo:font-weight="bold" style:font-size-asian="14pt" style:font-name-complex="LMRomanDemi10" style:font-size-complex="14pt" style:font-weight-complex="bold"/>
    </style:style>
    <style:style style:name="T11" style:family="text">
      <style:text-properties fo:color="#98a3ae" style:font-name="LMMono8" fo:font-size="8pt" style:font-size-asian="8pt" style:font-name-complex="LMMono8" style:font-size-complex="8pt"/>
    </style:style>
    <style:style style:name="T12" style:family="text">
      <style:text-properties fo:color="#3a5fcd" style:font-name="LMMonoLt10" fo:font-size="12pt" fo:font-weight="bold" style:font-size-asian="12pt" style:font-name-complex="LMMonoLt10" style:font-size-complex="12pt" style:font-weight-complex="bold"/>
    </style:style>
    <style:style style:name="T13" style:family="text">
      <style:text-properties fo:color="#cd6600" style:font-name="LMMonoLt10" fo:font-size="12pt" fo:font-weight="bold" style:font-size-asian="12pt" style:font-name-complex="LMMonoLt10" style:font-size-complex="12pt" style:font-weight-complex="bold"/>
    </style:style>
    <style:style style:name="T14" style:family="text">
      <style:text-properties fo:color="#000000" style:font-name="LMRoman12" fo:font-size="12pt" fo:font-weight="bold" style:font-size-asian="12pt" style:font-name-complex="LMRoman12" style:font-size-complex="12pt" style:font-weight-complex="bold"/>
    </style:style>
    <style:style style:name="T1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119cm" svg:height="0.196cm" svg:x="9.504cm" svg:y="3.377cm" svg:viewBox="0 0 120 197" draw:points="120,197 0,197 0,0 120,0 120,13 15,13 15,92 103,92 103,105 15,105 15,184 120,184">
          <text:p/>
        </draw:polygon>
        <draw:path draw:style-name="gr1" draw:text-style-name="P1" draw:layer="layout" svg:width="0.134cm" svg:height="0.198cm" svg:x="9.681cm" svg:y="3.376cm" svg:viewBox="0 0 135 199" svg:d="M135 142c-3 12-7 22-13 31-6 8-14 15-23 20-10 4-21 6-32 6-9 0-18-1-26-5-9-3-16-8-23-15-6-5-10-12-12-18-3-6-4-14-5-22s-1-21-1-39c0-19 0-32 1-40s2-16 5-22c2-6 6-13 12-18 7-7 14-12 22-15 9-4 18-5 27-5 12 0 22 2 32 7 10 4 17 11 23 19 6 9 10 19 13 31h-15c-3-14-9-25-18-32-11-8-22-12-35-12-7 0-13 1-20 4-6 2-12 6-17 11-3 3-6 7-8 11-2 3-3 8-5 14-1 6-1 12-2 19 0 8 0 18 0 28 0 15 0 27 1 35s2 15 4 21 6 11 10 15c5 5 11 9 17 11 7 3 13 4 20 4 9 0 17-2 24-5 8-4 14-9 19-15 5-7 8-15 10-24z">
          <text:p/>
        </draw:path>
        <draw:path draw:style-name="gr1" draw:text-style-name="P1" draw:layer="layout" svg:width="0.134cm" svg:height="0.198cm" svg:x="9.879cm" svg:y="3.376cm" svg:viewBox="0 0 135 199" svg:d="M120 100c0-16-1-28-1-36-1-8-2-15-4-21-3-6-6-11-10-15-5-5-11-9-17-11-7-3-13-4-20-4s-14 1-20 4c-7 2-13 6-19 11-3 3-6 7-8 11-2 3-3 8-4 14s-2 12-2 19c0 8-1 18-1 28 0 15 1 27 1 35 1 8 2 15 5 21 2 6 5 11 9 15 6 5 12 9 18 11 7 3 14 4 21 4s13-1 20-4c6-2 12-6 17-11 4-5 8-10 10-15 2-6 3-13 4-21 0-8 1-20 1-35zM135 100c0 18-1 31-1 39-1 8-3 16-5 22-3 6-7 13-13 18-6 7-13 12-22 15-8 4-17 5-26 5-10 0-19-1-27-5-9-3-17-8-23-15-6-5-10-12-13-18-2-6-4-14-4-22-1-8-1-21-1-39 0-19 0-32 1-40 0-8 2-16 4-22 3-6 7-13 13-18 6-7 14-12 23-15 8-4 17-5 27-5 9 0 18 1 26 5 9 3 16 8 22 15 6 5 10 12 13 18 2 6 4 14 5 22 0 8 1 21 1 40z">
          <text:p/>
        </draw:path>
        <draw:polygon draw:style-name="gr1" draw:text-style-name="P1" draw:layer="layout" svg:width="0.118cm" svg:height="0.196cm" svg:x="10.086cm" svg:y="3.377cm" svg:viewBox="0 0 119 197" draw:points="119,197 0,197 0,0 16,0 16,184 119,184">
          <text:p/>
        </draw:polygon>
        <draw:polygon draw:style-name="gr1" draw:text-style-name="P1" draw:layer="layout" svg:width="0.119cm" svg:height="0.196cm" svg:x="10.263cm" svg:y="3.377cm" svg:viewBox="0 0 120 197" draw:points="120,197 0,197 0,0 120,0 120,13 15,13 15,92 105,92 105,105 15,105 15,184 120,184">
          <text:p/>
        </draw:polygon>
        <draw:path draw:style-name="gr1" draw:text-style-name="P1" draw:layer="layout" svg:width="0.133cm" svg:height="0.196cm" svg:x="10.539cm" svg:y="3.377cm" svg:viewBox="0 0 134 197" svg:d="M119 96v-8c0-14 0-25-2-35-2-9-6-18-12-24-10-11-24-16-42-16h-48v171h48c18 0 32-5 42-16 6-6 10-14 12-25 2-10 2-23 2-38zM134 96v7c0 17-1 32-3 45-3 13-8 23-16 31-3 4-8 7-13 10-5 2-10 4-16 6-6 1-13 2-19 2h-67v-197h67c6 0 13 1 19 2 6 2 11 4 16 6 5 3 9 6 13 10 8 8 14 19 16 30 2 12 3 26 3 42z">
          <text:p/>
        </draw:path>
        <draw:polygon draw:style-name="gr1" draw:text-style-name="P1" draw:layer="layout" svg:width="0.019cm" svg:height="0.039cm" svg:x="10.742cm" svg:y="3.377cm" svg:viewBox="0 0 20 40" draw:points="20,19 0,40 0,0 20,0">
          <text:p/>
        </draw:polygon>
        <draw:polygon draw:style-name="gr1" draw:text-style-name="P1" draw:layer="layout" svg:width="0.014cm" svg:height="0.196cm" svg:x="10.838cm" svg:y="3.377cm" svg:viewBox="0 0 15 197" draw:points="0,0 15,0 15,197 0,197">
          <text:p/>
        </draw:polygon>
        <draw:polygon draw:style-name="gr1" draw:text-style-name="P1" draw:layer="layout" svg:width="0.143cm" svg:height="0.196cm" svg:x="10.933cm" svg:y="3.377cm" svg:viewBox="0 0 144 197" draw:points="144,197 129,197 15,26 15,197 0,197 0,0 15,0 129,171 129,0 144,0">
          <text:p/>
        </draw:polygon>
        <draw:path draw:style-name="gr1" draw:text-style-name="P1" draw:layer="layout" svg:width="0.134cm" svg:height="0.198cm" svg:x="11.149cm" svg:y="3.376cm" svg:viewBox="0 0 135 199" svg:d="M135 130c0 20-5 36-15 47-7 7-15 13-23 16-9 4-19 6-29 6-9 0-18-1-26-5-10-3-17-8-24-15-6-5-10-12-12-18-3-6-4-14-5-22 0-8-1-21-1-39 0-19 1-32 1-40 1-8 2-16 5-22 2-6 6-13 12-18 7-7 14-12 24-15 8-4 17-5 26-5 17 0 32 5 44 15 12 11 20 25 23 42h-15c-2-9-5-17-10-23-5-7-11-12-18-16-7-3-15-5-24-5-7 0-13 1-20 4-6 2-13 6-18 11-3 3-6 7-8 11-2 3-3 8-5 14-1 6-1 12-2 19 0 8 0 18 0 28 0 15 0 27 1 35s2 15 4 21 6 11 10 15c5 5 12 9 18 11 7 3 13 4 20 4 8 0 16-1 23-5 7-3 13-8 18-14 4-5 7-10 9-17 2-6 3-13 3-21v-18h-53v-13h67z">
          <text:p/>
        </draw:path>
        <draw:polygon draw:style-name="gr1" draw:text-style-name="P1" draw:layer="layout" svg:width="0.119cm" svg:height="0.196cm" svg:x="11.356cm" svg:y="3.377cm" svg:viewBox="0 0 120 197" draw:points="120,197 0,197 0,0 120,0 120,13 15,13 15,92 104,92 104,105 15,105 15,184 120,184">
          <text:p/>
        </draw:polygon>
        <draw:polygon draw:style-name="gr1" draw:text-style-name="P1" draw:layer="layout" svg:width="0.143cm" svg:height="0.196cm" svg:x="11.541cm" svg:y="3.377cm" svg:viewBox="0 0 144 197" draw:points="144,197 129,197 15,26 15,197 0,197 0,0 15,0 129,171 129,0 144,0">
          <text:p/>
        </draw:polygon>
        <draw:polygon draw:style-name="gr1" draw:text-style-name="P1" draw:layer="layout" svg:width="0.015cm" svg:height="0.196cm" svg:x="11.764cm" svg:y="3.377cm" svg:viewBox="0 0 16 197" draw:points="0,0 16,0 16,197 0,197">
          <text:p/>
        </draw:polygon>
        <draw:polygon draw:style-name="gr1" draw:text-style-name="P1" draw:layer="layout" svg:width="0.119cm" svg:height="0.196cm" svg:x="11.86cm" svg:y="3.377cm" svg:viewBox="0 0 120 197" draw:points="120,197 0,197 0,0 120,0 120,13 15,13 15,92 103,92 103,105 15,105 15,184 120,184">
          <text:p/>
        </draw:polygon>
        <draw:path draw:style-name="gr1" draw:text-style-name="P1" draw:layer="layout" svg:width="0.134cm" svg:height="0.197cm" svg:x="12.042cm" svg:y="3.377cm" svg:viewBox="0 0 135 198" svg:d="M135 133c0 13-2 24-8 34s-14 18-24 23c-10 6-23 8-36 8s-24-2-34-8c-11-5-18-13-24-23s-9-21-9-34v-133h15v131c0 11 2 21 7 29 4 8 10 14 18 19 8 4 17 6 27 6s21-2 29-6c7-5 14-11 18-19s6-18 6-29v-131h15z">
          <text:p/>
        </draw:path>
        <draw:path draw:style-name="gr1" draw:text-style-name="P1" draw:layer="layout" svg:width="0.132cm" svg:height="0.196cm" svg:x="12.255cm" svg:y="3.377cm" svg:viewBox="0 0 133 197" svg:d="M116 54c0-13-4-24-12-31-7-6-19-10-32-10h-57v81h57c6 0 12-1 19-3 5-2 9-4 13-7s7-8 9-13 3-10 3-17zM133 197h-17l-48-90h-53v90h-15v-197h74c11 0 21 2 30 6 8 4 15 10 20 18s7 19 7 30c0 14-4 26-12 35s-19 15-34 17z">
          <text:p/>
        </draw:path>
        <draw:path draw:style-name="gr1" draw:text-style-name="P1" draw:layer="layout" svg:width="0.131cm" svg:height="0.198cm" svg:x="12.439cm" svg:y="3.376cm" svg:viewBox="0 0 132 199" svg:d="M132 145c0 8-1 16-4 23-3 6-7 12-13 17-6 4-13 8-21 11-8 2-17 3-28 3-10 0-18-1-26-2-8-2-15-5-21-9s-13-8-19-14l11-11c6 6 11 11 17 14 5 3 11 6 17 7 7 2 14 2 21 2 12 0 20-1 28-5 7-3 13-7 17-13 4-7 7-14 7-22 0-12-4-21-11-28-3-2-7-5-11-6-4-2-10-3-17-4l-24-4c-15-2-27-7-35-15-10-8-15-20-15-36 0-8 1-15 4-22s7-12 12-17 12-8 19-11c8-2 16-3 25-3 13 0 23 1 32 5 9 3 17 8 26 16l-10 9c-7-6-14-10-21-13s-16-5-28-5c-14 0-25 4-33 11s-12 17-12 30c0 11 4 19 10 25 4 3 8 6 14 8 5 2 10 4 15 5l22 4c10 1 17 2 22 4s9 5 13 8c6 5 10 10 13 17 3 6 4 14 4 21z">
          <text:p/>
        </draw:path>
        <draw:path draw:style-name="gr1" draw:text-style-name="P1" draw:layer="layout" svg:width="0.122cm" svg:height="0.18cm" svg:x="9.502cm" svg:y="3.671cm" svg:viewBox="0 0 123 181" svg:d="M110 88v-8c0-13-1-23-3-32s-5-16-11-22c-9-9-23-14-39-14h-44v156h44c16 0 30-5 39-14 6-6 9-13 11-23s3-22 3-36zM123 88v6c0 15-1 29-3 41s-7 21-14 29c-4 3-8 6-12 9-5 2-10 4-16 6-6 1-12 2-18 2h-60v-181h60c6 0 12 1 18 2 6 2 11 3 15 6 5 2 9 5 13 9 7 7 12 16 14 27 2 10 3 23 3 38z">
          <text:p/>
        </draw:path>
        <draw:path draw:style-name="gr1" draw:text-style-name="P1" draw:layer="layout" svg:width="0.123cm" svg:height="0.181cm" svg:x="9.689cm" svg:y="3.671cm" svg:viewBox="0 0 124 182" svg:d="M124 123c0 11-2 22-8 31-5 9-12 16-22 21s-20 7-32 7-23-2-32-7c-10-5-17-12-22-21s-8-20-8-31v-123h14v121c0 10 2 19 6 26s9 13 16 17c8 4 16 6 26 6 9 0 17-2 25-6s13-10 18-17c3-7 5-16 5-26v-121h14z">
          <text:p/>
        </draw:path>
        <draw:polygon draw:style-name="gr1" draw:text-style-name="P1" draw:layer="layout" svg:width="0.151cm" svg:height="0.18cm" svg:x="9.967cm" svg:y="3.671cm" svg:viewBox="0 0 152 181" draw:points="152,181 139,181 139,32 84,155 70,155 15,32 15,181 0,181 0,0 15,0 78,139 139,0 152,0">
          <text:p/>
        </draw:polygon>
        <draw:path draw:style-name="gr1" draw:text-style-name="P1" draw:layer="layout" svg:width="0.124cm" svg:height="0.182cm" svg:x="10.185cm" svg:y="3.67cm" svg:viewBox="0 0 125 183" svg:d="M111 92c0-14 0-25-1-33s-2-14-4-19-5-10-9-14c-5-5-10-8-17-11-5-2-12-3-18-3s-12 1-18 3c-6 3-11 6-16 11-3 3-6 6-7 10-2 3-4 8-5 13s-1 11-1 19c-1 7-1 15-1 24 0 14 0 25 1 33 1 7 2 13 4 19 2 5 5 9 9 13 4 5 10 8 16 11 5 2 12 3 18 3s13-1 18-3c7-3 12-6 17-11 4-4 7-8 9-14 2-5 3-11 4-18 1-8 1-19 1-33zM125 92c0 16-1 28-1 36-1 8-2 14-5 20-2 6-6 12-11 17-6 6-13 10-20 14-9 3-17 4-26 4-8 0-17-1-24-4-8-4-15-8-21-14-5-5-9-11-11-17-3-6-4-12-5-20 0-8-1-20-1-36s1-28 1-37c1-7 2-14 5-20 2-6 6-11 11-17 6-6 13-10 21-13 7-4 15-5 24-5s17 1 26 5c7 3 14 7 20 13 5 6 9 11 11 17 3 6 4 13 5 20 0 9 1 21 1 37z">
          <text:p/>
        </draw:path>
        <draw:polygon draw:style-name="gr1" draw:text-style-name="P1" draw:layer="layout" svg:width="0.131cm" svg:height="0.18cm" svg:x="10.376cm" svg:y="3.671cm" svg:viewBox="0 0 132 181" draw:points="132,181 118,181 14,24 14,181 0,181 0,0 14,0 118,156 118,0 132,0">
          <text:p/>
        </draw:polygon>
        <draw:path draw:style-name="gr1" draw:text-style-name="P1" draw:layer="layout" svg:width="0.123cm" svg:height="0.18cm" svg:x="10.581cm" svg:y="3.671cm" svg:viewBox="0 0 124 181" svg:d="M110 88v-8c0-13-1-23-2-32-2-9-6-16-11-22-10-9-23-14-40-14h-43v156h43c17 0 30-5 40-14 5-6 9-13 11-23 1-10 2-22 2-36zM124 88v6c0 15-1 29-3 41-3 12-7 21-15 29-3 3-7 6-13 9-4 2-9 4-15 6-5 1-11 2-17 2h-61v-181h61c6 0 12 1 17 2 6 2 11 3 15 6 6 2 10 5 13 9 8 7 13 16 15 27 2 10 3 23 3 38z">
          <text:p/>
        </draw:path>
        <draw:polygon draw:style-name="gr1" draw:text-style-name="P1" draw:layer="layout" svg:width="0.109cm" svg:height="0.18cm" svg:x="10.771cm" svg:y="3.671cm" svg:viewBox="0 0 110 181" draw:points="110,181 0,181 0,0 110,0 110,12 14,12 14,83 96,83 96,95 14,95 14,168 110,168">
          <text:p/>
        </draw:polygon>
        <draw:polygon draw:style-name="gr1" draw:text-style-name="P1" draw:layer="layout" svg:width="0.131cm" svg:height="0.18cm" svg:x="11.024cm" svg:y="3.671cm" svg:viewBox="0 0 132 181" draw:points="132,181 119,181 14,24 14,181 0,181 0,0 14,0 119,156 119,0 132,0">
          <text:p/>
        </draw:polygon>
        <draw:path draw:style-name="gr1" draw:text-style-name="P1" draw:layer="layout" svg:width="0.123cm" svg:height="0.181cm" svg:x="11.227cm" svg:y="3.671cm" svg:viewBox="0 0 124 182" svg:d="M124 123c0 11-2 22-8 31-5 9-12 16-21 21-10 5-20 7-32 7s-23-2-32-7c-11-5-18-12-23-21s-8-20-8-31v-123h14v121c0 10 2 19 6 26s10 13 18 17c7 4 15 6 25 6 9 0 17-2 25-6 7-4 13-10 17-17s6-16 6-26v-121h13z">
          <text:p/>
        </draw:path>
        <draw:polygon draw:style-name="gr1" draw:text-style-name="P1" draw:layer="layout" svg:width="0.151cm" svg:height="0.18cm" svg:x="11.422cm" svg:y="3.671cm" svg:viewBox="0 0 152 181" draw:points="152,181 138,181 138,32 84,155 70,155 14,32 14,181 0,181 0,0 14,0 77,139 138,0 152,0">
          <text:p/>
        </draw:polygon>
        <draw:polygon draw:style-name="gr1" draw:text-style-name="P1" draw:layer="layout" svg:width="0.109cm" svg:height="0.18cm" svg:x="11.647cm" svg:y="3.671cm" svg:viewBox="0 0 110 181" draw:points="110,181 0,181 0,0 110,0 110,12 14,12 14,83 96,83 96,95 14,95 14,168 110,168">
          <text:p/>
        </draw:polygon>
        <draw:path draw:style-name="gr1" draw:text-style-name="P1" draw:layer="layout" svg:width="0.122cm" svg:height="0.18cm" svg:x="11.817cm" svg:y="3.671cm" svg:viewBox="0 0 123 181" svg:d="M107 49c0-12-3-21-11-27s-17-10-29-10h-53v73h53c6 0 11-1 16-2 5-2 9-4 12-7 4-3 6-7 9-11 2-5 3-10 3-16zM123 181h-16l-44-84h-49v84h-14v-181h69c10 0 18 2 26 6 9 4 15 9 19 17 5 7 7 15 7 26 0 13-4 24-11 32s-18 14-31 16z">
          <text:p/>
        </draw:path>
        <draw:polygon draw:style-name="gr1" draw:text-style-name="P1" draw:layer="layout" svg:width="0.014cm" svg:height="0.18cm" svg:x="12.002cm" svg:y="3.671cm" svg:viewBox="0 0 15 181" draw:points="0,0 15,0 15,181 0,181">
          <text:p/>
        </draw:polygon>
        <draw:path draw:style-name="gr1" draw:text-style-name="P1" draw:layer="layout" svg:width="0.131cm" svg:height="0.19cm" svg:x="12.083cm" svg:y="3.67cm" svg:viewBox="0 0 132 191" svg:d="M110 92c0-14 0-25 0-32-1-8-2-14-4-19s-5-11-10-15c-4-5-9-8-15-11-6-2-12-3-18-3-7 0-13 1-19 3-6 3-12 6-17 11-3 3-5 6-7 11-2 3-3 8-4 13s-2 11-2 18 0 15 0 24c0 14 0 25 1 33 0 7 1 13 3 19 2 5 5 9 9 13 5 5 11 8 17 11 6 2 12 3 18 3 12 0 22-3 31-10l-25-25 9-10 25 25c4-5 6-12 7-20s1-21 1-39zM132 182l-9 9-21-21c-11 9-25 13-39 13-9 0-17-1-25-4-9-4-16-8-21-14-6-5-10-11-12-17s-4-12-4-20c-1-8-1-20-1-36s0-28 1-36c0-7 2-14 4-20 2-7 6-12 12-18 5-6 12-10 21-13 8-4 16-5 25-5 8 0 16 1 24 5 8 3 15 7 20 13 6 6 10 11 12 18 2 6 4 13 4 20 1 8 1 20 1 36 0 15 0 26-1 33 0 8-1 14-3 20s-5 11-9 16z">
          <text:p/>
        </draw:path>
        <draw:path draw:style-name="gr1" draw:text-style-name="P1" draw:layer="layout" svg:width="0.123cm" svg:height="0.181cm" svg:x="12.271cm" svg:y="3.671cm" svg:viewBox="0 0 124 182" svg:d="M124 123c0 11-3 22-8 31s-13 16-22 21c-10 5-21 7-33 7s-22-2-32-7c-9-5-16-12-22-21-5-9-7-20-7-31v-123h13v121c0 10 2 19 6 26s10 13 17 17 16 6 25 6 18-2 25-6c8-4 14-10 18-17s6-16 6-26v-121h14z">
          <text:p/>
        </draw:path>
        <draw:polygon draw:style-name="gr1" draw:text-style-name="P1" draw:layer="layout" svg:width="0.109cm" svg:height="0.18cm" svg:x="12.466cm" svg:y="3.671cm" svg:viewBox="0 0 110 181" draw:points="110,181 0,181 0,0 110,0 110,12 13,12 13,83 96,83 96,95 13,95 13,168 110,168">
          <text:p/>
        </draw:polygon>
        <draw:polygon draw:style-name="gr2" draw:text-style-name="P2" draw:layer="layout" svg:width="0.95cm" svg:height="1.73cm" svg:x="8.411cm" svg:y="2.122cm" svg:viewBox="0 0 951 1731" draw:points="0,0 951,0 951,1731 0,1731">
          <text:p/>
        </draw:polygon>
        <draw:path draw:style-name="gr3" draw:text-style-name="P3" draw:layer="layout" svg:width="0.682cm" svg:height="0.823cm" svg:x="8.543cm" svg:y="2.442cm" svg:viewBox="0 0 683 824" svg:d="M522 346c-2-42-9-78-22-109s-33-56-61-74c-27-19-60-28-98-28-37 0-70 9-98 28-28 18-49 43-62 74-7 17-12 31-14 44-3 12-5 34-7 65zM683 459h-523c0 47 8 88 24 121s39 59 69 77c31 19 68 28 112 28 45 0 81-6 108-19 27-12 56-33 87-63l103 96c-44 44-88 75-133 95s-101 30-168 30c-52 0-100-7-144-22s-83-39-115-72c-33-32-58-75-76-127-18-53-27-116-27-192 0-86 14-160 42-221 28-62 68-109 119-141 51-33 111-49 180-49 70 0 131 16 183 49 52 32 91 78 118 137 28 58 41 125 41 201z">
          <text:p/>
        </draw:path>
        <draw:path draw:style-name="gr1" draw:text-style-name="P1" draw:layer="layout" svg:width="0.673cm" svg:height="0.823cm" svg:x="9.48cm" svg:y="2.442cm" svg:viewBox="0 0 674 824" svg:d="M674 569c0 55-14 102-43 140-28 38-67 67-117 86-51 19-109 29-175 29-48 0-92-3-131-10s-76-18-110-35c-34-16-66-40-98-70l107-106c54 55 131 83 232 83 33 0 64-4 91-12s48-21 63-37c15-17 22-37 22-61 0-58-36-90-107-96l-129-10c-52-5-96-16-131-34-35-17-62-41-81-73-18-31-27-70-27-117 0-76 28-136 86-180s130-66 218-66c129 0 229 30 298 91l-101 103c-47-40-113-59-198-59-48 0-85 9-110 28-25 18-38 44-38 76 0 54 37 84 113 91l127 12c50 4 93 14 129 32s63 43 82 76 28 72 28 119z">
          <text:p/>
        </draw:path>
        <draw:path draw:style-name="gr1" draw:text-style-name="P1" draw:layer="layout" svg:width="0.171cm" svg:height="1.134cm" svg:x="10.464cm" svg:y="2.122cm" svg:viewBox="0 0 172 1135" svg:d="M167 1135h-162v-805h162zM172 171h-172v-171h172z">
          <text:p/>
        </draw:path>
        <draw:path draw:style-name="gr1" draw:text-style-name="P1" draw:layer="layout" svg:width="0.682cm" svg:height="0.823cm" svg:x="10.965cm" svg:y="2.442cm" svg:viewBox="0 0 683 824" svg:d="M522 346c-1-42-8-78-21-109s-33-56-61-74c-28-19-60-28-98-28-37 0-71 9-99 28-28 18-49 43-62 74-7 17-12 31-15 44-2 12-4 34-6 65zM683 459h-523c0 47 8 88 24 121s39 59 69 77c30 19 69 28 113 28s80-6 108-19c27-12 56-33 87-63l103 96c-44 44-88 75-133 95s-101 30-168 30c-52 0-101-7-145-22s-83-39-115-72c-33-32-58-75-76-127-18-53-27-116-27-192 0-86 14-160 42-221 28-62 68-109 119-141 51-33 111-49 181-49s131 16 183 49c51 32 91 78 117 137 27 58 41 125 41 201z">
          <text:p/>
        </draw:path>
        <draw:path draw:style-name="gr1" draw:text-style-name="P1" draw:layer="layout" svg:width="0.652cm" svg:height="0.823cm" svg:x="11.92cm" svg:y="2.442cm" svg:viewBox="0 0 653 824" svg:d="M491 524v-65h-189c-47 0-83 11-107 31-25 20-37 48-37 86 0 75 49 113 147 113 35 0 64-3 87-9 23-5 44-18 64-36 23-23 35-63 35-120zM653 815h-159v-73c-29 29-60 51-92 63-32 13-73 19-122 19-48 0-90-6-126-18-37-12-67-30-91-55-42-44-63-101-63-172 0-46 10-87 31-122 22-35 53-62 96-82 41-19 92-29 151-29h213v-57c0-51-14-89-42-113s-72-37-134-37c-45 0-80 6-105 17-25 12-49 32-71 61l-108-100c37-44 77-74 122-91 44-17 100-26 168-26 221 0 332 92 332 276z">
          <text:p/>
        </draw:path>
        <draw:path draw:style-name="gr4" draw:text-style-name="P4" draw:layer="layout" svg:width="16.001cm" svg:height="0.8cm" svg:x="2.499cm" svg:y="4.597cm" svg:viewBox="0 0 16002 801" svg:d="M0 0h4242c166 0 300 134 300 300v371h11330c71 0 130 58 130 130h-15702c-165 0-300-134-300-301z">
          <text:p/>
        </draw:path>
        <draw:frame draw:style-name="gr5" draw:text-style-name="P6" draw:layer="layout" svg:width="1.729cm" svg:height="0.763cm" svg:x="3.81cm" svg:y="4.636cm">
          <draw:text-box>
            <text:p text:style-name="P5"><text:span text:style-name="T1">TD n°5</text:span></text:p>
          </draw:text-box>
        </draw:frame>
        <draw:frame draw:style-name="gr6" draw:text-style-name="P7" draw:layer="layout" svg:width="1.78cm" svg:height="0.573cm" svg:x="16.814cm" svg:y="4.677cm">
          <draw:text-box>
            <text:p text:style-name="P5"><text:span text:style-name="T2">LAB1413</text:span></text:p>
          </draw:text-box>
        </draw:frame>
        <draw:frame draw:style-name="gr7" draw:text-style-name="P8" draw:layer="layout" svg:width="3.617cm" svg:height="1.14cm" svg:x="2.5cm" svg:y="5.45cm">
          <draw:text-box>
            <text:p text:style-name="P5"><text:span text:style-name="T3">Pointeurs</text:span></text:p>
          </draw:text-box>
        </draw:frame>
        <draw:frame draw:style-name="gr8" draw:text-style-name="P7" draw:layer="layout" svg:width="2.978cm" svg:height="0.573cm" svg:x="15.581cm" svg:y="5.542cm">
          <draw:text-box>
            <text:p text:style-name="P5"><text:span text:style-name="T2">Arnaud Bannier</text:span></text:p>
          </draw:text-box>
        </draw:frame>
        <draw:frame draw:style-name="gr9" draw:text-style-name="P7" draw:layer="layout" svg:width="2.589cm" svg:height="0.573cm" svg:x="15.98cm" svg:y="6.034cm">
          <draw:text-box>
            <text:p text:style-name="P5"><text:span text:style-name="T2">Nicolas Bodin</text:span></text:p>
          </draw:text-box>
        </draw:frame>
        <draw:path draw:style-name="gr4" draw:text-style-name="P4" draw:layer="layout" svg:width="2.909cm" svg:height="0.141cm" svg:x="2.499cm" svg:y="8.18cm" svg:viewBox="0 0 2910 142" svg:d="M0 0h839c38 0 70 33 70 72v17h1948c29 0 53 24 53 53h-2839c-39 0-71-32-71-70z">
          <text:p/>
        </draw:path>
        <draw:frame draw:style-name="gr10" draw:text-style-name="P7" draw:layer="layout" svg:width="2.876cm" svg:height="0.573cm" svg:x="15.724cm" svg:y="6.526cm">
          <draw:text-box>
            <text:p text:style-name="P5"><text:span text:style-name="T2">Aurélien Texier</text:span></text:p>
          </draw:text-box>
        </draw:frame>
        <draw:frame draw:style-name="gr11" draw:text-style-name="P6" draw:layer="layout" svg:width="0.561cm" svg:height="0.763cm" svg:x="2.5cm" svg:y="8.402cm">
          <draw:text-box>
            <text:p text:style-name="P5"><text:span text:style-name="T4">1.</text:span></text:p>
          </draw:text-box>
        </draw:frame>
        <draw:frame draw:style-name="gr12" draw:text-style-name="P6" draw:layer="layout" svg:width="4.807cm" svg:height="0.763cm" svg:x="3.408cm" svg:y="8.402cm">
          <draw:text-box>
            <text:p text:style-name="P5"><text:span text:style-name="T4">Synthèse de cours</text:span></text:p>
          </draw:text-box>
        </draw:frame>
        <draw:frame draw:style-name="gr13" draw:text-style-name="P7" draw:layer="layout" svg:width="6.805cm" svg:height="0.573cm" svg:x="3.119cm" svg:y="9.544cm">
          <draw:text-box>
            <text:p text:style-name="P5"><text:span text:style-name="T5">Complétez les phrases suivantes (si</text:span></text:p>
          </draw:text-box>
        </draw:frame>
        <draw:frame draw:style-name="gr14" draw:text-style-name="P7" draw:layer="layout" svg:width="6.902cm" svg:height="0.573cm" svg:x="9.859cm" svg:y="9.544cm">
          <draw:text-box>
            <text:p text:style-name="P5"><text:span text:style-name="T5">possible sans regarder votre cours).</text:span></text:p>
          </draw:text-box>
        </draw:frame>
        <draw:frame draw:style-name="gr15" draw:text-style-name="P7" draw:layer="layout" svg:width="1.92cm" svg:height="0.573cm" svg:x="16.632cm" svg:y="9.544cm">
          <draw:text-box>
            <text:p text:style-name="P5"><text:span text:style-name="T5">Notez que</text:span></text:p>
          </draw:text-box>
        </draw:frame>
        <draw:frame draw:style-name="gr16" draw:text-style-name="P7" draw:layer="layout" svg:width="12.609cm" svg:height="0.573cm" svg:x="2.5cm" svg:y="10.053cm">
          <draw:text-box>
            <text:p text:style-name="P5"><text:span text:style-name="T5">celles-ci forment un bon résumé du cours que vous venez de voir !</text:span></text:p>
          </draw:text-box>
        </draw:frame>
        <draw:frame draw:style-name="gr17" draw:text-style-name="P7" draw:layer="layout" svg:width="11.377cm" svg:height="0.573cm" svg:x="3.119cm" svg:y="10.902cm">
          <draw:text-box>
            <text:p text:style-name="P5"><text:span text:style-name="T5">— </text:span><text:span text:style-name="T5">Un pointeur est une Variable qui contient une adresse .</text:span></text:p>
          </draw:text-box>
        </draw:frame>
        <draw:frame draw:style-name="gr18" draw:text-style-name="P7" draw:layer="layout" svg:width="11.11cm" svg:height="0.573cm" svg:x="3.119cm" svg:y="11.411cm">
          <draw:text-box>
            <text:p text:style-name="P5"><text:span text:style-name="T5">— </text:span><text:span text:style-name="T5">Une adresse fait référence à un enplacement mémoire .</text:span></text:p>
          </draw:text-box>
        </draw:frame>
        <draw:frame draw:style-name="gr19" draw:text-style-name="P7" draw:layer="layout" svg:width="14.742cm" svg:height="0.573cm" svg:x="3.119cm" svg:y="11.921cm">
          <draw:text-box>
            <text:p text:style-name="P5"><text:span text:style-name="T5">— </text:span><text:span text:style-name="T5">On accède à l’adresse d’une variable à l’aide du symbole &amp; que l’on</text:span></text:p>
          </draw:text-box>
        </draw:frame>
        <draw:frame draw:style-name="gr20" draw:text-style-name="P7" draw:layer="layout" svg:width="5.023cm" svg:height="0.573cm" svg:x="3.739cm" svg:y="12.431cm">
          <draw:text-box>
            <text:p text:style-name="P5"><text:span text:style-name="T5">place devant la variable.</text:span></text:p>
          </draw:text-box>
        </draw:frame>
        <draw:frame draw:style-name="gr21" draw:text-style-name="P7" draw:layer="layout" svg:width="14.488cm" svg:height="0.573cm" svg:x="3.119cm" svg:y="12.94cm">
          <draw:text-box>
            <text:p text:style-name="P5"><text:span text:style-name="T5">— </text:span><text:span text:style-name="T5">L’étoile permet d’accéder à la valeur de l’adresse pointée par le pointeur.</text:span></text:p>
          </draw:text-box>
        </draw:frame>
        <draw:frame draw:style-name="gr22" draw:text-style-name="P7" draw:layer="layout" svg:width="12.66cm" svg:height="0.573cm" svg:x="3.739cm" svg:y="13.45cm">
          <draw:text-box>
            <text:p text:style-name="P5"><text:span text:style-name="T5">On dit plus simplement que l’on accède au contenu d’un pointeur.</text:span></text:p>
          </draw:text-box>
        </draw:frame>
        <draw:frame draw:style-name="gr23" draw:text-style-name="P7" draw:layer="layout" svg:width="9.455cm" svg:height="0.573cm" svg:x="3.1cm" svg:y="13.927cm">
          <draw:text-box>
            <text:p text:style-name="P5"><text:span text:style-name="T5">— </text:span><text:span text:style-name="T5">L’étoile permet aussi de definir un pointeur .</text:span></text:p>
          </draw:text-box>
        </draw:frame>
        <draw:frame draw:style-name="gr24" draw:text-style-name="P7" draw:layer="layout" svg:width="11.301cm" svg:height="0.573cm" svg:x="3.119cm" svg:y="14.469cm">
          <draw:text-box>
            <text:p text:style-name="P5"><text:span text:style-name="T5">— </text:span><text:span text:style-name="T5">La fonction</text:span><text:span text:style-name="T6"> toto (int a)</text:span><text:span text:style-name="T5"> réalise un passage par valeur .</text:span></text:p>
          </draw:text-box>
        </draw:frame>
        <draw:frame draw:style-name="gr25" draw:text-style-name="P7" draw:layer="layout" svg:width="11.233cm" svg:height="0.573cm" svg:x="3.119cm" svg:y="14.979cm">
          <draw:text-box>
            <text:p text:style-name="P5"><text:span text:style-name="T5">— </text:span><text:span text:style-name="T5">La fonction</text:span><text:span text:style-name="T6"> titi (int *a)</text:span><text:span text:style-name="T5"> réalise un passage par adresse .</text:span></text:p>
          </draw:text-box>
        </draw:frame>
        <draw:frame draw:style-name="gr26" draw:text-style-name="P7" draw:layer="layout" svg:width="16.541cm" svg:height="0.573cm" svg:x="3.119cm" svg:y="15.488cm">
          <draw:text-box>
            <text:p text:style-name="P5"><text:span text:style-name="T5">— </text:span><text:span text:style-name="T5">Si je veux faire en sorte que la modification d’une zone mémoire soit effective </text:span><text:span text:style-name="T5">même</text:span></text:p>
          </draw:text-box>
        </draw:frame>
        <draw:path draw:style-name="gr4" draw:text-style-name="P4" draw:layer="layout" svg:width="2.909cm" svg:height="0.141cm" svg:x="2.499cm" svg:y="17.77cm" svg:viewBox="0 0 2910 142" svg:d="M0 0h839c38 0 70 32 70 71v18h1948c29 0 53 24 53 53h-2839c-39 0-71-32-71-71z">
          <text:p/>
        </draw:path>
        <draw:frame draw:style-name="gr27" draw:text-style-name="P7" draw:layer="layout" svg:width="13.151cm" svg:height="0.573cm" svg:x="3.739cm" svg:y="15.998cm">
          <draw:text-box>
            <text:p text:style-name="P5"><text:span text:style-name="T5">après la fin de ma fonction, je dois réaliser un passage par adresse .</text:span></text:p>
          </draw:text-box>
        </draw:frame>
        <draw:frame draw:style-name="gr11" draw:text-style-name="P6" draw:layer="layout" svg:width="0.561cm" svg:height="0.763cm" svg:x="2.5cm" svg:y="17.992cm">
          <draw:text-box>
            <text:p text:style-name="P5"><text:span text:style-name="T4">2.</text:span></text:p>
          </draw:text-box>
        </draw:frame>
        <draw:frame draw:style-name="gr28" draw:text-style-name="P6" draw:layer="layout" svg:width="5.742cm" svg:height="0.763cm" svg:x="3.408cm" svg:y="17.992cm">
          <draw:text-box>
            <text:p text:style-name="P5"><text:span text:style-name="T4">Variables et pointeurs</text:span></text:p>
          </draw:text-box>
        </draw:frame>
        <draw:frame draw:style-name="gr29" draw:text-style-name="P7" draw:layer="layout" svg:width="15.729cm" svg:height="0.573cm" svg:x="3.119cm" svg:y="19.134cm">
          <draw:text-box>
            <text:p text:style-name="P5"><text:span text:style-name="T5">Remplissez le tableau de droite indiquant la valeur de chaque variable à la fin de la</text:span></text:p>
          </draw:text-box>
        </draw:frame>
        <draw:frame draw:style-name="gr30" draw:text-style-name="P7" draw:layer="layout" svg:width="5.785cm" svg:height="0.573cm" svg:x="2.5cm" svg:y="19.643cm">
          <draw:text-box>
            <text:p text:style-name="P5"><text:span text:style-name="T5">ligne de code correspondante.</text:span></text:p>
          </draw:text-box>
        </draw:frame>
        <draw:frame draw:style-name="gr31" draw:text-style-name="P7" draw:layer="layout" svg:width="10.941cm" svg:height="0.573cm" svg:x="8.035cm" svg:y="19.643cm">
          <draw:text-box>
            <text:p text:style-name="P5"><text:span text:style-name="T5">Les premières lignes vous sont données en exemple (NDF</text:span></text:p>
          </draw:text-box>
        </draw:frame>
        <draw:frame draw:style-name="gr32" draw:text-style-name="P7" draw:layer="layout" svg:width="7.77cm" svg:height="0.573cm" svg:x="2.5cm" svg:y="20.153cm">
          <draw:text-box>
            <text:p text:style-name="P5"><text:span text:style-name="T5">pour non défini, ? pour valeur inconnue).</text:span></text:p>
          </draw:text-box>
        </draw:frame>
        <draw:line draw:style-name="gr33" draw:text-style-name="P9" draw:layer="layout" svg:x1="9.548cm" svg:y1="21.596cm" svg:x2="9.548cm" svg:y2="21.086cm">
          <text:p/>
        </draw:line>
        <draw:frame draw:style-name="gr34" draw:text-style-name="P7" draw:layer="layout" svg:width="1.496cm" svg:height="0.573cm" svg:x="7.811cm" svg:y="20.989cm">
          <draw:text-box>
            <text:p text:style-name="P5"><text:span text:style-name="T6">adresse</text:span></text:p>
          </draw:text-box>
        </draw:frame>
        <draw:line draw:style-name="gr33" draw:text-style-name="P9" draw:layer="layout" svg:x1="10.983cm" svg:y1="21.596cm" svg:x2="10.983cm" svg:y2="21.086cm">
          <text:p/>
        </draw:line>
        <draw:frame draw:style-name="gr35" draw:text-style-name="P7" draw:layer="layout" svg:width="0.662cm" svg:height="0.573cm" svg:x="9.766cm" svg:y="20.989cm">
          <draw:text-box>
            <text:p text:style-name="P5"><text:span text:style-name="T6">@0</text:span></text:p>
          </draw:text-box>
        </draw:frame>
        <draw:line draw:style-name="gr33" draw:text-style-name="P9" draw:layer="layout" svg:x1="12.419cm" svg:y1="21.596cm" svg:x2="12.419cm" svg:y2="21.086cm">
          <text:p/>
        </draw:line>
        <draw:frame draw:style-name="gr35" draw:text-style-name="P7" draw:layer="layout" svg:width="0.662cm" svg:height="0.573cm" svg:x="11.202cm" svg:y="20.989cm">
          <draw:text-box>
            <text:p text:style-name="P5"><text:span text:style-name="T6">@1</text:span></text:p>
          </draw:text-box>
        </draw:frame>
        <draw:line draw:style-name="gr33" draw:text-style-name="P9" draw:layer="layout" svg:x1="13.855cm" svg:y1="21.596cm" svg:x2="13.855cm" svg:y2="21.086cm">
          <text:p/>
        </draw:line>
        <draw:frame draw:style-name="gr36" draw:text-style-name="P7" draw:layer="layout" svg:width="0.645cm" svg:height="0.573cm" svg:x="12.638cm" svg:y="20.989cm">
          <draw:text-box>
            <text:p text:style-name="P5"><text:span text:style-name="T6">@2</text:span></text:p>
          </draw:text-box>
        </draw:frame>
        <draw:line draw:style-name="gr33" draw:text-style-name="P9" draw:layer="layout" svg:x1="15.291cm" svg:y1="21.596cm" svg:x2="15.291cm" svg:y2="21.086cm">
          <text:p/>
        </draw:line>
        <draw:frame draw:style-name="gr36" draw:text-style-name="P7" draw:layer="layout" svg:width="0.645cm" svg:height="0.573cm" svg:x="14.073cm" svg:y="20.989cm">
          <draw:text-box>
            <text:p text:style-name="P5"><text:span text:style-name="T6">@3</text:span></text:p>
          </draw:text-box>
        </draw:frame>
        <draw:line draw:style-name="gr33" draw:text-style-name="P9" draw:layer="layout" svg:x1="16.727cm" svg:y1="21.596cm" svg:x2="16.727cm" svg:y2="21.086cm">
          <text:p/>
        </draw:line>
        <draw:frame draw:style-name="gr35" draw:text-style-name="P7" draw:layer="layout" svg:width="0.662cm" svg:height="0.573cm" svg:x="15.509cm" svg:y="20.989cm">
          <draw:text-box>
            <text:p text:style-name="P5"><text:span text:style-name="T6">@4</text:span></text:p>
          </draw:text-box>
        </draw:frame>
        <draw:line draw:style-name="gr33" draw:text-style-name="P9" draw:layer="layout" svg:x1="3.119cm" svg:y1="21.603cm" svg:x2="18.155cm" svg:y2="21.603cm">
          <text:p/>
        </draw:line>
        <draw:frame draw:style-name="gr36" draw:text-style-name="P7" draw:layer="layout" svg:width="0.645cm" svg:height="0.573cm" svg:x="16.945cm" svg:y="20.989cm">
          <draw:text-box>
            <text:p text:style-name="P5"><text:span text:style-name="T6">@5</text:span></text:p>
          </draw:text-box>
        </draw:frame>
        <draw:line draw:style-name="gr33" draw:text-style-name="P9" draw:layer="layout" svg:x1="9.548cm" svg:y1="22.119cm" svg:x2="9.548cm" svg:y2="21.61cm">
          <text:p/>
        </draw:line>
        <draw:frame draw:style-name="gr37" draw:text-style-name="P7" draw:layer="layout" svg:width="1.518cm" svg:height="0.573cm" svg:x="7.594cm" svg:y="21.513cm">
          <draw:text-box>
            <text:p text:style-name="P5"><text:span text:style-name="T6">variable</text:span></text:p>
          </draw:text-box>
        </draw:frame>
        <draw:line draw:style-name="gr33" draw:text-style-name="P9" draw:layer="layout" svg:x1="10.983cm" svg:y1="22.119cm" svg:x2="10.983cm" svg:y2="21.61cm">
          <text:p/>
        </draw:line>
        <draw:frame draw:style-name="gr38" draw:text-style-name="P7" draw:layer="layout" svg:width="0.421cm" svg:height="0.573cm" svg:x="9.766cm" svg:y="21.513cm">
          <draw:text-box>
            <text:p text:style-name="P5"><text:span text:style-name="T6">a</text:span></text:p>
          </draw:text-box>
        </draw:frame>
        <draw:line draw:style-name="gr33" draw:text-style-name="P9" draw:layer="layout" svg:x1="12.419cm" svg:y1="22.119cm" svg:x2="12.419cm" svg:y2="21.61cm">
          <text:p/>
        </draw:line>
        <draw:frame draw:style-name="gr38" draw:text-style-name="P7" draw:layer="layout" svg:width="0.421cm" svg:height="0.573cm" svg:x="11.202cm" svg:y="21.513cm">
          <draw:text-box>
            <text:p text:style-name="P5"><text:span text:style-name="T6">b</text:span></text:p>
          </draw:text-box>
        </draw:frame>
        <draw:line draw:style-name="gr33" draw:text-style-name="P9" draw:layer="layout" svg:x1="13.855cm" svg:y1="22.119cm" svg:x2="13.855cm" svg:y2="21.61cm">
          <text:p/>
        </draw:line>
        <draw:frame draw:style-name="gr38" draw:text-style-name="P7" draw:layer="layout" svg:width="0.421cm" svg:height="0.573cm" svg:x="12.638cm" svg:y="21.513cm">
          <draw:text-box>
            <text:p text:style-name="P5"><text:span text:style-name="T6">c</text:span></text:p>
          </draw:text-box>
        </draw:frame>
        <draw:line draw:style-name="gr33" draw:text-style-name="P9" draw:layer="layout" svg:x1="15.291cm" svg:y1="22.119cm" svg:x2="15.291cm" svg:y2="21.61cm">
          <text:p/>
        </draw:line>
        <draw:frame draw:style-name="gr39" draw:text-style-name="P7" draw:layer="layout" svg:width="0.506cm" svg:height="0.573cm" svg:x="14.073cm" svg:y="21.513cm">
          <draw:text-box>
            <text:p text:style-name="P5"><text:span text:style-name="T6">p1</text:span></text:p>
          </draw:text-box>
        </draw:frame>
        <draw:line draw:style-name="gr33" draw:text-style-name="P9" draw:layer="layout" svg:x1="16.727cm" svg:y1="22.119cm" svg:x2="16.727cm" svg:y2="21.61cm">
          <text:p/>
        </draw:line>
        <draw:frame draw:style-name="gr40" draw:text-style-name="P7" draw:layer="layout" svg:width="0.489cm" svg:height="0.573cm" svg:x="15.509cm" svg:y="21.513cm">
          <draw:text-box>
            <text:p text:style-name="P5"><text:span text:style-name="T6">p2</text:span></text:p>
          </draw:text-box>
        </draw:frame>
        <draw:line draw:style-name="gr33" draw:text-style-name="P9" draw:layer="layout" svg:x1="3.119cm" svg:y1="22.126cm" svg:x2="18.155cm" svg:y2="22.126cm">
          <text:p/>
        </draw:line>
        <draw:frame draw:style-name="gr40" draw:text-style-name="P7" draw:layer="layout" svg:width="0.489cm" svg:height="0.573cm" svg:x="16.945cm" svg:y="21.513cm">
          <draw:text-box>
            <text:p text:style-name="P5"><text:span text:style-name="T6">p3</text:span></text:p>
          </draw:text-box>
        </draw:frame>
        <draw:line draw:style-name="gr33" draw:text-style-name="P9" draw:layer="layout" svg:x1="9.548cm" svg:y1="22.643cm" svg:x2="9.548cm" svg:y2="22.133cm">
          <text:p/>
        </draw:line>
        <draw:frame draw:style-name="gr41" draw:text-style-name="P7" draw:layer="layout" svg:width="1.971cm" svg:height="0.573cm" svg:x="3.33cm" svg:y="22.036cm">
          <draw:text-box>
            <text:p text:style-name="P5"><text:span text:style-name="T6">int a=3, b;</text:span></text:p>
          </draw:text-box>
        </draw:frame>
        <draw:line draw:style-name="gr33" draw:text-style-name="P9" draw:layer="layout" svg:x1="10.983cm" svg:y1="22.643cm" svg:x2="10.983cm" svg:y2="22.133cm">
          <text:p/>
        </draw:line>
        <draw:frame draw:style-name="gr38" draw:text-style-name="P7" draw:layer="layout" svg:width="0.421cm" svg:height="0.573cm" svg:x="9.766cm" svg:y="22.036cm">
          <draw:text-box>
            <text:p text:style-name="P5"><text:span text:style-name="T6">3</text:span></text:p>
          </draw:text-box>
        </draw:frame>
        <draw:line draw:style-name="gr33" draw:text-style-name="P9" draw:layer="layout" svg:x1="12.419cm" svg:y1="22.643cm" svg:x2="12.419cm" svg:y2="22.133cm">
          <text:p/>
        </draw:line>
        <draw:frame draw:style-name="gr38" draw:text-style-name="P7" draw:layer="layout" svg:width="0.421cm" svg:height="0.573cm" svg:x="11.419cm" svg:y="22.036cm">
          <draw:text-box>
            <text:p text:style-name="P5"><text:span text:style-name="T6">?</text:span></text:p>
          </draw:text-box>
        </draw:frame>
        <draw:line draw:style-name="gr33" draw:text-style-name="P9" draw:layer="layout" svg:x1="13.855cm" svg:y1="22.643cm" svg:x2="13.855cm" svg:y2="22.133cm">
          <text:p/>
        </draw:line>
        <draw:frame draw:style-name="gr42" draw:text-style-name="P7" draw:layer="layout" svg:width="0.785cm" svg:height="0.573cm" svg:x="12.638cm" svg:y="22.036cm">
          <draw:text-box>
            <text:p text:style-name="P5"><text:span text:style-name="T6">NDF</text:span></text:p>
          </draw:text-box>
        </draw:frame>
        <draw:line draw:style-name="gr33" draw:text-style-name="P9" draw:layer="layout" svg:x1="15.291cm" svg:y1="22.643cm" svg:x2="15.291cm" svg:y2="22.133cm">
          <text:p/>
        </draw:line>
        <draw:frame draw:style-name="gr42" draw:text-style-name="P7" draw:layer="layout" svg:width="0.785cm" svg:height="0.573cm" svg:x="14.073cm" svg:y="22.036cm">
          <draw:text-box>
            <text:p text:style-name="P5"><text:span text:style-name="T6">NDF</text:span></text:p>
          </draw:text-box>
        </draw:frame>
        <draw:line draw:style-name="gr33" draw:text-style-name="P9" draw:layer="layout" svg:x1="16.727cm" svg:y1="22.643cm" svg:x2="16.727cm" svg:y2="22.133cm">
          <text:p/>
        </draw:line>
        <draw:frame draw:style-name="gr42" draw:text-style-name="P7" draw:layer="layout" svg:width="0.785cm" svg:height="0.573cm" svg:x="15.509cm" svg:y="22.036cm">
          <draw:text-box>
            <text:p text:style-name="P5"><text:span text:style-name="T6">NDF</text:span></text:p>
          </draw:text-box>
        </draw:frame>
        <draw:line draw:style-name="gr33" draw:text-style-name="P9" draw:layer="layout" svg:x1="3.119cm" svg:y1="22.65cm" svg:x2="18.155cm" svg:y2="22.65cm">
          <text:p/>
        </draw:line>
        <draw:frame draw:style-name="gr42" draw:text-style-name="P7" draw:layer="layout" svg:width="0.785cm" svg:height="0.573cm" svg:x="16.945cm" svg:y="22.036cm">
          <draw:text-box>
            <text:p text:style-name="P5"><text:span text:style-name="T6">NDF</text:span></text:p>
          </draw:text-box>
        </draw:frame>
        <draw:line draw:style-name="gr33" draw:text-style-name="P9" draw:layer="layout" svg:x1="9.548cm" svg:y1="23.167cm" svg:x2="9.548cm" svg:y2="22.657cm">
          <text:p/>
        </draw:line>
        <draw:frame draw:style-name="gr43" draw:text-style-name="P7" draw:layer="layout" svg:width="4.925cm" svg:height="0.573cm" svg:x="3.33cm" svg:y="22.56cm">
          <draw:text-box>
            <text:p text:style-name="P5"><text:span text:style-name="T6">int *p1 = &amp;a, *p2 = NULL;</text:span></text:p>
          </draw:text-box>
        </draw:frame>
        <draw:line draw:style-name="gr33" draw:text-style-name="P9" draw:layer="layout" svg:x1="10.983cm" svg:y1="23.167cm" svg:x2="10.983cm" svg:y2="22.657cm">
          <text:p/>
        </draw:line>
        <draw:frame draw:style-name="gr38" draw:text-style-name="P7" draw:layer="layout" svg:width="0.421cm" svg:height="0.573cm" svg:x="9.766cm" svg:y="22.56cm">
          <draw:text-box>
            <text:p text:style-name="P5"><text:span text:style-name="T6">3</text:span></text:p>
          </draw:text-box>
        </draw:frame>
        <draw:line draw:style-name="gr33" draw:text-style-name="P9" draw:layer="layout" svg:x1="12.419cm" svg:y1="23.167cm" svg:x2="12.419cm" svg:y2="22.657cm">
          <text:p/>
        </draw:line>
        <draw:frame draw:style-name="gr38" draw:text-style-name="P7" draw:layer="layout" svg:width="0.421cm" svg:height="0.573cm" svg:x="11.419cm" svg:y="22.56cm">
          <draw:text-box>
            <text:p text:style-name="P5"><text:span text:style-name="T6">?</text:span></text:p>
          </draw:text-box>
        </draw:frame>
        <draw:line draw:style-name="gr33" draw:text-style-name="P9" draw:layer="layout" svg:x1="13.855cm" svg:y1="23.167cm" svg:x2="13.855cm" svg:y2="22.657cm">
          <text:p/>
        </draw:line>
        <draw:frame draw:style-name="gr42" draw:text-style-name="P7" draw:layer="layout" svg:width="0.785cm" svg:height="0.573cm" svg:x="12.638cm" svg:y="22.56cm">
          <draw:text-box>
            <text:p text:style-name="P5"><text:span text:style-name="T6">NDF</text:span></text:p>
          </draw:text-box>
        </draw:frame>
        <draw:line draw:style-name="gr33" draw:text-style-name="P9" draw:layer="layout" svg:x1="15.291cm" svg:y1="23.167cm" svg:x2="15.291cm" svg:y2="22.657cm">
          <text:p/>
        </draw:line>
        <draw:frame draw:style-name="gr35" draw:text-style-name="P7" draw:layer="layout" svg:width="0.662cm" svg:height="0.573cm" svg:x="14.073cm" svg:y="22.56cm">
          <draw:text-box>
            <text:p text:style-name="P5"><text:span text:style-name="T6">@0</text:span></text:p>
          </draw:text-box>
        </draw:frame>
        <draw:line draw:style-name="gr33" draw:text-style-name="P9" draw:layer="layout" svg:x1="16.727cm" svg:y1="23.167cm" svg:x2="16.727cm" svg:y2="22.657cm">
          <text:p/>
        </draw:line>
        <draw:frame draw:style-name="gr44" draw:text-style-name="P7" draw:layer="layout" svg:width="1.014cm" svg:height="0.573cm" svg:x="15.509cm" svg:y="22.56cm">
          <draw:text-box>
            <text:p text:style-name="P5"><text:span text:style-name="T6">NULL</text:span></text:p>
          </draw:text-box>
        </draw:frame>
        <draw:line draw:style-name="gr33" draw:text-style-name="P9" draw:layer="layout" svg:x1="3.119cm" svg:y1="23.174cm" svg:x2="18.155cm" svg:y2="23.174cm">
          <text:p/>
        </draw:line>
        <draw:frame draw:style-name="gr42" draw:text-style-name="P7" draw:layer="layout" svg:width="0.785cm" svg:height="0.573cm" svg:x="16.945cm" svg:y="22.56cm">
          <draw:text-box>
            <text:p text:style-name="P5"><text:span text:style-name="T6">NDF</text:span></text:p>
          </draw:text-box>
        </draw:frame>
        <draw:line draw:style-name="gr33" draw:text-style-name="P9" draw:layer="layout" svg:x1="9.548cm" svg:y1="23.69cm" svg:x2="9.548cm" svg:y2="23.181cm">
          <text:p/>
        </draw:line>
        <draw:line draw:style-name="gr33" draw:text-style-name="P9" draw:layer="layout" svg:x1="10.983cm" svg:y1="23.69cm" svg:x2="10.983cm" svg:y2="23.181cm">
          <text:p/>
        </draw:line>
        <draw:line draw:style-name="gr33" draw:text-style-name="P9" draw:layer="layout" svg:x1="12.419cm" svg:y1="23.69cm" svg:x2="12.419cm" svg:y2="23.181cm">
          <text:p/>
        </draw:line>
        <draw:line draw:style-name="gr33" draw:text-style-name="P9" draw:layer="layout" svg:x1="13.855cm" svg:y1="23.69cm" svg:x2="13.855cm" svg:y2="23.181cm">
          <text:p/>
        </draw:line>
        <draw:line draw:style-name="gr33" draw:text-style-name="P9" draw:layer="layout" svg:x1="15.291cm" svg:y1="23.69cm" svg:x2="15.291cm" svg:y2="23.181cm">
          <text:p/>
        </draw:line>
        <draw:line draw:style-name="gr33" draw:text-style-name="P9" draw:layer="layout" svg:x1="16.727cm" svg:y1="23.69cm" svg:x2="16.727cm" svg:y2="23.181cm">
          <text:p/>
        </draw:line>
        <draw:line draw:style-name="gr33" draw:text-style-name="P9" draw:layer="layout" svg:x1="3.119cm" svg:y1="23.697cm" svg:x2="18.155cm" svg:y2="23.697cm">
          <text:p/>
        </draw:line>
        <draw:frame draw:style-name="gr45" draw:text-style-name="P7" draw:layer="layout" svg:width="2.241cm" svg:height="0.573cm" svg:x="3.33cm" svg:y="23.084cm">
          <draw:text-box>
            <text:p text:style-name="P5"><text:span text:style-name="T6">char c = ’z’;</text:span></text:p>
          </draw:text-box>
        </draw:frame>
        <draw:line draw:style-name="gr33" draw:text-style-name="P9" draw:layer="layout" svg:x1="9.548cm" svg:y1="24.214cm" svg:x2="9.548cm" svg:y2="23.704cm">
          <text:p/>
        </draw:line>
        <draw:line draw:style-name="gr33" draw:text-style-name="P9" draw:layer="layout" svg:x1="10.983cm" svg:y1="24.214cm" svg:x2="10.983cm" svg:y2="23.704cm">
          <text:p/>
        </draw:line>
        <draw:line draw:style-name="gr33" draw:text-style-name="P9" draw:layer="layout" svg:x1="12.419cm" svg:y1="24.214cm" svg:x2="12.419cm" svg:y2="23.704cm">
          <text:p/>
        </draw:line>
        <draw:line draw:style-name="gr33" draw:text-style-name="P9" draw:layer="layout" svg:x1="13.855cm" svg:y1="24.214cm" svg:x2="13.855cm" svg:y2="23.704cm">
          <text:p/>
        </draw:line>
        <draw:line draw:style-name="gr33" draw:text-style-name="P9" draw:layer="layout" svg:x1="15.291cm" svg:y1="24.214cm" svg:x2="15.291cm" svg:y2="23.704cm">
          <text:p/>
        </draw:line>
        <draw:line draw:style-name="gr33" draw:text-style-name="P9" draw:layer="layout" svg:x1="16.727cm" svg:y1="24.214cm" svg:x2="16.727cm" svg:y2="23.704cm">
          <text:p/>
        </draw:line>
        <draw:line draw:style-name="gr33" draw:text-style-name="P9" draw:layer="layout" svg:x1="3.119cm" svg:y1="24.221cm" svg:x2="18.155cm" svg:y2="24.221cm">
          <text:p/>
        </draw:line>
        <draw:frame draw:style-name="gr46" draw:text-style-name="P7" draw:layer="layout" svg:width="2.796cm" svg:height="0.573cm" svg:x="3.33cm" svg:y="23.607cm">
          <draw:text-box>
            <text:p text:style-name="P5"><text:span text:style-name="T6">char *p3 = &amp;c;</text:span></text:p>
          </draw:text-box>
        </draw:frame>
        <draw:line draw:style-name="gr33" draw:text-style-name="P9" draw:layer="layout" svg:x1="9.548cm" svg:y1="24.738cm" svg:x2="9.548cm" svg:y2="24.228cm">
          <text:p/>
        </draw:line>
        <draw:line draw:style-name="gr33" draw:text-style-name="P9" draw:layer="layout" svg:x1="10.983cm" svg:y1="24.738cm" svg:x2="10.983cm" svg:y2="24.228cm">
          <text:p/>
        </draw:line>
        <draw:line draw:style-name="gr33" draw:text-style-name="P9" draw:layer="layout" svg:x1="12.419cm" svg:y1="24.738cm" svg:x2="12.419cm" svg:y2="24.228cm">
          <text:p/>
        </draw:line>
        <draw:line draw:style-name="gr33" draw:text-style-name="P9" draw:layer="layout" svg:x1="13.855cm" svg:y1="24.738cm" svg:x2="13.855cm" svg:y2="24.228cm">
          <text:p/>
        </draw:line>
        <draw:line draw:style-name="gr33" draw:text-style-name="P9" draw:layer="layout" svg:x1="15.291cm" svg:y1="24.738cm" svg:x2="15.291cm" svg:y2="24.228cm">
          <text:p/>
        </draw:line>
        <draw:line draw:style-name="gr33" draw:text-style-name="P9" draw:layer="layout" svg:x1="16.727cm" svg:y1="24.738cm" svg:x2="16.727cm" svg:y2="24.228cm">
          <text:p/>
        </draw:line>
        <draw:line draw:style-name="gr33" draw:text-style-name="P9" draw:layer="layout" svg:x1="3.119cm" svg:y1="24.745cm" svg:x2="18.155cm" svg:y2="24.745cm">
          <text:p/>
        </draw:line>
        <draw:frame draw:style-name="gr47" draw:text-style-name="P7" draw:layer="layout" svg:width="1.721cm" svg:height="0.573cm" svg:x="3.33cm" svg:y="24.131cm">
          <draw:text-box>
            <text:p text:style-name="P5"><text:span text:style-name="T6">*p3 = ’r’;</text:span></text:p>
          </draw:text-box>
        </draw:frame>
        <draw:line draw:style-name="gr33" draw:text-style-name="P9" draw:layer="layout" svg:x1="9.548cm" svg:y1="25.261cm" svg:x2="9.548cm" svg:y2="24.752cm">
          <text:p/>
        </draw:line>
        <draw:line draw:style-name="gr33" draw:text-style-name="P9" draw:layer="layout" svg:x1="10.983cm" svg:y1="25.261cm" svg:x2="10.983cm" svg:y2="24.752cm">
          <text:p/>
        </draw:line>
        <draw:line draw:style-name="gr33" draw:text-style-name="P9" draw:layer="layout" svg:x1="12.419cm" svg:y1="25.261cm" svg:x2="12.419cm" svg:y2="24.752cm">
          <text:p/>
        </draw:line>
        <draw:line draw:style-name="gr33" draw:text-style-name="P9" draw:layer="layout" svg:x1="13.855cm" svg:y1="25.261cm" svg:x2="13.855cm" svg:y2="24.752cm">
          <text:p/>
        </draw:line>
        <draw:line draw:style-name="gr33" draw:text-style-name="P9" draw:layer="layout" svg:x1="15.291cm" svg:y1="25.261cm" svg:x2="15.291cm" svg:y2="24.752cm">
          <text:p/>
        </draw:line>
        <draw:line draw:style-name="gr33" draw:text-style-name="P9" draw:layer="layout" svg:x1="16.727cm" svg:y1="25.261cm" svg:x2="16.727cm" svg:y2="24.752cm">
          <text:p/>
        </draw:line>
        <draw:line draw:style-name="gr33" draw:text-style-name="P9" draw:layer="layout" svg:x1="3.119cm" svg:y1="25.268cm" svg:x2="18.155cm" svg:y2="25.268cm">
          <text:p/>
        </draw:line>
        <draw:frame draw:style-name="gr48" draw:text-style-name="P7" draw:layer="layout" svg:width="1.666cm" svg:height="0.573cm" svg:x="3.33cm" svg:y="24.655cm">
          <draw:text-box>
            <text:p text:style-name="P5"><text:span text:style-name="T6">p2 = &amp;b;</text:span></text:p>
          </draw:text-box>
        </draw:frame>
        <draw:line draw:style-name="gr33" draw:text-style-name="P9" draw:layer="layout" svg:x1="9.548cm" svg:y1="25.785cm" svg:x2="9.548cm" svg:y2="25.275cm">
          <text:p/>
        </draw:line>
        <draw:line draw:style-name="gr33" draw:text-style-name="P9" draw:layer="layout" svg:x1="10.983cm" svg:y1="25.785cm" svg:x2="10.983cm" svg:y2="25.275cm">
          <text:p/>
        </draw:line>
        <draw:line draw:style-name="gr33" draw:text-style-name="P9" draw:layer="layout" svg:x1="12.419cm" svg:y1="25.785cm" svg:x2="12.419cm" svg:y2="25.275cm">
          <text:p/>
        </draw:line>
        <draw:line draw:style-name="gr33" draw:text-style-name="P9" draw:layer="layout" svg:x1="13.855cm" svg:y1="25.785cm" svg:x2="13.855cm" svg:y2="25.275cm">
          <text:p/>
        </draw:line>
        <draw:line draw:style-name="gr33" draw:text-style-name="P9" draw:layer="layout" svg:x1="15.291cm" svg:y1="25.785cm" svg:x2="15.291cm" svg:y2="25.275cm">
          <text:p/>
        </draw:line>
        <draw:line draw:style-name="gr33" draw:text-style-name="P9" draw:layer="layout" svg:x1="16.727cm" svg:y1="25.785cm" svg:x2="16.727cm" svg:y2="25.275cm">
          <text:p/>
        </draw:line>
        <draw:line draw:style-name="gr33" draw:text-style-name="P9" draw:layer="layout" svg:x1="3.119cm" svg:y1="25.792cm" svg:x2="18.155cm" svg:y2="25.792cm">
          <text:p/>
        </draw:line>
        <draw:frame draw:style-name="gr49" draw:text-style-name="P7" draw:layer="layout" svg:width="1.568cm" svg:height="0.573cm" svg:x="3.33cm" svg:y="25.178cm">
          <draw:text-box>
            <text:p text:style-name="P5"><text:span text:style-name="T6">*p2 = 9;</text:span></text:p>
          </draw:text-box>
        </draw:frame>
        <draw:line draw:style-name="gr33" draw:text-style-name="P9" draw:layer="layout" svg:x1="9.548cm" svg:y1="26.309cm" svg:x2="9.548cm" svg:y2="25.799cm">
          <text:p/>
        </draw:line>
        <draw:line draw:style-name="gr33" draw:text-style-name="P9" draw:layer="layout" svg:x1="10.983cm" svg:y1="26.309cm" svg:x2="10.983cm" svg:y2="25.799cm">
          <text:p/>
        </draw:line>
        <draw:line draw:style-name="gr33" draw:text-style-name="P9" draw:layer="layout" svg:x1="12.419cm" svg:y1="26.309cm" svg:x2="12.419cm" svg:y2="25.799cm">
          <text:p/>
        </draw:line>
        <draw:line draw:style-name="gr33" draw:text-style-name="P9" draw:layer="layout" svg:x1="13.855cm" svg:y1="26.309cm" svg:x2="13.855cm" svg:y2="25.799cm">
          <text:p/>
        </draw:line>
        <draw:line draw:style-name="gr33" draw:text-style-name="P9" draw:layer="layout" svg:x1="15.291cm" svg:y1="26.309cm" svg:x2="15.291cm" svg:y2="25.799cm">
          <text:p/>
        </draw:line>
        <draw:line draw:style-name="gr33" draw:text-style-name="P9" draw:layer="layout" svg:x1="16.727cm" svg:y1="26.309cm" svg:x2="16.727cm" svg:y2="25.799cm">
          <text:p/>
        </draw:line>
        <draw:line draw:style-name="gr33" draw:text-style-name="P9" draw:layer="layout" svg:x1="3.119cm" svg:y1="26.316cm" svg:x2="18.155cm" svg:y2="26.316cm">
          <text:p/>
        </draw:line>
        <draw:frame draw:style-name="gr50" draw:text-style-name="P7" draw:layer="layout" svg:width="2.021cm" svg:height="0.573cm" svg:x="3.33cm" svg:y="25.702cm">
          <draw:text-box>
            <text:p text:style-name="P5"><text:span text:style-name="T6">*p2 = *p1;</text:span></text:p>
          </draw:text-box>
        </draw:frame>
        <draw:line draw:style-name="gr33" draw:text-style-name="P9" draw:layer="layout" svg:x1="9.548cm" svg:y1="26.832cm" svg:x2="9.548cm" svg:y2="26.323cm">
          <text:p/>
        </draw:line>
        <draw:line draw:style-name="gr33" draw:text-style-name="P9" draw:layer="layout" svg:x1="10.983cm" svg:y1="26.832cm" svg:x2="10.983cm" svg:y2="26.323cm">
          <text:p/>
        </draw:line>
        <draw:line draw:style-name="gr33" draw:text-style-name="P9" draw:layer="layout" svg:x1="12.419cm" svg:y1="26.832cm" svg:x2="12.419cm" svg:y2="26.323cm">
          <text:p/>
        </draw:line>
        <draw:line draw:style-name="gr33" draw:text-style-name="P9" draw:layer="layout" svg:x1="13.855cm" svg:y1="26.832cm" svg:x2="13.855cm" svg:y2="26.323cm">
          <text:p/>
        </draw:line>
        <draw:line draw:style-name="gr33" draw:text-style-name="P9" draw:layer="layout" svg:x1="15.291cm" svg:y1="26.832cm" svg:x2="15.291cm" svg:y2="26.323cm">
          <text:p/>
        </draw:line>
        <draw:line draw:style-name="gr33" draw:text-style-name="P9" draw:layer="layout" svg:x1="16.727cm" svg:y1="26.832cm" svg:x2="16.727cm" svg:y2="26.323cm">
          <text:p/>
        </draw:line>
        <draw:line draw:style-name="gr33" draw:text-style-name="P9" draw:layer="layout" svg:x1="3.119cm" svg:y1="26.839cm" svg:x2="18.155cm" svg:y2="26.839cm">
          <text:p/>
        </draw:line>
        <draw:frame draw:style-name="gr51" draw:text-style-name="P7" draw:layer="layout" svg:width="1.585cm" svg:height="0.573cm" svg:x="3.33cm" svg:y="26.226cm">
          <draw:text-box>
            <text:p text:style-name="P5"><text:span text:style-name="T6">*p1 = 8;</text:span></text:p>
          </draw:text-box>
        </draw:frame>
        <draw:line draw:style-name="gr33" draw:text-style-name="P9" draw:layer="layout" svg:x1="9.548cm" svg:y1="27.356cm" svg:x2="9.548cm" svg:y2="26.846cm">
          <text:p/>
        </draw:line>
        <draw:line draw:style-name="gr33" draw:text-style-name="P9" draw:layer="layout" svg:x1="10.983cm" svg:y1="27.356cm" svg:x2="10.983cm" svg:y2="26.846cm">
          <text:p/>
        </draw:line>
        <draw:line draw:style-name="gr33" draw:text-style-name="P9" draw:layer="layout" svg:x1="12.419cm" svg:y1="27.356cm" svg:x2="12.419cm" svg:y2="26.846cm">
          <text:p/>
        </draw:line>
        <draw:line draw:style-name="gr33" draw:text-style-name="P9" draw:layer="layout" svg:x1="13.855cm" svg:y1="27.356cm" svg:x2="13.855cm" svg:y2="26.846cm">
          <text:p/>
        </draw:line>
        <draw:line draw:style-name="gr33" draw:text-style-name="P9" draw:layer="layout" svg:x1="15.291cm" svg:y1="27.356cm" svg:x2="15.291cm" svg:y2="26.846cm">
          <text:p/>
        </draw:line>
        <draw:line draw:style-name="gr33" draw:text-style-name="P9" draw:layer="layout" svg:x1="16.727cm" svg:y1="27.356cm" svg:x2="16.727cm" svg:y2="26.846cm">
          <text:p/>
        </draw:line>
        <draw:polygon draw:style-name="gr52" draw:text-style-name="P10" draw:layer="layout" svg:width="0.106cm" svg:height="0.635cm" svg:x="2.499cm" svg:y="27.746cm" svg:viewBox="0 0 107 636" draw:points="0,636 107,636 107,0 0,0">
          <text:p/>
        </draw:polygon>
        <draw:frame draw:style-name="gr53" draw:text-style-name="P7" draw:layer="layout" svg:width="3.77cm" svg:height="0.573cm" svg:x="3.33cm" svg:y="26.749cm">
          <draw:text-box>
            <text:p text:style-name="P5"><text:span text:style-name="T6">*p1 = *p2 = *p3+5;</text:span></text:p>
          </draw:text-box>
        </draw:frame>
        <draw:frame draw:style-name="gr38" draw:text-style-name="P7" draw:layer="layout" svg:width="0.421cm" svg:height="0.573cm" svg:x="2.743cm" svg:y="27.746cm">
          <draw:text-box>
            <text:p text:style-name="P5"><text:span text:style-name="T5">1</text:span></text:p>
          </draw:text-box>
        </draw:frame>
        <draw:frame draw:style-name="gr54" draw:text-style-name="P7" draw:layer="layout" svg:width="0.988cm" svg:height="0.573cm" svg:x="17.68cm" svg:y="27.746cm">
          <draw:text-box>
            <text:p text:style-name="P5"><text:span text:style-name="T7">esiea</text:span></text:p>
          </draw:text-box>
        </draw:frame>
        <draw:frame draw:style-name="gr55" draw:text-style-name="P12" draw:layer="layout" svg:width="1.3cm" svg:height="4.401cm" svg:x="9.628cm" svg:y="23.383cm">
          <draw:text-box>
            <text:p text:style-name="P11"><text:span text:style-name="T8">3</text:span></text:p>
            <text:p text:style-name="P11"><text:span text:style-name="T8">3</text:span></text:p>
            <text:p text:style-name="P11"><text:span text:style-name="T8">3</text:span></text:p>
            <text:p text:style-name="P11"><text:span text:style-name="T8">3</text:span></text:p>
            <text:p text:style-name="P11"><text:span text:style-name="T8">3</text:span></text:p>
            <text:p text:style-name="P11"><text:span text:style-name="T8">3</text:span></text:p>
            <text:p text:style-name="P11"><text:span text:style-name="T8">8</text:span></text:p>
            <text:p text:style-name="P11"><text:span text:style-name="T8">r + 5</text:span></text:p>
            <text:p text:style-name="P11"><text:span text:style-name="T8"><text:tab/></text:span></text:p>
          </draw:text-box>
        </draw:frame>
        <draw:frame draw:style-name="gr55" draw:text-style-name="P13" draw:layer="layout" svg:width="6.9cm" svg:height="4.401cm" svg:x="11.1cm" svg:y="23.3cm">
          <draw:text-box>
            <text:p text:style-name="P11"><text:span text:style-name="T8">?</text:span><text:span text:style-name="T8"><text:tab/></text:span><text:span text:style-name="T8"> <text:s/>z</text:span><text:span text:style-name="T8"><text:tab/></text:span><text:span text:style-name="T8"> <text:s text:c="2"/>@0</text:span><text:span text:style-name="T8"><text:tab/></text:span><text:span text:style-name="T8"> <text:s text:c="5"/>NULL <text:s text:c="4"/>NDF</text:span></text:p>
            <text:p text:style-name="P11"><text:span text:style-name="T8">?</text:span><text:span text:style-name="T8"><text:tab/></text:span><text:span text:style-name="T8"> <text:s text:c="2"/>z</text:span><text:span text:style-name="T8"><text:tab/></text:span><text:span text:style-name="T8"> <text:s text:c="3"/>@0</text:span><text:span text:style-name="T8"><text:tab/></text:span><text:span text:style-name="T8"> <text:s text:c="5"/>NULL <text:s text:c="6"/>@2</text:span></text:p>
            <text:p text:style-name="P11"><text:span text:style-name="T8">?</text:span><text:span text:style-name="T8"><text:tab/></text:span><text:span text:style-name="T8"> <text:s text:c="2"/>r</text:span><text:span text:style-name="T8"><text:tab/></text:span><text:span text:style-name="T8"> <text:s text:c="3"/>@0</text:span><text:span text:style-name="T8"><text:tab/></text:span><text:span text:style-name="T8"> <text:s text:c="4"/>NULL <text:s text:c="7"/>@2</text:span></text:p>
            <text:p text:style-name="P11"><text:span text:style-name="T8">?</text:span><text:span text:style-name="T8"><text:tab/></text:span><text:span text:style-name="T8"> <text:s/>r</text:span><text:span text:style-name="T8"><text:tab/></text:span><text:span text:style-name="T8"> <text:s text:c="3"/>@0</text:span><text:span text:style-name="T8"><text:tab/></text:span><text:span text:style-name="T8"> <text:s text:c="6"/>@1</text:span><text:span text:style-name="T8"><text:tab/></text:span><text:span text:style-name="T8"><text:tab/></text:span><text:span text:style-name="T8">@2</text:span></text:p>
            <text:p text:style-name="P11"><text:span text:style-name="T8">9</text:span><text:span text:style-name="T8"><text:tab/></text:span><text:span text:style-name="T8"> <text:s/>r</text:span><text:span text:style-name="T8"><text:tab/></text:span><text:span text:style-name="T8"> <text:s text:c="3"/>@0</text:span><text:span text:style-name="T8"><text:tab/></text:span><text:span text:style-name="T8"> <text:s text:c="5"/>@1</text:span><text:span text:style-name="T8"><text:tab/></text:span><text:span text:style-name="T8"><text:tab/></text:span><text:span text:style-name="T8">@2</text:span></text:p>
            <text:p text:style-name="P11"><text:span text:style-name="T8">3</text:span><text:span text:style-name="T8"><text:tab/></text:span><text:span text:style-name="T8"> <text:s/>r <text:s text:c="14"/>@0</text:span><text:span text:style-name="T8"><text:tab/></text:span><text:span text:style-name="T8"> <text:s text:c="5"/>@1</text:span><text:span text:style-name="T8"><text:tab/></text:span><text:span text:style-name="T8"><text:tab/></text:span><text:span text:style-name="T8">@2</text:span></text:p>
            <text:p text:style-name="P11"><text:span text:style-name="T8">3</text:span><text:span text:style-name="T8"><text:tab/></text:span><text:span text:style-name="T8"> <text:s/>r</text:span><text:span text:style-name="T8"><text:tab/></text:span><text:span text:style-name="T8"> <text:s text:c="5"/>@0</text:span><text:span text:style-name="T8"><text:tab/></text:span><text:span text:style-name="T8"> <text:s text:c="6"/>@1  <text:s text:c="11"/>@2</text:span></text:p>
            <text:p text:style-name="P11"><text:span text:style-name="T8">r +5</text:span><text:span text:style-name="T8"><text:tab/></text:span><text:span text:style-name="T8"> <text:s/>r +5</text:span><text:span text:style-name="T8"><text:tab/></text:span><text:span text:style-name="T8"> <text:s text:c="5"/>@0 <text:s text:c="8"/>@1 <text:s text:c="11"/>@2</text:span><text:span text:style-name="T8"><text:tab/></text:span><text:span text:style-name="T8"><text:tab/></text:span><text:span text:style-name="T8"><text:tab/></text:span><text:span text:style-name="T8"> <text:s text:c="7"/></text:span></text:p>
          </draw:text-box>
        </draw:frame>
      </draw:page>
      <draw:page draw:name="page2" draw:style-name="dp1" draw:master-page-name="master-page44">
        <draw:path draw:style-name="gr4" draw:text-style-name="P4" draw:layer="layout" svg:width="2.909cm" svg:height="0.141cm" svg:x="2.499cm" svg:y="2.39cm" svg:viewBox="0 0 2910 142" svg:d="M0 0h839c38 0 70 32 70 72v17h1948c29 0 53 24 53 53h-2839c-39 0-71-32-71-70z">
          <text:p/>
        </draw:path>
        <draw:frame draw:style-name="gr11" draw:text-style-name="P6" draw:layer="layout" svg:width="0.561cm" svg:height="0.763cm" svg:x="2.5cm" svg:y="2.612cm">
          <draw:text-box>
            <text:p text:style-name="P5"><text:span text:style-name="T4">3.</text:span></text:p>
          </draw:text-box>
        </draw:frame>
        <draw:frame draw:style-name="gr56" draw:text-style-name="P6" draw:layer="layout" svg:width="6.843cm" svg:height="0.763cm" svg:x="3.408cm" svg:y="2.612cm">
          <draw:text-box>
            <text:p text:style-name="P5"><text:span text:style-name="T4">Manipulation de pointeurs</text:span></text:p>
          </draw:text-box>
        </draw:frame>
        <draw:frame draw:style-name="gr57" draw:text-style-name="P7" draw:layer="layout" svg:width="15.361cm" svg:height="0.573cm" svg:x="3.119cm" svg:y="3.691cm">
          <draw:text-box>
            <text:p text:style-name="P5"><text:span text:style-name="T5">Cette série de questions a pour unique but de vous faire manipuler les bases des</text:span></text:p>
          </draw:text-box>
        </draw:frame>
        <draw:frame draw:style-name="gr58" draw:text-style-name="P7" draw:layer="layout" svg:width="16.88cm" svg:height="0.573cm" svg:x="2.5cm" svg:y="4.2cm">
          <draw:text-box>
            <text:p text:style-name="P5"><text:span text:style-name="T5">pointeurs. Mêmes s’ils sont quelque peu rébarbatifs, sollicitez votre chargé de TD </text:span><text:span text:style-name="T5">afin de</text:span></text:p>
          </draw:text-box>
        </draw:frame>
        <draw:frame draw:style-name="gr59" draw:text-style-name="P7" draw:layer="layout" svg:width="11.258cm" svg:height="0.573cm" svg:x="2.5cm" svg:y="4.71cm">
          <draw:text-box>
            <text:p text:style-name="P5"><text:span text:style-name="T5">vérifier l’exactitude de votre code pour chacun d’entre eux.</text:span></text:p>
          </draw:text-box>
        </draw:frame>
        <draw:frame draw:style-name="gr60" draw:text-style-name="P7" draw:layer="layout" svg:width="11.665cm" svg:height="0.573cm" svg:x="3.119cm" svg:y="5.401cm">
          <draw:text-box>
            <text:p text:style-name="P5"><text:span text:style-name="T5">— </text:span><text:span text:style-name="T5">Déclarez une variable</text:span><text:span text:style-name="T6"> a</text:span><text:span text:style-name="T5"> et un pointeur</text:span><text:span text:style-name="T6"> p_a</text:span><text:span text:style-name="T5"> de types entier.</text:span></text:p>
          </draw:text-box>
        </draw:frame>
        <draw:frame draw:style-name="gr61" draw:text-style-name="P7" draw:layer="layout" svg:width="3.964cm" svg:height="0.573cm" svg:x="14.665cm" svg:y="5.401cm">
          <draw:text-box>
            <text:p text:style-name="P5"><text:span text:style-name="T5">Affectez à la variable</text:span></text:p>
          </draw:text-box>
        </draw:frame>
        <draw:frame draw:style-name="gr62" draw:text-style-name="P7" draw:layer="layout" svg:width="4.896cm" svg:height="0.573cm" svg:x="3.739cm" svg:y="5.911cm">
          <draw:text-box>
            <text:p text:style-name="P5"><text:span text:style-name="T6">a</text:span><text:span text:style-name="T5"> la valeur de votre choix.</text:span></text:p>
          </draw:text-box>
        </draw:frame>
        <draw:frame draw:style-name="gr63" draw:text-style-name="P7" draw:layer="layout" svg:width="16.207cm" svg:height="0.573cm" svg:x="3.119cm" svg:y="6.421cm">
          <draw:text-box>
            <text:p text:style-name="P5"><text:span text:style-name="T5">— </text:span><text:span text:style-name="T5">A l’aide de courtes instructions, affichez la valeur de votre variable de deux façons</text:span></text:p>
          </draw:text-box>
        </draw:frame>
        <draw:frame draw:style-name="gr64" draw:text-style-name="P7" draw:layer="layout" svg:width="12.769cm" svg:height="0.573cm" svg:x="3.739cm" svg:y="6.93cm">
          <draw:text-box>
            <text:p text:style-name="P5"><text:span text:style-name="T5">différentes (toujours en utilisant la fonction</text:span><text:span text:style-name="T6"> printf()</text:span><text:span text:style-name="T5"> bien entendu) ;</text:span></text:p>
          </draw:text-box>
        </draw:frame>
        <draw:frame draw:style-name="gr65" draw:text-style-name="P7" draw:layer="layout" svg:width="15.813cm" svg:height="0.573cm" svg:x="3.187cm" svg:y="7.427cm">
          <draw:text-box>
            <text:p text:style-name="P5"><text:span text:style-name="T5">— </text:span><text:span text:style-name="T5">Affectez à votre pointeur la valeur NULL puis rédigez une instruction permettant</text:span></text:p>
          </draw:text-box>
        </draw:frame>
        <draw:frame draw:style-name="gr66" draw:text-style-name="P7" draw:layer="layout" svg:width="12.846cm" svg:height="1.145cm" svg:x="3.739cm" svg:y="7.949cm">
          <draw:text-box>
            <text:p text:style-name="P5"><text:span text:style-name="T5">de mettre la valeur 10 à l’endroit où il pointe. Expliquez le résultat. </text:span></text:p>
            <text:p text:style-name="P5"><text:span text:style-name="T5">ERREUR DE SEGMENTATION impossible de mettre 10 a NULL. </text:span></text:p>
          </draw:text-box>
        </draw:frame>
        <draw:frame draw:style-name="gr67" draw:text-style-name="P14" draw:layer="layout" svg:width="15.369cm" svg:height="0.573cm" svg:x="3.119cm" svg:y="8.988cm">
          <draw:text-box>
            <text:p text:style-name="P5"><text:span text:style-name="T5">— </text:span><text:span text:style-name="T5">Déclarez une variable</text:span><text:span text:style-name="T6"> f</text:span><text:span text:style-name="T5"> de type</text:span><text:span text:style-name="T6"> float</text:span><text:span text:style-name="T5"> et un pointeur</text:span><text:span text:style-name="T6"> p2</text:span><text:span text:style-name="T5"> de type</text:span><text:span text:style-name="T6"> double</text:span><text:span text:style-name="T5">. A l’aide</text:span></text:p>
          </draw:text-box>
        </draw:frame>
        <draw:frame draw:style-name="gr68" draw:text-style-name="P7" draw:layer="layout" svg:width="5.353cm" svg:height="0.573cm" svg:x="3.739cm" svg:y="9.498cm">
          <draw:text-box>
            <text:p text:style-name="P5"><text:span text:style-name="T5">d’un schéma de la mémoire,</text:span></text:p>
          </draw:text-box>
        </draw:frame>
        <draw:frame draw:style-name="gr69" draw:text-style-name="P7" draw:layer="layout" svg:width="3.622cm" svg:height="0.573cm" svg:x="8.992cm" svg:y="9.498cm">
          <draw:text-box>
            <text:p text:style-name="P5"><text:span text:style-name="T5">expliquez pourquoi</text:span></text:p>
          </draw:text-box>
        </draw:frame>
        <draw:frame draw:style-name="gr38" draw:text-style-name="P7" draw:layer="layout" svg:width="0.421cm" svg:height="0.573cm" svg:x="12.579cm" svg:y="9.498cm">
          <draw:text-box>
            <text:p text:style-name="P5"><text:span text:style-name="T5">il</text:span></text:p>
          </draw:text-box>
        </draw:frame>
        <draw:frame draw:style-name="gr70" draw:text-style-name="P7" draw:layer="layout" svg:width="5.73cm" svg:height="0.573cm" svg:x="12.962cm" svg:y="9.498cm">
          <draw:text-box>
            <text:p text:style-name="P5"><text:span text:style-name="T5">est interdit de faire pointer</text:span><text:span text:style-name="T6"> p2</text:span></text:p>
          </draw:text-box>
        </draw:frame>
        <draw:path draw:style-name="gr4" draw:text-style-name="P4" draw:layer="layout" svg:width="2.909cm" svg:height="0.141cm" svg:x="2.499cm" svg:y="10.936cm" svg:viewBox="0 0 2910 142" svg:d="M0 0h839c38 0 70 32 70 72v17h1948c29 0 53 24 53 53h-2839c-39 0-71-31-71-70z">
          <text:p/>
        </draw:path>
        <draw:frame draw:style-name="gr71" draw:text-style-name="P7" draw:layer="layout" svg:width="15.598cm" svg:height="1.145cm" svg:x="3.739cm" svg:y="10.007cm">
          <draw:text-box>
            <text:p text:style-name="P5"><text:span text:style-name="T5">sur</text:span><text:span text:style-name="T6"> f</text:span><text:span text:style-name="T5">. <text:s/>Il est interdit de faire pointer un pointeur sur une variable de type différent.</text:span></text:p>
            <text:p text:style-name="P5"><text:span text:style-name="T5"/></text:p>
          </draw:text-box>
        </draw:frame>
        <draw:frame draw:style-name="gr11" draw:text-style-name="P6" draw:layer="layout" svg:width="0.561cm" svg:height="0.763cm" svg:x="2.5cm" svg:y="11.158cm">
          <draw:text-box>
            <text:p text:style-name="P5"><text:span text:style-name="T4">4.</text:span></text:p>
          </draw:text-box>
        </draw:frame>
        <draw:frame draw:style-name="gr72" draw:text-style-name="P6" draw:layer="layout" svg:width="5.598cm" svg:height="0.763cm" svg:x="3.408cm" svg:y="11.158cm">
          <draw:text-box>
            <text:p text:style-name="P5"><text:span text:style-name="T4">Création de fonctions</text:span></text:p>
          </draw:text-box>
        </draw:frame>
        <draw:frame draw:style-name="gr73" draw:text-style-name="P7" draw:layer="layout" svg:width="7.393cm" svg:height="0.573cm" svg:x="3.119cm" svg:y="12.237cm">
          <draw:text-box>
            <text:p text:style-name="P5"><text:span text:style-name="T5">Pour chacune des questions suivantes,</text:span></text:p>
          </draw:text-box>
        </draw:frame>
        <draw:frame draw:style-name="gr74" draw:text-style-name="P7" draw:layer="layout" svg:width="8.291cm" svg:height="0.573cm" svg:x="10.334cm" svg:y="12.237cm">
          <draw:text-box>
            <text:p text:style-name="P5"><text:span text:style-name="T5">vous devez rédiger le code C permettant de</text:span></text:p>
          </draw:text-box>
        </draw:frame>
        <draw:frame draw:style-name="gr75" draw:text-style-name="P7" draw:layer="layout" svg:width="7.042cm" svg:height="0.573cm" svg:x="2.5cm" svg:y="12.747cm">
          <draw:text-box>
            <text:p text:style-name="P5"><text:span text:style-name="T5">réaliser la ou les actions demandées.</text:span></text:p>
          </draw:text-box>
        </draw:frame>
        <draw:frame draw:style-name="gr76" draw:text-style-name="P7" draw:layer="layout" svg:width="15.831cm" svg:height="0.573cm" svg:x="3.119cm" svg:y="13.438cm">
          <draw:text-box>
            <text:p text:style-name="P5"><text:span text:style-name="T5">— </text:span><text:span text:style-name="T5">Écrire le prototype de la fonction</text:span><text:span text:style-name="T6"> f()</text:span><text:span text:style-name="T5"> qui prend en paramètres d’entrée l’entier a,</text:span></text:p>
          </draw:text-box>
        </draw:frame>
        <draw:frame draw:style-name="gr77" draw:text-style-name="P7" draw:layer="layout" svg:width="14.967cm" svg:height="0.573cm" svg:x="3.739cm" svg:y="13.947cm">
          <draw:text-box>
            <text:p text:style-name="P5"><text:span text:style-name="T5">le pointeur sur flottant b et le caractère c et qui retourne l’adresse d’un entier.</text:span></text:p>
          </draw:text-box>
        </draw:frame>
        <draw:frame draw:style-name="gr78" draw:text-style-name="P7" draw:layer="layout" svg:width="8.672cm" svg:height="0.573cm" svg:x="3.119cm" svg:y="14.457cm">
          <draw:text-box>
            <text:p text:style-name="P5"><text:span text:style-name="T5">— </text:span><text:span text:style-name="T5">Écrire la fonction</text:span><text:span text:style-name="T6"> Puissance_pointeur()</text:span><text:span text:style-name="T5"> qui</text:span></text:p>
          </draw:text-box>
        </draw:frame>
        <draw:frame draw:style-name="gr79" draw:text-style-name="P7" draw:layer="layout" svg:width="6.335cm" svg:height="0.573cm" svg:x="12.382cm" svg:y="14.457cm">
          <draw:text-box>
            <text:p text:style-name="P5"><text:span text:style-name="T5">prend en paramètres un pointeur</text:span></text:p>
          </draw:text-box>
        </draw:frame>
        <draw:frame draw:style-name="gr80" draw:text-style-name="P7" draw:layer="layout" svg:width="15.628cm" svg:height="0.573cm" svg:x="3.739cm" svg:y="14.967cm">
          <draw:text-box>
            <text:p text:style-name="P5"><text:span text:style-name="T5">sur un entier</text:span><text:span text:style-name="T6"> p_a</text:span><text:span text:style-name="T5"> et un entier</text:span><text:span text:style-name="T6"> n</text:span><text:span text:style-name="T5"> et qui ne retourne rien. Cette fonction doit stocker</text:span></text:p>
          </draw:text-box>
        </draw:frame>
        <draw:frame draw:style-name="gr81" draw:text-style-name="P7" draw:layer="layout" svg:width="14.099cm" svg:height="0.573cm" svg:x="3.739cm" svg:y="15.476cm">
          <draw:text-box>
            <text:p text:style-name="P5"><text:span text:style-name="T5">à l’adresse donnée par</text:span><text:span text:style-name="T6"> p_a</text:span><text:span text:style-name="T5"> le résultat du contenu de</text:span><text:span text:style-name="T6"> p_a</text:span><text:span text:style-name="T5"> à la puissance</text:span><text:span text:style-name="T6"> n</text:span><text:span text:style-name="T5">.</text:span></text:p>
          </draw:text-box>
        </draw:frame>
        <draw:frame draw:style-name="gr82" draw:text-style-name="P7" draw:layer="layout" svg:width="11.796cm" svg:height="0.573cm" svg:x="3.119cm" svg:y="15.986cm">
          <draw:text-box>
            <text:p text:style-name="P5"><text:span text:style-name="T5">—</text:span><text:span text:style-name="T5"> </text:span><text:span text:style-name="T5">R</text:span><text:span text:style-name="T5">é</text:span><text:span text:style-name="T5">d</text:span><text:span text:style-name="T5">i</text:span><text:span text:style-name="T5">g</text:span><text:span text:style-name="T5">e</text:span><text:span text:style-name="T5">z</text:span><text:span text:style-name="T5"> </text:span><text:span text:style-name="T5">l</text:span><text:span text:style-name="T5">’</text:span><text:span text:style-name="T5">a</text:span><text:span text:style-name="T5">p</text:span><text:span text:style-name="T5">p</text:span><text:span text:style-name="T5">e</text:span><text:span text:style-name="T5">l </text:span><text:span text:style-name="T5">d</text:span><text:span text:style-name="T5">e</text:span><text:span text:style-name="T5"> </text:span><text:span text:style-name="T5">l</text:span><text:span text:style-name="T5">a</text:span><text:span text:style-name="T5"> </text:span><text:span text:style-name="T5">f</text:span><text:span text:style-name="T5">o</text:span><text:span text:style-name="T5">n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p</text:span><text:span text:style-name="T5">r</text:span><text:span text:style-name="T5">é</text:span><text:span text:style-name="T5">c</text:span><text:span text:style-name="T5">é</text:span><text:span text:style-name="T5">d</text:span><text:span text:style-name="T5">e</text:span><text:span text:style-name="T5">n</text:span><text:span text:style-name="T5">t</text:span><text:span text:style-name="T5">e</text:span><text:span text:style-name="T5"> </text:span><text:span text:style-name="T5">a</text:span><text:span text:style-name="T5">f</text:span><text:span text:style-name="T5">i</text:span><text:span text:style-name="T5">n</text:span><text:span text:style-name="T5"> </text:span><text:span text:style-name="T5">d</text:span><text:span text:style-name="T5">e</text:span><text:span text:style-name="T5"> </text:span><text:span text:style-name="T5">c</text:span><text:span text:style-name="T5">a</text:span><text:span text:style-name="T5">l</text:span><text:span text:style-name="T5">c</text:span><text:span text:style-name="T5">u</text:span><text:span text:style-name="T5">l</text:span><text:span text:style-name="T5">e</text:span><text:span text:style-name="T5">r </text:span><text:span text:style-name="T5">4</text:span></text:p>
          </draw:text-box>
        </draw:frame>
        <draw:frame draw:style-name="gr83" draw:text-style-name="P15" draw:layer="layout" svg:width="0.28cm" svg:height="0.382cm" svg:x="14.355cm" svg:y="16.009cm">
          <draw:text-box>
            <text:p text:style-name="P5"><text:span text:style-name="T9">3</text:span></text:p>
          </draw:text-box>
        </draw:frame>
        <draw:frame draw:style-name="gr38" draw:text-style-name="P7" draw:layer="layout" svg:width="0.421cm" svg:height="0.573cm" svg:x="14.522cm" svg:y="15.986cm">
          <draw:text-box>
            <text:p text:style-name="P5"><text:span text:style-name="T5">.</text:span></text:p>
          </draw:text-box>
        </draw:frame>
        <draw:frame draw:style-name="gr84" draw:text-style-name="P7" draw:layer="layout" svg:width="16.511cm" svg:height="0.573cm" svg:x="3.119cm" svg:y="16.495cm">
          <draw:text-box>
            <text:p text:style-name="P5"><text:span text:style-name="T5">— </text:span><text:span text:style-name="T5">Rédigez une fonction</text:span><text:span text:style-name="T6"> Echange()</text:span><text:span text:style-name="T5"> prenant en paramètres les adresses de </text:span><text:span text:style-name="T5">deux carac-</text:span></text:p>
          </draw:text-box>
        </draw:frame>
        <draw:frame draw:style-name="gr85" draw:text-style-name="P7" draw:layer="layout" svg:width="16.101cm" svg:height="0.573cm" svg:x="3.739cm" svg:y="17.005cm">
          <draw:text-box>
            <text:p text:style-name="P5"><text:span text:style-name="T5">tères et qui échange leurs contenus. Rédigez également l’appel de cette fonction </text:span><text:span text:style-name="T5">sur</text:span></text:p>
          </draw:text-box>
        </draw:frame>
        <draw:frame draw:style-name="gr86" draw:text-style-name="P7" draw:layer="layout" svg:width="6.03cm" svg:height="0.573cm" svg:x="3.739cm" svg:y="17.515cm">
          <draw:text-box>
            <text:p text:style-name="P5"><text:span text:style-name="T5">les variables</text:span><text:span text:style-name="T6"> c1 = ’r’</text:span><text:span text:style-name="T5"> et</text:span><text:span text:style-name="T6"> c2 = ’k’</text:span><text:span text:style-name="T5">.</text:span></text:p>
          </draw:text-box>
        </draw:frame>
        <draw:frame draw:style-name="gr87" draw:text-style-name="P7" draw:layer="layout" svg:width="7.66cm" svg:height="0.573cm" svg:x="10.54cm" svg:y="17.515cm">
          <draw:text-box>
            <text:p text:style-name="P5"><text:span text:style-name="T5">Vérifiez votre résultat à l’aide de</text:span><text:span text:style-name="T6"> printf()</text:span></text:p>
          </draw:text-box>
        </draw:frame>
        <draw:frame draw:style-name="gr88" draw:text-style-name="P7" draw:layer="layout" svg:width="8.735cm" svg:height="0.573cm" svg:x="3.739cm" svg:y="18.024cm">
          <draw:text-box>
            <text:p text:style-name="P5"><text:span text:style-name="T5">avant, pendant et après l’appel de la fonction.</text:span></text:p>
          </draw:text-box>
        </draw:frame>
        <draw:frame draw:style-name="gr89" draw:text-style-name="P7" draw:layer="layout" svg:width="16.262cm" svg:height="0.573cm" svg:x="3.119cm" svg:y="18.534cm">
          <draw:text-box>
            <text:p text:style-name="P5"><text:span text:style-name="T5">— </text:span><text:span text:style-name="T5">Appelez la fonction précédente avec un pointeur à NULL. Si votre programme </text:span><text:span text:style-name="T5">vous</text:span></text:p>
          </draw:text-box>
        </draw:frame>
        <draw:frame draw:style-name="gr90" draw:text-style-name="P7" draw:layer="layout" svg:width="16.131cm" svg:height="0.573cm" svg:x="3.739cm" svg:y="19.044cm">
          <draw:text-box>
            <text:p text:style-name="P5"><text:span text:style-name="T5">retourne un segfault, corrigez votre </text:span><text:span text:style-name="T5">code pour éviter cette mésaventure. </text:span><text:span text:style-name="T5">Sinon, c’est</text:span></text:p>
          </draw:text-box>
        </draw:frame>
        <draw:path draw:style-name="gr4" draw:text-style-name="P4" draw:layer="layout" svg:width="2.909cm" svg:height="0.141cm" svg:x="2.499cm" svg:y="21.011cm" svg:viewBox="0 0 2910 142" svg:d="M0 0h839c38 0 70 32 70 72v17h1948c29 0 53 24 53 53h-2839c-39 0-71-32-71-70z">
          <text:p/>
        </draw:path>
        <draw:frame draw:style-name="gr91" draw:text-style-name="P7" draw:layer="layout" svg:width="10.725cm" svg:height="0.573cm" svg:x="3.739cm" svg:y="19.553cm">
          <draw:text-box>
            <text:p text:style-name="P5"><text:span text:style-name="T5">que vous avez déjà des réflexes d’un </text:span><text:span text:style-name="T5">codeur chevronné !</text:span></text:p>
          </draw:text-box>
        </draw:frame>
        <draw:frame draw:style-name="gr11" draw:text-style-name="P6" draw:layer="layout" svg:width="0.561cm" svg:height="0.763cm" svg:x="2.5cm" svg:y="21.233cm">
          <draw:text-box>
            <text:p text:style-name="P5"><text:span text:style-name="T4">5.</text:span></text:p>
          </draw:text-box>
        </draw:frame>
        <draw:frame draw:style-name="gr92" draw:text-style-name="P6" draw:layer="layout" svg:width="4.667cm" svg:height="0.763cm" svg:x="3.408cm" svg:y="21.233cm">
          <draw:text-box>
            <text:p text:style-name="P5"><text:span text:style-name="T4">T</text:span><text:span text:style-name="T4">o</text:span><text:span text:style-name="T4">u</text:span><text:span text:style-name="T4">j</text:span><text:span text:style-name="T4">o</text:span><text:span text:style-name="T4">u</text:span><text:span text:style-name="T4">r</text:span><text:span text:style-name="T4">s</text:span><text:span text:style-name="T4"> </text:span><text:span text:style-name="T4">p</text:span><text:span text:style-name="T4">l</text:span><text:span text:style-name="T4">u</text:span><text:span text:style-name="T4">s</text:span><text:span text:style-name="T4"> </text:span><text:span text:style-name="T4">l</text:span><text:span text:style-name="T4">o</text:span><text:span text:style-name="T4">i</text:span><text:span text:style-name="T4">n</text:span></text:p>
          </draw:text-box>
        </draw:frame>
        <draw:frame draw:style-name="gr93" draw:text-style-name="P7" draw:layer="layout" svg:width="16.491cm" svg:height="0.573cm" svg:x="3.119cm" svg:y="22.312cm">
          <draw:text-box>
            <text:p text:style-name="P5"><text:span text:style-name="T5">P</text:span><text:span text:style-name="T5">o</text:span><text:span text:style-name="T5">u</text:span><text:span text:style-name="T5">r</text:span><text:span text:style-name="T5"> </text:span><text:span text:style-name="T5">l</text:span><text:span text:style-name="T5">e</text:span><text:span text:style-name="T5">s</text:span><text:span text:style-name="T5"> </text:span><text:span text:style-name="T5">p</text:span><text:span text:style-name="T5">l</text:span><text:span text:style-name="T5">u</text:span><text:span text:style-name="T5">s</text:span><text:span text:style-name="T5"> </text:span><text:span text:style-name="T5">r</text:span><text:span text:style-name="T5">a</text:span><text:span text:style-name="T5">p</text:span><text:span text:style-name="T5">i</text:span><text:span text:style-name="T5">d</text:span><text:span text:style-name="T5">e</text:span><text:span text:style-name="T5">s</text:span><text:span text:style-name="T5"> </text:span><text:span text:style-name="T5">d</text:span><text:span text:style-name="T5">’</text:span><text:span text:style-name="T5">e</text:span><text:span text:style-name="T5">n</text:span><text:span text:style-name="T5">t</text:span><text:span text:style-name="T5">r</text:span><text:span text:style-name="T5">e</text:span><text:span text:style-name="T5"> </text:span><text:span text:style-name="T5">v</text:span><text:span text:style-name="T5">o</text:span><text:span text:style-name="T5">u</text:span><text:span text:style-name="T5">s</text:span><text:span text:style-name="T5">, </text:span><text:span text:style-name="T5">n</text:span><text:span text:style-name="T5">o</text:span><text:span text:style-name="T5">u</text:span><text:span text:style-name="T5">s</text:span><text:span text:style-name="T5"> </text:span><text:span text:style-name="T5">v</text:span><text:span text:style-name="T5">o</text:span><text:span text:style-name="T5">u</text:span><text:span text:style-name="T5">s</text:span><text:span text:style-name="T5"> </text:span><text:span text:style-name="T5">p</text:span><text:span text:style-name="T5">r</text:span><text:span text:style-name="T5">o</text:span><text:span text:style-name="T5">p</text:span><text:span text:style-name="T5">o</text:span><text:span text:style-name="T5">s</text:span><text:span text:style-name="T5">o</text:span><text:span text:style-name="T5">n</text:span><text:span text:style-name="T5">s</text:span><text:span text:style-name="T5"> </text:span><text:span text:style-name="T5">u</text:span><text:span text:style-name="T5">n</text:span><text:span text:style-name="T5">e</text:span><text:span text:style-name="T5"> </text:span><text:span text:style-name="T5">p</text:span><text:span text:style-name="T5">e</text:span><text:span text:style-name="T5">t</text:span><text:span text:style-name="T5">i</text:span><text:span text:style-name="T5">t</text:span><text:span text:style-name="T5">e</text:span><text:span text:style-name="T5"> </text:span><text:span text:style-name="T5">r</text:span><text:span text:style-name="T5">é</text:span><text:span text:style-name="T5">c</text:span><text:span text:style-name="T5">r</text:span><text:span text:style-name="T5">é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c</text:span><text:span text:style-name="T5">a</text:span><text:span text:style-name="T5">l</text:span><text:span text:style-name="T5">c</text:span><text:span text:style-name="T5">u</text:span><text:span text:style-name="T5">l</text:span><text:span text:style-name="T5">a</text:span><text:span text:style-name="T5">-</text:span></text:p>
          </draw:text-box>
        </draw:frame>
        <draw:frame draw:style-name="gr94" draw:text-style-name="P7" draw:layer="layout" svg:width="16.978cm" svg:height="0.573cm" svg:x="2.5cm" svg:y="22.822cm">
          <draw:text-box>
            <text:p text:style-name="P5"><text:span text:style-name="T5">toire. Considérons un entier positif inférieur à 1000 et calculons son miroir. </text:span><text:span text:style-name="T5">Ajoutons ces</text:span></text:p>
          </draw:text-box>
        </draw:frame>
        <draw:frame draw:style-name="gr95" draw:text-style-name="P7" draw:layer="layout" svg:width="16.626cm" svg:height="0.573cm" svg:x="2.5cm" svg:y="23.331cm">
          <draw:text-box>
            <text:p text:style-name="P5"><text:span text:style-name="T5">deux entiers puis réalisons le </text:span><text:span text:style-name="T5">même processus jusqu’à ce </text:span><text:span text:style-name="T5">que le nombre obtenu soit un</text:span></text:p>
          </draw:text-box>
        </draw:frame>
        <draw:frame draw:style-name="gr96" draw:text-style-name="P7" draw:layer="layout" svg:width="17.456cm" svg:height="0.573cm" svg:x="2.5cm" svg:y="23.841cm">
          <draw:text-box>
            <text:p text:style-name="P5"><text:span text:style-name="T5">p</text:span><text:span text:style-name="T5">a</text:span><text:span text:style-name="T5">li</text:span><text:span text:style-name="T5">n</text:span><text:span text:style-name="T5">d</text:span><text:span text:style-name="T5">r</text:span><text:span text:style-name="T5">o</text:span><text:span text:style-name="T5">m</text:span><text:span text:style-name="T5">e</text:span><text:span text:style-name="T5">. </text:span><text:span text:style-name="T5">P</text:span><text:span text:style-name="T5">a</text:span><text:span text:style-name="T5">r </text:span><text:span text:style-name="T5">e</text:span><text:span text:style-name="T5">x</text:span><text:span text:style-name="T5">e</text:span><text:span text:style-name="T5">m</text:span><text:span text:style-name="T5">p</text:span><text:span text:style-name="T5">l</text:span><text:span text:style-name="T5">e</text:span><text:span text:style-name="T5">, </text:span><text:span text:style-name="T5">3</text:span><text:span text:style-name="T5">7</text:span><text:span text:style-name="T5"> </text:span><text:span text:style-name="T5">a</text:span><text:span text:style-name="T5">j</text:span><text:span text:style-name="T5">o</text:span><text:span text:style-name="T5">u</text:span><text:span text:style-name="T5">t</text:span><text:span text:style-name="T5">é </text:span><text:span text:style-name="T5">à</text:span><text:span text:style-name="T5"> </text:span><text:span text:style-name="T5">7</text:span><text:span text:style-name="T5">3</text:span><text:span text:style-name="T5"> </text:span><text:span text:style-name="T5">f</text:span><text:span text:style-name="T5">o</text:span><text:span text:style-name="T5">r</text:span><text:span text:style-name="T5">m</text:span><text:span text:style-name="T5">e </text:span><text:span text:style-name="T5">1</text:span><text:span text:style-name="T5">1</text:span><text:span text:style-name="T5">0</text:span><text:span text:style-name="T5">. </text:span><text:span text:style-name="T5">A</text:span><text:span text:style-name="T5">j</text:span><text:span text:style-name="T5">o</text:span><text:span text:style-name="T5">u</text:span><text:span text:style-name="T5">t</text:span><text:span text:style-name="T5">o</text:span><text:span text:style-name="T5">n</text:span><text:span text:style-name="T5">s </text:span><text:span text:style-name="T5">0</text:span><text:span text:style-name="T5">1</text:span><text:span text:style-name="T5">1</text:span><text:span text:style-name="T5"> </text:span><text:span text:style-name="T5">à</text:span><text:span text:style-name="T5"> </text:span><text:span text:style-name="T5">1</text:span><text:span text:style-name="T5">1</text:span><text:span text:style-name="T5">0</text:span><text:span text:style-name="T5"> </text:span><text:span text:style-name="T5">p</text:span><text:span text:style-name="T5">o</text:span><text:span text:style-name="T5">u</text:span><text:span text:style-name="T5">r </text:span><text:span text:style-name="T5">f</text:span><text:span text:style-name="T5">o</text:span><text:span text:style-name="T5">r</text:span><text:span text:style-name="T5">m</text:span><text:span text:style-name="T5">e</text:span><text:span text:style-name="T5">r </text:span><text:span text:style-name="T5">1</text:span><text:span text:style-name="T5">2</text:span><text:span text:style-name="T5">1</text:span><text:span text:style-name="T5"> ;</text:span></text:p>
          </draw:text-box>
        </draw:frame>
        <draw:frame draw:style-name="gr97" draw:text-style-name="P7" draw:layer="layout" svg:width="4.908cm" svg:height="0.573cm" svg:x="2.5cm" svg:y="24.35cm">
          <draw:text-box>
            <text:p text:style-name="P5"><text:span text:style-name="T5">un palindrome est </text:span><text:span text:style-name="T5">trouvé.</text:span></text:p>
          </draw:text-box>
        </draw:frame>
        <draw:frame draw:style-name="gr98" draw:text-style-name="P7" draw:layer="layout" svg:width="16.601cm" svg:height="0.573cm" svg:x="3.119cm" svg:y="25.042cm">
          <draw:text-box>
            <text:p text:style-name="P5"><text:span text:style-name="T5">Environ 90% des entiers </text:span><text:span text:style-name="T5">inférieurs à 1000 forment </text:span><text:span text:style-name="T5">un palindrome en moins de </text:span><text:span text:style-name="T5">7 itéra-</text:span></text:p>
          </draw:text-box>
        </draw:frame>
        <draw:frame draw:style-name="gr99" draw:text-style-name="P7" draw:layer="layout" svg:width="16.753cm" svg:height="0.573cm" svg:x="2.5cm" svg:y="25.551cm">
          <draw:text-box>
            <text:p text:style-name="P5"><text:span text:style-name="T5">tions. Votre objectif est de calculer le nombre moyen d’itérations à réaliser pour </text:span><text:span text:style-name="T5">trouver</text:span></text:p>
          </draw:text-box>
        </draw:frame>
        <draw:polygon draw:style-name="gr52" draw:text-style-name="P10" draw:layer="layout" svg:width="0.106cm" svg:height="0.635cm" svg:x="2.499cm" svg:y="27.746cm" svg:viewBox="0 0 107 636" draw:points="0,636 107,636 107,0 0,0">
          <text:p/>
        </draw:polygon>
        <draw:frame draw:style-name="gr100" draw:text-style-name="P7" draw:layer="layout" svg:width="8.812cm" svg:height="0.573cm" svg:x="2.5cm" svg:y="26.061cm">
          <draw:text-box>
            <text:p text:style-name="P5"><text:span text:style-name="T5">un palindrome à partir d’un entier à 3 chiffres.</text:span></text:p>
          </draw:text-box>
        </draw:frame>
        <draw:frame draw:style-name="gr38" draw:text-style-name="P7" draw:layer="layout" svg:width="0.421cm" svg:height="0.573cm" svg:x="2.743cm" svg:y="27.746cm">
          <draw:text-box>
            <text:p text:style-name="P5"><text:span text:style-name="T5">2</text:span></text:p>
          </draw:text-box>
        </draw:frame>
        <draw:frame draw:style-name="gr54" draw:text-style-name="P7" draw:layer="layout" svg:width="0.988cm" svg:height="0.573cm" svg:x="17.68cm" svg:y="27.746cm">
          <draw:text-box>
            <text:p text:style-name="P5"><text:span text:style-name="T7">esiea</text:span></text:p>
          </draw:text-box>
        </draw:frame>
      </draw:page>
      <draw:page draw:name="page3" draw:style-name="dp1" draw:master-page-name="master-page51">
        <draw:path draw:style-name="gr4" draw:text-style-name="P4" draw:layer="layout" svg:width="2.909cm" svg:height="0.141cm" svg:x="2.499cm" svg:y="2.39cm" svg:viewBox="0 0 2910 142" svg:d="M0 0h839c38 0 70 32 70 72v17h1948c29 0 53 24 53 53h-2839c-39 0-71-32-71-70z">
          <text:p/>
        </draw:path>
        <draw:frame draw:style-name="gr11" draw:text-style-name="P6" draw:layer="layout" svg:width="0.561cm" svg:height="0.763cm" svg:x="2.5cm" svg:y="2.612cm">
          <draw:text-box>
            <text:p text:style-name="P5"><text:span text:style-name="T4">6.</text:span></text:p>
          </draw:text-box>
        </draw:frame>
        <draw:frame draw:style-name="gr101" draw:text-style-name="P6" draw:layer="layout" svg:width="4.879cm" svg:height="0.763cm" svg:x="3.408cm" svg:y="2.612cm">
          <draw:text-box>
            <text:p text:style-name="P5"><text:span text:style-name="T4">Etat de la mémoire</text:span></text:p>
          </draw:text-box>
        </draw:frame>
        <draw:frame draw:style-name="gr102" draw:text-style-name="P16" draw:layer="layout" svg:width="0.883cm" svg:height="0.67cm" svg:x="2.5cm" svg:y="3.668cm">
          <draw:text-box>
            <text:p text:style-name="P5"><text:span text:style-name="T10">6.1.</text:span></text:p>
          </draw:text-box>
        </draw:frame>
        <draw:frame draw:style-name="gr103" draw:text-style-name="P16" draw:layer="layout" svg:width="4.341cm" svg:height="0.67cm" svg:x="3.678cm" svg:y="3.668cm">
          <draw:text-box>
            <text:p text:style-name="P5"><text:span text:style-name="T10">Mémoire simplifiée</text:span></text:p>
          </draw:text-box>
        </draw:frame>
        <draw:path draw:style-name="gr104" draw:text-style-name="P9" draw:layer="layout" svg:width="16.668cm" svg:height="9.525cm" svg:x="2.166cm" svg:y="5.449cm" svg:viewBox="0 0 16669 9526" svg:d="M0 164c0-90 73-164 164-164h16341c90 0 164 74 164 164v9198c0 91-74 164-164 164h-16341c-91 0-164-73-164-164z">
          <text:p/>
        </draw:path>
        <draw:frame draw:style-name="gr105" draw:text-style-name="P7" draw:layer="layout" svg:width="3.952cm" svg:height="0.573cm" svg:x="3.119cm" svg:y="4.671cm">
          <draw:text-box>
            <text:p text:style-name="P5"><text:span text:style-name="T5">Soit le code suivant :</text:span></text:p>
          </draw:text-box>
        </draw:frame>
        <draw:frame draw:style-name="gr83" draw:text-style-name="P15" draw:layer="layout" svg:width="0.28cm" svg:height="0.382cm" svg:x="2.667cm" svg:y="5.732cm">
          <draw:text-box>
            <text:p text:style-name="P5"><text:span text:style-name="T11">1</text:span></text:p>
          </draw:text-box>
        </draw:frame>
        <draw:frame draw:style-name="gr106" draw:text-style-name="P7" draw:layer="layout" svg:width="5.112cm" svg:height="0.573cm" svg:x="3.602cm" svg:y="5.581cm">
          <draw:text-box>
            <text:p text:style-name="P5"><text:span text:style-name="T12">void</text:span><text:span text:style-name="T6"> func (</text:span><text:span text:style-name="T12">short</text:span><text:span text:style-name="T6"> *pa,</text:span><text:span text:style-name="T12"> int</text:span><text:span text:style-name="T6"> b)</text:span></text:p>
          </draw:text-box>
        </draw:frame>
        <draw:frame draw:style-name="gr83" draw:text-style-name="P15" draw:layer="layout" svg:width="0.28cm" svg:height="0.382cm" svg:x="2.667cm" svg:y="6.242cm">
          <draw:text-box>
            <text:p text:style-name="P5"><text:span text:style-name="T11">2</text:span></text:p>
          </draw:text-box>
        </draw:frame>
        <draw:frame draw:style-name="gr38" draw:text-style-name="P7" draw:layer="layout" svg:width="0.421cm" svg:height="0.573cm" svg:x="3.602cm" svg:y="6.091cm">
          <draw:text-box>
            <text:p text:style-name="P5"><text:span text:style-name="T6">{</text:span></text:p>
          </draw:text-box>
        </draw:frame>
        <draw:frame draw:style-name="gr83" draw:text-style-name="P15" draw:layer="layout" svg:width="0.28cm" svg:height="0.382cm" svg:x="2.667cm" svg:y="6.752cm">
          <draw:text-box>
            <text:p text:style-name="P5"><text:span text:style-name="T11">3</text:span></text:p>
          </draw:text-box>
        </draw:frame>
        <draw:frame draw:style-name="gr107" draw:text-style-name="P7" draw:layer="layout" svg:width="0.852cm" svg:height="0.573cm" svg:x="4.036cm" svg:y="6.6cm">
          <draw:text-box>
            <text:p text:style-name="P5"><text:span text:style-name="T12">int</text:span><text:span text:style-name="T6"> i;</text:span></text:p>
          </draw:text-box>
        </draw:frame>
        <draw:frame draw:style-name="gr83" draw:text-style-name="P15" draw:layer="layout" svg:width="0.28cm" svg:height="0.382cm" svg:x="2.667cm" svg:y="7.261cm">
          <draw:text-box>
            <text:p text:style-name="P5"><text:span text:style-name="T11">4</text:span></text:p>
          </draw:text-box>
        </draw:frame>
        <draw:frame draw:style-name="gr108" draw:text-style-name="P7" draw:layer="layout" svg:width="3.486cm" svg:height="0.573cm" svg:x="4.036cm" svg:y="7.11cm">
          <draw:text-box>
            <text:p text:style-name="P5"><text:span text:style-name="T13">for</text:span><text:span text:style-name="T6"> (i=0; i&lt;4; i++)</text:span></text:p>
          </draw:text-box>
        </draw:frame>
        <draw:frame draw:style-name="gr83" draw:text-style-name="P15" draw:layer="layout" svg:width="0.28cm" svg:height="0.382cm" svg:x="2.667cm" svg:y="7.771cm">
          <draw:text-box>
            <text:p text:style-name="P5"><text:span text:style-name="T11">5</text:span></text:p>
          </draw:text-box>
        </draw:frame>
        <draw:frame draw:style-name="gr109" draw:text-style-name="P7" draw:layer="layout" svg:width="1.615cm" svg:height="0.573cm" svg:x="4.904cm" svg:y="7.619cm">
          <draw:text-box>
            <text:p text:style-name="P5"><text:span text:style-name="T6">*pa+=b;</text:span></text:p>
          </draw:text-box>
        </draw:frame>
        <draw:frame draw:style-name="gr83" draw:text-style-name="P15" draw:layer="layout" svg:width="0.28cm" svg:height="0.382cm" svg:x="2.667cm" svg:y="8.28cm">
          <draw:text-box>
            <text:p text:style-name="P5"><text:span text:style-name="T11">6</text:span></text:p>
          </draw:text-box>
        </draw:frame>
        <draw:frame draw:style-name="gr38" draw:text-style-name="P7" draw:layer="layout" svg:width="0.421cm" svg:height="0.573cm" svg:x="3.602cm" svg:y="8.129cm">
          <draw:text-box>
            <text:p text:style-name="P5"><text:span text:style-name="T6">}</text:span></text:p>
          </draw:text-box>
        </draw:frame>
        <draw:frame draw:style-name="gr83" draw:text-style-name="P15" draw:layer="layout" svg:width="0.28cm" svg:height="0.382cm" svg:x="2.667cm" svg:y="8.79cm">
          <draw:text-box>
            <text:p text:style-name="P5"><text:span text:style-name="T11">7</text:span></text:p>
          </draw:text-box>
        </draw:frame>
        <draw:frame draw:style-name="gr83" draw:text-style-name="P15" draw:layer="layout" svg:width="0.28cm" svg:height="0.382cm" svg:x="2.667cm" svg:y="9.3cm">
          <draw:text-box>
            <text:p text:style-name="P5"><text:span text:style-name="T11">8</text:span></text:p>
          </draw:text-box>
        </draw:frame>
        <draw:frame draw:style-name="gr110" draw:text-style-name="P7" draw:layer="layout" svg:width="1.894cm" svg:height="0.573cm" svg:x="3.602cm" svg:y="9.148cm">
          <draw:text-box>
            <text:p text:style-name="P5"><text:span text:style-name="T12">int</text:span><text:span text:style-name="T6"> main()</text:span></text:p>
          </draw:text-box>
        </draw:frame>
        <draw:frame draw:style-name="gr83" draw:text-style-name="P15" draw:layer="layout" svg:width="0.28cm" svg:height="0.382cm" svg:x="2.667cm" svg:y="9.809cm">
          <draw:text-box>
            <text:p text:style-name="P5"><text:span text:style-name="T11">9</text:span></text:p>
          </draw:text-box>
        </draw:frame>
        <draw:frame draw:style-name="gr38" draw:text-style-name="P7" draw:layer="layout" svg:width="0.421cm" svg:height="0.573cm" svg:x="3.602cm" svg:y="9.658cm">
          <draw:text-box>
            <text:p text:style-name="P5"><text:span text:style-name="T6">{</text:span></text:p>
          </draw:text-box>
        </draw:frame>
        <draw:frame draw:style-name="gr111" draw:text-style-name="P15" draw:layer="layout" svg:width="0.349cm" svg:height="0.382cm" svg:x="2.518cm" svg:y="10.319cm">
          <draw:text-box>
            <text:p text:style-name="P5"><text:span text:style-name="T11">10</text:span></text:p>
          </draw:text-box>
        </draw:frame>
        <draw:frame draw:style-name="gr112" draw:text-style-name="P7" draw:layer="layout" svg:width="4.748cm" svg:height="0.573cm" svg:x="4.036cm" svg:y="10.168cm">
          <draw:text-box>
            <text:p text:style-name="P5"><text:span text:style-name="T12">short</text:span><text:span text:style-name="T6"> a=1337, *pa = &amp;a;</text:span></text:p>
          </draw:text-box>
        </draw:frame>
        <draw:frame draw:style-name="gr111" draw:text-style-name="P15" draw:layer="layout" svg:width="0.349cm" svg:height="0.382cm" svg:x="2.518cm" svg:y="10.829cm">
          <draw:text-box>
            <text:p text:style-name="P5"><text:span text:style-name="T11">11</text:span></text:p>
          </draw:text-box>
        </draw:frame>
        <draw:frame draw:style-name="gr113" draw:text-style-name="P7" draw:layer="layout" svg:width="3.989cm" svg:height="0.573cm" svg:x="4.036cm" svg:y="10.677cm">
          <draw:text-box>
            <text:p text:style-name="P5"><text:span text:style-name="T12">int</text:span><text:span text:style-name="T6"> b = 7, *pb=NULL;</text:span></text:p>
          </draw:text-box>
        </draw:frame>
        <draw:frame draw:style-name="gr114" draw:text-style-name="P15" draw:layer="layout" svg:width="0.341cm" svg:height="0.382cm" svg:x="2.518cm" svg:y="11.338cm">
          <draw:text-box>
            <text:p text:style-name="P5"><text:span text:style-name="T11">12</text:span></text:p>
          </draw:text-box>
        </draw:frame>
        <draw:frame draw:style-name="gr115" draw:text-style-name="P7" draw:layer="layout" svg:width="2.326cm" svg:height="0.573cm" svg:x="4.036cm" svg:y="11.187cm">
          <draw:text-box>
            <text:p text:style-name="P5"><text:span text:style-name="T6">func (pa, b);</text:span></text:p>
          </draw:text-box>
        </draw:frame>
        <draw:frame draw:style-name="gr114" draw:text-style-name="P15" draw:layer="layout" svg:width="0.341cm" svg:height="0.382cm" svg:x="2.518cm" svg:y="11.848cm">
          <draw:text-box>
            <text:p text:style-name="P5"><text:span text:style-name="T11">13</text:span></text:p>
          </draw:text-box>
        </draw:frame>
        <draw:frame draw:style-name="gr111" draw:text-style-name="P15" draw:layer="layout" svg:width="0.349cm" svg:height="0.382cm" svg:x="2.518cm" svg:y="12.357cm">
          <draw:text-box>
            <text:p text:style-name="P5"><text:span text:style-name="T11">14</text:span></text:p>
          </draw:text-box>
        </draw:frame>
        <draw:frame draw:style-name="gr116" draw:text-style-name="P7" draw:layer="layout" svg:width="1.661cm" svg:height="0.573cm" svg:x="4.036cm" svg:y="12.206cm">
          <draw:text-box>
            <text:p text:style-name="P5"><text:span text:style-name="T6">pb = &amp;b;</text:span></text:p>
          </draw:text-box>
        </draw:frame>
        <draw:frame draw:style-name="gr114" draw:text-style-name="P15" draw:layer="layout" svg:width="0.341cm" svg:height="0.382cm" svg:x="2.518cm" svg:y="12.867cm">
          <draw:text-box>
            <text:p text:style-name="P5"><text:span text:style-name="T11">15</text:span></text:p>
          </draw:text-box>
        </draw:frame>
        <draw:frame draw:style-name="gr117" draw:text-style-name="P7" draw:layer="layout" svg:width="3.499cm" svg:height="0.573cm" svg:x="4.036cm" svg:y="12.716cm">
          <draw:text-box>
            <text:p text:style-name="P5"><text:span text:style-name="T6">*pb *= *(pa)/100;</text:span></text:p>
          </draw:text-box>
        </draw:frame>
        <draw:frame draw:style-name="gr114" draw:text-style-name="P15" draw:layer="layout" svg:width="0.341cm" svg:height="0.382cm" svg:x="2.518cm" svg:y="13.377cm">
          <draw:text-box>
            <text:p text:style-name="P5"><text:span text:style-name="T11">16</text:span></text:p>
          </draw:text-box>
        </draw:frame>
        <draw:frame draw:style-name="gr111" draw:text-style-name="P15" draw:layer="layout" svg:width="0.349cm" svg:height="0.382cm" svg:x="2.518cm" svg:y="13.886cm">
          <draw:text-box>
            <text:p text:style-name="P5"><text:span text:style-name="T11">17</text:span></text:p>
          </draw:text-box>
        </draw:frame>
        <draw:frame draw:style-name="gr118" draw:text-style-name="P7" draw:layer="layout" svg:width="1.729cm" svg:height="0.573cm" svg:x="4.036cm" svg:y="13.735cm">
          <draw:text-box>
            <text:p text:style-name="P5"><text:span text:style-name="T13">return</text:span><text:span text:style-name="T6"> 0;</text:span></text:p>
          </draw:text-box>
        </draw:frame>
        <draw:frame draw:style-name="gr114" draw:text-style-name="P15" draw:layer="layout" svg:width="0.341cm" svg:height="0.382cm" svg:x="2.518cm" svg:y="14.396cm">
          <draw:text-box>
            <text:p text:style-name="P5"><text:span text:style-name="T11">18</text:span></text:p>
          </draw:text-box>
        </draw:frame>
        <draw:frame draw:style-name="gr38" draw:text-style-name="P7" draw:layer="layout" svg:width="0.421cm" svg:height="0.573cm" svg:x="3.602cm" svg:y="14.244cm">
          <draw:text-box>
            <text:p text:style-name="P5"><text:span text:style-name="T6">}</text:span></text:p>
          </draw:text-box>
        </draw:frame>
        <draw:frame draw:style-name="gr119" draw:text-style-name="P7" draw:layer="layout" svg:width="15.843cm" svg:height="0.573cm" svg:x="3.119cm" svg:y="15.136cm">
          <draw:text-box>
            <text:p text:style-name="P5"><text:span text:style-name="T5">Complétez le tableau ci-dessous représentant l’état de la mémoire</text:span><text:span text:style-name="T14"> à la fin de l’exé-</text:span></text:p>
          </draw:text-box>
        </draw:frame>
        <draw:line draw:style-name="gr33" draw:text-style-name="P9" draw:layer="layout" svg:x1="5.805cm" svg:y1="16.862cm" svg:x2="15.194cm" svg:y2="16.862cm">
          <text:p/>
        </draw:line>
        <draw:line draw:style-name="gr33" draw:text-style-name="P9" draw:layer="layout" svg:x1="5.812cm" svg:y1="17.633cm" svg:x2="5.812cm" svg:y2="16.869cm">
          <text:p/>
        </draw:line>
        <draw:frame draw:style-name="gr25" draw:text-style-name="P7" draw:layer="layout" svg:width="11.233cm" svg:height="0.573cm" svg:x="2.5cm" svg:y="15.646cm">
          <draw:text-box>
            <text:p text:style-name="P5"><text:span text:style-name="T14">cution du code</text:span><text:span text:style-name="T5"> présenté plus haut dans ce même exercice.</text:span></text:p>
          </draw:text-box>
        </draw:frame>
        <draw:line draw:style-name="gr33" draw:text-style-name="P9" draw:layer="layout" svg:x1="7.628cm" svg:y1="17.633cm" svg:x2="7.628cm" svg:y2="16.869cm">
          <text:p/>
        </draw:line>
        <draw:frame draw:style-name="gr120" draw:text-style-name="P7" draw:layer="layout" svg:width="1.534cm" svg:height="0.573cm" svg:x="6.03cm" svg:y="16.95cm">
          <draw:text-box>
            <text:p text:style-name="P5"><text:span text:style-name="T5">Adresse</text:span></text:p>
          </draw:text-box>
        </draw:frame>
        <draw:line draw:style-name="gr33" draw:text-style-name="P9" draw:layer="layout" svg:x1="11.024cm" svg:y1="17.633cm" svg:x2="11.024cm" svg:y2="16.869cm">
          <text:p/>
        </draw:line>
        <draw:frame draw:style-name="gr121" draw:text-style-name="P7" draw:layer="layout" svg:width="3.092cm" svg:height="0.573cm" svg:x="7.847cm" svg:y="16.95cm">
          <draw:text-box>
            <text:p text:style-name="P5"><text:span text:style-name="T5">Nom de variable</text:span></text:p>
          </draw:text-box>
        </draw:frame>
        <draw:line draw:style-name="gr33" draw:text-style-name="P9" draw:layer="layout" svg:x1="15.187cm" svg:y1="17.633cm" svg:x2="15.187cm" svg:y2="16.869cm">
          <text:p/>
        </draw:line>
        <draw:line draw:style-name="gr33" draw:text-style-name="P9" draw:layer="layout" svg:x1="5.805cm" svg:y1="17.64cm" svg:x2="15.194cm" svg:y2="17.64cm">
          <text:p/>
        </draw:line>
        <draw:line draw:style-name="gr33" draw:text-style-name="P9" draw:layer="layout" svg:x1="5.812cm" svg:y1="18.412cm" svg:x2="5.812cm" svg:y2="17.647cm">
          <text:p/>
        </draw:line>
        <draw:frame draw:style-name="gr122" draw:text-style-name="P7" draw:layer="layout" svg:width="3.892cm" svg:height="0.573cm" svg:x="11.242cm" svg:y="16.95cm">
          <draw:text-box>
            <text:p text:style-name="P5"><text:span text:style-name="T5">Valeur de la variable</text:span></text:p>
          </draw:text-box>
        </draw:frame>
        <draw:line draw:style-name="gr33" draw:text-style-name="P9" draw:layer="layout" svg:x1="7.628cm" svg:y1="18.412cm" svg:x2="7.628cm" svg:y2="17.647cm">
          <text:p/>
        </draw:line>
        <draw:line draw:style-name="gr33" draw:text-style-name="P9" draw:layer="layout" svg:x1="11.024cm" svg:y1="18.412cm" svg:x2="11.024cm" svg:y2="17.647cm">
          <text:p/>
        </draw:line>
        <draw:line draw:style-name="gr33" draw:text-style-name="P9" draw:layer="layout" svg:x1="15.187cm" svg:y1="18.412cm" svg:x2="15.187cm" svg:y2="17.647cm">
          <text:p/>
        </draw:line>
        <draw:line draw:style-name="gr33" draw:text-style-name="P9" draw:layer="layout" svg:x1="5.805cm" svg:y1="18.419cm" svg:x2="15.194cm" svg:y2="18.419cm">
          <text:p/>
        </draw:line>
        <draw:line draw:style-name="gr33" draw:text-style-name="P9" draw:layer="layout" svg:x1="5.812cm" svg:y1="19.19cm" svg:x2="5.812cm" svg:y2="18.426cm">
          <text:p/>
        </draw:line>
        <draw:frame draw:style-name="gr35" draw:text-style-name="P7" draw:layer="layout" svg:width="0.662cm" svg:height="0.573cm" svg:x="6.503cm" svg:y="17.729cm">
          <draw:text-box>
            <text:p text:style-name="P5"><text:span text:style-name="T6">@1</text:span></text:p>
          </draw:text-box>
        </draw:frame>
        <draw:line draw:style-name="gr33" draw:text-style-name="P9" draw:layer="layout" svg:x1="7.628cm" svg:y1="19.19cm" svg:x2="7.628cm" svg:y2="18.426cm">
          <text:p/>
        </draw:line>
        <draw:line draw:style-name="gr33" draw:text-style-name="P9" draw:layer="layout" svg:x1="11.024cm" svg:y1="19.19cm" svg:x2="11.024cm" svg:y2="18.426cm">
          <text:p/>
        </draw:line>
        <draw:line draw:style-name="gr33" draw:text-style-name="P9" draw:layer="layout" svg:x1="15.187cm" svg:y1="19.19cm" svg:x2="15.187cm" svg:y2="18.426cm">
          <text:p/>
        </draw:line>
        <draw:line draw:style-name="gr33" draw:text-style-name="P9" draw:layer="layout" svg:x1="5.805cm" svg:y1="19.197cm" svg:x2="15.194cm" svg:y2="19.197cm">
          <text:p/>
        </draw:line>
        <draw:line draw:style-name="gr33" draw:text-style-name="P9" draw:layer="layout" svg:x1="5.812cm" svg:y1="19.969cm" svg:x2="5.812cm" svg:y2="19.204cm">
          <text:p/>
        </draw:line>
        <draw:frame draw:style-name="gr36" draw:text-style-name="P7" draw:layer="layout" svg:width="0.645cm" svg:height="0.573cm" svg:x="6.503cm" svg:y="18.507cm">
          <draw:text-box>
            <text:p text:style-name="P5"><text:span text:style-name="T6">@2</text:span></text:p>
          </draw:text-box>
        </draw:frame>
        <draw:line draw:style-name="gr33" draw:text-style-name="P9" draw:layer="layout" svg:x1="7.628cm" svg:y1="19.969cm" svg:x2="7.628cm" svg:y2="19.204cm">
          <text:p/>
        </draw:line>
        <draw:line draw:style-name="gr33" draw:text-style-name="P9" draw:layer="layout" svg:x1="11.024cm" svg:y1="19.969cm" svg:x2="11.024cm" svg:y2="19.204cm">
          <text:p/>
        </draw:line>
        <draw:line draw:style-name="gr33" draw:text-style-name="P9" draw:layer="layout" svg:x1="15.187cm" svg:y1="19.969cm" svg:x2="15.187cm" svg:y2="19.204cm">
          <text:p/>
        </draw:line>
        <draw:line draw:style-name="gr33" draw:text-style-name="P9" draw:layer="layout" svg:x1="5.805cm" svg:y1="19.976cm" svg:x2="15.194cm" svg:y2="19.976cm">
          <text:p/>
        </draw:line>
        <draw:line draw:style-name="gr33" draw:text-style-name="P9" draw:layer="layout" svg:x1="5.812cm" svg:y1="20.747cm" svg:x2="5.812cm" svg:y2="19.983cm">
          <text:p/>
        </draw:line>
        <draw:frame draw:style-name="gr36" draw:text-style-name="P7" draw:layer="layout" svg:width="0.645cm" svg:height="0.573cm" svg:x="6.503cm" svg:y="19.286cm">
          <draw:text-box>
            <text:p text:style-name="P5"><text:span text:style-name="T6">@3</text:span></text:p>
          </draw:text-box>
        </draw:frame>
        <draw:line draw:style-name="gr33" draw:text-style-name="P9" draw:layer="layout" svg:x1="7.628cm" svg:y1="20.747cm" svg:x2="7.628cm" svg:y2="19.983cm">
          <text:p/>
        </draw:line>
        <draw:line draw:style-name="gr33" draw:text-style-name="P9" draw:layer="layout" svg:x1="11.024cm" svg:y1="20.747cm" svg:x2="11.024cm" svg:y2="19.983cm">
          <text:p/>
        </draw:line>
        <draw:line draw:style-name="gr33" draw:text-style-name="P9" draw:layer="layout" svg:x1="15.187cm" svg:y1="20.747cm" svg:x2="15.187cm" svg:y2="19.983cm">
          <text:p/>
        </draw:line>
        <draw:line draw:style-name="gr33" draw:text-style-name="P9" draw:layer="layout" svg:x1="5.805cm" svg:y1="20.754cm" svg:x2="15.194cm" svg:y2="20.754cm">
          <text:p/>
        </draw:line>
        <draw:line draw:style-name="gr33" draw:text-style-name="P9" draw:layer="layout" svg:x1="5.812cm" svg:y1="21.526cm" svg:x2="5.812cm" svg:y2="20.761cm">
          <text:p/>
        </draw:line>
        <draw:frame draw:style-name="gr35" draw:text-style-name="P7" draw:layer="layout" svg:width="0.662cm" svg:height="0.573cm" svg:x="6.503cm" svg:y="20.064cm">
          <draw:text-box>
            <text:p text:style-name="P5"><text:span text:style-name="T6">@4</text:span></text:p>
          </draw:text-box>
        </draw:frame>
        <draw:line draw:style-name="gr33" draw:text-style-name="P9" draw:layer="layout" svg:x1="7.628cm" svg:y1="21.526cm" svg:x2="7.628cm" svg:y2="20.761cm">
          <text:p/>
        </draw:line>
        <draw:line draw:style-name="gr33" draw:text-style-name="P9" draw:layer="layout" svg:x1="11.024cm" svg:y1="21.526cm" svg:x2="11.024cm" svg:y2="20.761cm">
          <text:p/>
        </draw:line>
        <draw:line draw:style-name="gr33" draw:text-style-name="P9" draw:layer="layout" svg:x1="15.187cm" svg:y1="21.526cm" svg:x2="15.187cm" svg:y2="20.761cm">
          <text:p/>
        </draw:line>
        <draw:line draw:style-name="gr33" draw:text-style-name="P9" draw:layer="layout" svg:x1="5.805cm" svg:y1="21.533cm" svg:x2="15.194cm" svg:y2="21.533cm">
          <text:p/>
        </draw:line>
        <draw:line draw:style-name="gr33" draw:text-style-name="P9" draw:layer="layout" svg:x1="5.812cm" svg:y1="22.304cm" svg:x2="5.812cm" svg:y2="21.54cm">
          <text:p/>
        </draw:line>
        <draw:frame draw:style-name="gr36" draw:text-style-name="P7" draw:layer="layout" svg:width="0.645cm" svg:height="0.573cm" svg:x="6.503cm" svg:y="20.843cm">
          <draw:text-box>
            <text:p text:style-name="P5"><text:span text:style-name="T6">@5</text:span></text:p>
          </draw:text-box>
        </draw:frame>
        <draw:line draw:style-name="gr33" draw:text-style-name="P9" draw:layer="layout" svg:x1="7.628cm" svg:y1="22.304cm" svg:x2="7.628cm" svg:y2="21.54cm">
          <text:p/>
        </draw:line>
        <draw:line draw:style-name="gr33" draw:text-style-name="P9" draw:layer="layout" svg:x1="11.024cm" svg:y1="22.304cm" svg:x2="11.024cm" svg:y2="21.54cm">
          <text:p/>
        </draw:line>
        <draw:line draw:style-name="gr33" draw:text-style-name="P9" draw:layer="layout" svg:x1="15.187cm" svg:y1="22.304cm" svg:x2="15.187cm" svg:y2="21.54cm">
          <text:p/>
        </draw:line>
        <draw:line draw:style-name="gr33" draw:text-style-name="P9" draw:layer="layout" svg:x1="5.805cm" svg:y1="22.311cm" svg:x2="15.194cm" svg:y2="22.311cm">
          <text:p/>
        </draw:line>
        <draw:line draw:style-name="gr33" draw:text-style-name="P9" draw:layer="layout" svg:x1="5.812cm" svg:y1="23.083cm" svg:x2="5.812cm" svg:y2="22.318cm">
          <text:p/>
        </draw:line>
        <draw:frame draw:style-name="gr36" draw:text-style-name="P7" draw:layer="layout" svg:width="0.645cm" svg:height="0.573cm" svg:x="6.504cm" svg:y="21.621cm">
          <draw:text-box>
            <text:p text:style-name="P5"><text:span text:style-name="T6">@6</text:span></text:p>
          </draw:text-box>
        </draw:frame>
        <draw:line draw:style-name="gr33" draw:text-style-name="P9" draw:layer="layout" svg:x1="7.628cm" svg:y1="23.083cm" svg:x2="7.628cm" svg:y2="22.318cm">
          <text:p/>
        </draw:line>
        <draw:line draw:style-name="gr33" draw:text-style-name="P9" draw:layer="layout" svg:x1="11.024cm" svg:y1="23.083cm" svg:x2="11.024cm" svg:y2="22.318cm">
          <text:p/>
        </draw:line>
        <draw:line draw:style-name="gr33" draw:text-style-name="P9" draw:layer="layout" svg:x1="15.187cm" svg:y1="23.083cm" svg:x2="15.187cm" svg:y2="22.318cm">
          <text:p/>
        </draw:line>
        <draw:line draw:style-name="gr33" draw:text-style-name="P9" draw:layer="layout" svg:x1="5.805cm" svg:y1="23.09cm" svg:x2="15.194cm" svg:y2="23.09cm">
          <text:p/>
        </draw:line>
        <draw:line draw:style-name="gr33" draw:text-style-name="P9" draw:layer="layout" svg:x1="5.812cm" svg:y1="23.861cm" svg:x2="5.812cm" svg:y2="23.097cm">
          <text:p/>
        </draw:line>
        <draw:frame draw:style-name="gr35" draw:text-style-name="P7" draw:layer="layout" svg:width="0.662cm" svg:height="0.573cm" svg:x="6.503cm" svg:y="22.4cm">
          <draw:text-box>
            <text:p text:style-name="P5"><text:span text:style-name="T6">@7</text:span></text:p>
          </draw:text-box>
        </draw:frame>
        <draw:line draw:style-name="gr33" draw:text-style-name="P9" draw:layer="layout" svg:x1="7.628cm" svg:y1="23.861cm" svg:x2="7.628cm" svg:y2="23.097cm">
          <text:p/>
        </draw:line>
        <draw:line draw:style-name="gr33" draw:text-style-name="P9" draw:layer="layout" svg:x1="11.024cm" svg:y1="23.861cm" svg:x2="11.024cm" svg:y2="23.097cm">
          <text:p/>
        </draw:line>
        <draw:line draw:style-name="gr33" draw:text-style-name="P9" draw:layer="layout" svg:x1="15.187cm" svg:y1="23.861cm" svg:x2="15.187cm" svg:y2="23.097cm">
          <text:p/>
        </draw:line>
        <draw:line draw:style-name="gr33" draw:text-style-name="P9" draw:layer="layout" svg:x1="5.805cm" svg:y1="23.868cm" svg:x2="15.194cm" svg:y2="23.868cm">
          <text:p/>
        </draw:line>
        <draw:polygon draw:style-name="gr52" draw:text-style-name="P10" draw:layer="layout" svg:width="0.106cm" svg:height="0.635cm" svg:x="2.499cm" svg:y="27.746cm" svg:viewBox="0 0 107 636" draw:points="0,636 107,636 107,0 0,0">
          <text:p/>
        </draw:polygon>
        <draw:frame draw:style-name="gr36" draw:text-style-name="P7" draw:layer="layout" svg:width="0.645cm" svg:height="0.573cm" svg:x="6.503cm" svg:y="23.178cm">
          <draw:text-box>
            <text:p text:style-name="P5"><text:span text:style-name="T6">@8</text:span></text:p>
          </draw:text-box>
        </draw:frame>
        <draw:frame draw:style-name="gr38" draw:text-style-name="P7" draw:layer="layout" svg:width="0.421cm" svg:height="0.573cm" svg:x="2.743cm" svg:y="27.746cm">
          <draw:text-box>
            <text:p text:style-name="P5"><text:span text:style-name="T5">3</text:span></text:p>
          </draw:text-box>
        </draw:frame>
        <draw:frame draw:style-name="gr54" draw:text-style-name="P7" draw:layer="layout" svg:width="0.988cm" svg:height="0.573cm" svg:x="17.68cm" svg:y="27.746cm">
          <draw:text-box>
            <text:p text:style-name="P5"><text:span text:style-name="T7">esiea</text:span></text:p>
          </draw:text-box>
        </draw:frame>
        <draw:frame draw:style-name="gr123" draw:text-style-name="P12" draw:layer="layout" svg:width="7.2cm" svg:height="6.1cm" svg:x="7.8cm" svg:y="17.7cm">
          <draw:text-box>
            <text:p text:style-name="P17"><text:span text:style-name="T8">A</text:span><text:span text:style-name="T8"><text:tab/></text:span><text:span text:style-name="T8"><text:tab/></text:span><text:span text:style-name="T8"><text:tab/></text:span><text:span text:style-name="T8">1365</text:span></text:p>
            <text:p text:style-name="P17"><text:span text:style-name="T8"/></text:p>
            <text:p text:style-name="P17"><text:span text:style-name="T8">B</text:span><text:span text:style-name="T8"><text:tab/></text:span><text:span text:style-name="T8"><text:tab/></text:span><text:span text:style-name="T8"><text:tab/></text:span><text:span text:style-name="T8">13</text:span></text:p>
            <text:p text:style-name="P17"><text:span text:style-name="T8"/></text:p>
            <text:p text:style-name="P17"><text:span text:style-name="T8">Pa</text:span><text:span text:style-name="T8"><text:tab/></text:span><text:span text:style-name="T8"><text:tab/></text:span><text:span text:style-name="T8"><text:tab/></text:span><text:span text:style-name="T8">&amp;a</text:span></text:p>
            <text:p text:style-name="P17"><text:span text:style-name="T8"/></text:p>
            <text:p text:style-name="P17"><text:span text:style-name="T8">Pb</text:span><text:span text:style-name="T8"><text:tab/></text:span><text:span text:style-name="T8"><text:tab/></text:span><text:span text:style-name="T8"><text:tab/></text:span><text:span text:style-name="T8">&amp;b</text:span></text:p>
          </draw:text-box>
        </draw:frame>
      </draw:page>
      <draw:page draw:name="page4" draw:style-name="dp1" draw:master-page-name="master-page68">
        <draw:frame draw:style-name="gr124" draw:text-style-name="P16" draw:layer="layout" svg:width="0.866cm" svg:height="0.67cm" svg:x="2.5cm" svg:y="2.001cm">
          <draw:text-box>
            <text:p text:style-name="P5"><text:span text:style-name="T10">6.2.</text:span></text:p>
          </draw:text-box>
        </draw:frame>
        <draw:frame draw:style-name="gr125" draw:text-style-name="P16" draw:layer="layout" svg:width="4.257cm" svg:height="0.67cm" svg:x="3.678cm" svg:y="2.001cm">
          <draw:text-box>
            <text:p text:style-name="P5"><text:span text:style-name="T10">Mémoire complète</text:span></text:p>
          </draw:text-box>
        </draw:frame>
        <draw:frame draw:style-name="gr119" draw:text-style-name="P7" draw:layer="layout" svg:width="15.843cm" svg:height="0.573cm" svg:x="3.119cm" svg:y="3.004cm">
          <draw:text-box>
            <text:p text:style-name="P5"><text:span text:style-name="T5">Complétez le tableau ci-dessous représentant l’état de la mémoire</text:span><text:span text:style-name="T14"> à la fin de l’exé-</text:span></text:p>
          </draw:text-box>
        </draw:frame>
        <draw:path draw:style-name="gr104" draw:text-style-name="P9" draw:layer="layout" svg:width="7.868cm" svg:height="4.428cm" svg:x="2.785cm" svg:y="4.321cm" svg:viewBox="0 0 7869 4429" svg:d="M0 164c0-91 73-164 164-164h7541c90 0 164 73 164 164v4101c0 91-74 164-164 164h-7541c-91 0-164-73-164-164z">
          <text:p/>
        </draw:path>
        <draw:frame draw:style-name="gr126" draw:text-style-name="P7" draw:layer="layout" svg:width="6.953cm" svg:height="0.573cm" svg:x="2.5cm" svg:y="3.514cm">
          <draw:text-box>
            <text:p text:style-name="P5"><text:span text:style-name="T14">cution du code</text:span><text:span text:style-name="T5"> présenté ci-dessous.</text:span></text:p>
          </draw:text-box>
        </draw:frame>
        <draw:frame draw:style-name="gr83" draw:text-style-name="P15" draw:layer="layout" svg:width="0.28cm" svg:height="0.382cm" svg:x="3.286cm" svg:y="4.604cm">
          <draw:text-box>
            <text:p text:style-name="P5"><text:span text:style-name="T11">1</text:span></text:p>
          </draw:text-box>
        </draw:frame>
        <draw:frame draw:style-name="gr107" draw:text-style-name="P7" draw:layer="layout" svg:width="0.852cm" svg:height="0.573cm" svg:x="4.221cm" svg:y="4.452cm">
          <draw:text-box>
            <text:p text:style-name="P5"><text:span text:style-name="T12">int</text:span><text:span text:style-name="T6"> i;</text:span></text:p>
          </draw:text-box>
        </draw:frame>
        <draw:frame draw:style-name="gr83" draw:text-style-name="P15" draw:layer="layout" svg:width="0.28cm" svg:height="0.382cm" svg:x="3.286cm" svg:y="5.113cm">
          <draw:text-box>
            <text:p text:style-name="P5"><text:span text:style-name="T11">2</text:span></text:p>
          </draw:text-box>
        </draw:frame>
        <draw:frame draw:style-name="gr127" draw:text-style-name="P7" draw:layer="layout" svg:width="5.336cm" svg:height="0.573cm" svg:x="4.221cm" svg:y="4.962cm">
          <draw:text-box>
            <text:p text:style-name="P5"><text:span text:style-name="T12">short</text:span><text:span text:style-name="T6"> *pa=NULL,*pb=NULL;</text:span></text:p>
          </draw:text-box>
        </draw:frame>
        <draw:frame draw:style-name="gr83" draw:text-style-name="P15" draw:layer="layout" svg:width="0.28cm" svg:height="0.382cm" svg:x="3.286cm" svg:y="5.623cm">
          <draw:text-box>
            <text:p text:style-name="P5"><text:span text:style-name="T11">3</text:span></text:p>
          </draw:text-box>
        </draw:frame>
        <draw:frame draw:style-name="gr128" draw:text-style-name="P7" draw:layer="layout" svg:width="1.035cm" svg:height="0.573cm" svg:x="4.221cm" svg:y="5.472cm">
          <draw:text-box>
            <text:p text:style-name="P5"><text:span text:style-name="T12">short</text:span></text:p>
          </draw:text-box>
        </draw:frame>
        <draw:frame draw:style-name="gr129" draw:text-style-name="P7" draw:layer="layout" svg:width="2.686cm" svg:height="0.573cm" svg:x="5.762cm" svg:y="5.472cm">
          <draw:text-box>
            <text:p text:style-name="P5"><text:span text:style-name="T6">a=1337, b=7;</text:span></text:p>
          </draw:text-box>
        </draw:frame>
        <draw:frame draw:style-name="gr83" draw:text-style-name="P15" draw:layer="layout" svg:width="0.28cm" svg:height="0.382cm" svg:x="3.286cm" svg:y="6.133cm">
          <draw:text-box>
            <text:p text:style-name="P5"><text:span text:style-name="T11">4</text:span></text:p>
          </draw:text-box>
        </draw:frame>
        <draw:frame draw:style-name="gr130" draw:text-style-name="P7" draw:layer="layout" svg:width="1.636cm" svg:height="0.573cm" svg:x="4.221cm" svg:y="5.981cm">
          <draw:text-box>
            <text:p text:style-name="P5"><text:span text:style-name="T6">pa = &amp;a;</text:span></text:p>
          </draw:text-box>
        </draw:frame>
        <draw:frame draw:style-name="gr83" draw:text-style-name="P15" draw:layer="layout" svg:width="0.28cm" svg:height="0.382cm" svg:x="3.286cm" svg:y="6.642cm">
          <draw:text-box>
            <text:p text:style-name="P5"><text:span text:style-name="T11">5</text:span></text:p>
          </draw:text-box>
        </draw:frame>
        <draw:frame draw:style-name="gr116" draw:text-style-name="P7" draw:layer="layout" svg:width="1.661cm" svg:height="0.573cm" svg:x="4.221cm" svg:y="6.491cm">
          <draw:text-box>
            <text:p text:style-name="P5"><text:span text:style-name="T6">pb = &amp;b;</text:span></text:p>
          </draw:text-box>
        </draw:frame>
        <draw:frame draw:style-name="gr83" draw:text-style-name="P15" draw:layer="layout" svg:width="0.28cm" svg:height="0.382cm" svg:x="3.286cm" svg:y="7.152cm">
          <draw:text-box>
            <text:p text:style-name="P5"><text:span text:style-name="T11">6</text:span></text:p>
          </draw:text-box>
        </draw:frame>
        <draw:frame draw:style-name="gr131" draw:text-style-name="P7" draw:layer="layout" svg:width="4.642cm" svg:height="0.573cm" svg:x="4.221cm" svg:y="7.001cm">
          <draw:text-box>
            <text:p text:style-name="P5"><text:span text:style-name="T13">for</text:span><text:span text:style-name="T6"> (i=0; i&lt;4; i++, a+=i)</text:span></text:p>
          </draw:text-box>
        </draw:frame>
        <draw:frame draw:style-name="gr83" draw:text-style-name="P15" draw:layer="layout" svg:width="0.28cm" svg:height="0.382cm" svg:x="3.286cm" svg:y="7.662cm">
          <draw:text-box>
            <text:p text:style-name="P5"><text:span text:style-name="T11">7</text:span></text:p>
          </draw:text-box>
        </draw:frame>
        <draw:frame draw:style-name="gr132" draw:text-style-name="P7" draw:layer="layout" svg:width="3.236cm" svg:height="0.573cm" svg:x="5.089cm" svg:y="7.51cm">
          <draw:text-box>
            <text:p text:style-name="P5"><text:span text:style-name="T6">*pb += *pa / 10;</text:span></text:p>
          </draw:text-box>
        </draw:frame>
        <draw:line draw:style-name="gr33" draw:text-style-name="P9" draw:layer="layout" svg:x1="11.3cm" svg:y1="4.273cm" svg:x2="18.762cm" svg:y2="4.273cm">
          <text:p/>
        </draw:line>
        <draw:line draw:style-name="gr33" draw:text-style-name="P9" draw:layer="layout" svg:x1="11.307cm" svg:y1="4.994cm" svg:x2="11.307cm" svg:y2="4.28cm">
          <text:p/>
        </draw:line>
        <draw:frame draw:style-name="gr83" draw:text-style-name="P15" draw:layer="layout" svg:width="0.28cm" svg:height="0.382cm" svg:x="3.286cm" svg:y="8.171cm">
          <draw:text-box>
            <text:p text:style-name="P5"><text:span text:style-name="T11">8</text:span></text:p>
          </draw:text-box>
        </draw:frame>
        <draw:line draw:style-name="gr33" draw:text-style-name="P9" draw:layer="layout" svg:x1="13.123cm" svg:y1="4.994cm" svg:x2="13.123cm" svg:y2="4.28cm">
          <text:p/>
        </draw:line>
        <draw:frame draw:style-name="gr120" draw:text-style-name="P7" draw:layer="layout" svg:width="1.534cm" svg:height="0.573cm" svg:x="11.525cm" svg:y="4.326cm">
          <draw:text-box>
            <text:p text:style-name="P5"><text:span text:style-name="T5">Adresse</text:span></text:p>
          </draw:text-box>
        </draw:frame>
        <draw:line draw:style-name="gr33" draw:text-style-name="P9" draw:layer="layout" svg:x1="15.784cm" svg:y1="4.994cm" svg:x2="15.784cm" svg:y2="4.28cm">
          <text:p/>
        </draw:line>
        <draw:frame draw:style-name="gr133" draw:text-style-name="P7" draw:layer="layout" svg:width="2.296cm" svg:height="0.573cm" svg:x="13.342cm" svg:y="4.326cm">
          <draw:text-box>
            <text:p text:style-name="P5"><text:span text:style-name="T5">Nom de var.</text:span></text:p>
          </draw:text-box>
        </draw:frame>
        <draw:line draw:style-name="gr33" draw:text-style-name="P9" draw:layer="layout" svg:x1="18.755cm" svg:y1="4.994cm" svg:x2="18.755cm" svg:y2="4.28cm">
          <text:p/>
        </draw:line>
        <draw:line draw:style-name="gr33" draw:text-style-name="P9" draw:layer="layout" svg:x1="11.3cm" svg:y1="5.001cm" svg:x2="18.762cm" svg:y2="5.001cm">
          <text:p/>
        </draw:line>
        <draw:line draw:style-name="gr33" draw:text-style-name="P9" draw:layer="layout" svg:x1="11.307cm" svg:y1="5.721cm" svg:x2="11.307cm" svg:y2="5.008cm">
          <text:p/>
        </draw:line>
        <draw:frame draw:style-name="gr134" draw:text-style-name="P7" draw:layer="layout" svg:width="2.644cm" svg:height="0.573cm" svg:x="16.003cm" svg:y="4.326cm">
          <draw:text-box>
            <text:p text:style-name="P5"><text:span text:style-name="T5">Valeur de var.</text:span></text:p>
          </draw:text-box>
        </draw:frame>
        <draw:line draw:style-name="gr33" draw:text-style-name="P9" draw:layer="layout" svg:x1="13.123cm" svg:y1="5.721cm" svg:x2="13.123cm" svg:y2="5.008cm">
          <text:p/>
        </draw:line>
        <draw:line draw:style-name="gr33" draw:text-style-name="P9" draw:layer="layout" svg:x1="15.784cm" svg:y1="5.721cm" svg:x2="15.784cm" svg:y2="5.008cm">
          <text:p/>
        </draw:line>
        <draw:line draw:style-name="gr33" draw:text-style-name="P9" draw:layer="layout" svg:x1="18.755cm" svg:y1="5.721cm" svg:x2="18.755cm" svg:y2="5.008cm">
          <text:p/>
        </draw:line>
        <draw:line draw:style-name="gr33" draw:text-style-name="P9" draw:layer="layout" svg:x1="11.3cm" svg:y1="5.728cm" svg:x2="13.13cm" svg:y2="5.728cm">
          <text:p/>
        </draw:line>
        <draw:line draw:style-name="gr33" draw:text-style-name="P9" draw:layer="layout" svg:x1="11.307cm" svg:y1="6.435cm" svg:x2="11.307cm" svg:y2="5.721cm">
          <text:p/>
        </draw:line>
        <draw:frame draw:style-name="gr135" draw:text-style-name="P7" draw:layer="layout" svg:width="1.505cm" svg:height="0.573cm" svg:x="11.565cm" svg:y="5.054cm">
          <draw:text-box>
            <text:p text:style-name="P5"><text:span text:style-name="T6">0x0160</text:span></text:p>
          </draw:text-box>
        </draw:frame>
        <draw:line draw:style-name="gr33" draw:text-style-name="P9" draw:layer="layout" svg:x1="13.123cm" svg:y1="6.435cm" svg:x2="13.123cm" svg:y2="5.721cm">
          <text:p/>
        </draw:line>
        <draw:line draw:style-name="gr33" draw:text-style-name="P9" draw:layer="layout" svg:x1="15.784cm" svg:y1="6.435cm" svg:x2="15.784cm" svg:y2="5.721cm">
          <text:p/>
        </draw:line>
        <draw:line draw:style-name="gr33" draw:text-style-name="P9" draw:layer="layout" svg:x1="18.755cm" svg:y1="6.435cm" svg:x2="18.755cm" svg:y2="5.721cm">
          <text:p/>
        </draw:line>
        <draw:line draw:style-name="gr33" draw:text-style-name="P9" draw:layer="layout" svg:x1="11.3cm" svg:y1="6.442cm" svg:x2="13.13cm" svg:y2="6.442cm">
          <text:p/>
        </draw:line>
        <draw:line draw:style-name="gr33" draw:text-style-name="P9" draw:layer="layout" svg:x1="11.307cm" svg:y1="7.148cm" svg:x2="11.307cm" svg:y2="6.435cm">
          <text:p/>
        </draw:line>
        <draw:frame draw:style-name="gr135" draw:text-style-name="P7" draw:layer="layout" svg:width="1.505cm" svg:height="0.573cm" svg:x="11.565cm" svg:y="5.767cm">
          <draw:text-box>
            <text:p text:style-name="P5"><text:span text:style-name="T6">0x0161</text:span></text:p>
          </draw:text-box>
        </draw:frame>
        <draw:line draw:style-name="gr33" draw:text-style-name="P9" draw:layer="layout" svg:x1="13.123cm" svg:y1="7.148cm" svg:x2="13.123cm" svg:y2="6.435cm">
          <text:p/>
        </draw:line>
        <draw:line draw:style-name="gr33" draw:text-style-name="P9" draw:layer="layout" svg:x1="15.784cm" svg:y1="7.148cm" svg:x2="15.784cm" svg:y2="6.435cm">
          <text:p/>
        </draw:line>
        <draw:line draw:style-name="gr33" draw:text-style-name="P9" draw:layer="layout" svg:x1="18.755cm" svg:y1="7.148cm" svg:x2="18.755cm" svg:y2="6.435cm">
          <text:p/>
        </draw:line>
        <draw:line draw:style-name="gr33" draw:text-style-name="P9" draw:layer="layout" svg:x1="11.3cm" svg:y1="7.155cm" svg:x2="13.13cm" svg:y2="7.155cm">
          <text:p/>
        </draw:line>
        <draw:line draw:style-name="gr33" draw:text-style-name="P9" draw:layer="layout" svg:x1="11.307cm" svg:y1="7.862cm" svg:x2="11.307cm" svg:y2="7.148cm">
          <text:p/>
        </draw:line>
        <draw:frame draw:style-name="gr136" draw:text-style-name="P7" draw:layer="layout" svg:width="1.488cm" svg:height="0.573cm" svg:x="11.565cm" svg:y="6.481cm">
          <draw:text-box>
            <text:p text:style-name="P5"><text:span text:style-name="T6">0x0162</text:span></text:p>
          </draw:text-box>
        </draw:frame>
        <draw:line draw:style-name="gr33" draw:text-style-name="P9" draw:layer="layout" svg:x1="13.123cm" svg:y1="7.862cm" svg:x2="13.123cm" svg:y2="7.148cm">
          <text:p/>
        </draw:line>
        <draw:line draw:style-name="gr33" draw:text-style-name="P9" draw:layer="layout" svg:x1="15.784cm" svg:y1="7.862cm" svg:x2="15.784cm" svg:y2="7.148cm">
          <text:p/>
        </draw:line>
        <draw:line draw:style-name="gr33" draw:text-style-name="P9" draw:layer="layout" svg:x1="18.755cm" svg:y1="7.862cm" svg:x2="18.755cm" svg:y2="7.148cm">
          <text:p/>
        </draw:line>
        <draw:line draw:style-name="gr33" draw:text-style-name="P9" draw:layer="layout" svg:x1="11.3cm" svg:y1="7.869cm" svg:x2="13.13cm" svg:y2="7.869cm">
          <text:p/>
        </draw:line>
        <draw:line draw:style-name="gr33" draw:text-style-name="P9" draw:layer="layout" svg:x1="11.307cm" svg:y1="8.575cm" svg:x2="11.307cm" svg:y2="7.862cm">
          <text:p/>
        </draw:line>
        <draw:frame draw:style-name="gr136" draw:text-style-name="P7" draw:layer="layout" svg:width="1.488cm" svg:height="0.573cm" svg:x="11.565cm" svg:y="7.194cm">
          <draw:text-box>
            <text:p text:style-name="P5"><text:span text:style-name="T6">0x0163</text:span></text:p>
          </draw:text-box>
        </draw:frame>
        <draw:line draw:style-name="gr33" draw:text-style-name="P9" draw:layer="layout" svg:x1="13.123cm" svg:y1="8.575cm" svg:x2="13.123cm" svg:y2="7.862cm">
          <text:p/>
        </draw:line>
        <draw:line draw:style-name="gr33" draw:text-style-name="P9" draw:layer="layout" svg:x1="15.784cm" svg:y1="8.575cm" svg:x2="15.784cm" svg:y2="7.862cm">
          <text:p/>
        </draw:line>
        <draw:line draw:style-name="gr33" draw:text-style-name="P9" draw:layer="layout" svg:x1="18.755cm" svg:y1="8.575cm" svg:x2="18.755cm" svg:y2="7.862cm">
          <text:p/>
        </draw:line>
        <draw:line draw:style-name="gr33" draw:text-style-name="P9" draw:layer="layout" svg:x1="11.3cm" svg:y1="8.582cm" svg:x2="13.13cm" svg:y2="8.582cm">
          <text:p/>
        </draw:line>
        <draw:line draw:style-name="gr33" draw:text-style-name="P9" draw:layer="layout" svg:x1="11.307cm" svg:y1="9.289cm" svg:x2="11.307cm" svg:y2="8.575cm">
          <text:p/>
        </draw:line>
        <draw:frame draw:style-name="gr135" draw:text-style-name="P7" draw:layer="layout" svg:width="1.505cm" svg:height="0.573cm" svg:x="11.565cm" svg:y="7.907cm">
          <draw:text-box>
            <text:p text:style-name="P5"><text:span text:style-name="T6">0x0164</text:span></text:p>
          </draw:text-box>
        </draw:frame>
        <draw:line draw:style-name="gr33" draw:text-style-name="P9" draw:layer="layout" svg:x1="13.123cm" svg:y1="9.289cm" svg:x2="13.123cm" svg:y2="8.575cm">
          <text:p/>
        </draw:line>
        <draw:line draw:style-name="gr33" draw:text-style-name="P9" draw:layer="layout" svg:x1="15.784cm" svg:y1="9.289cm" svg:x2="15.784cm" svg:y2="8.575cm">
          <text:p/>
        </draw:line>
        <draw:line draw:style-name="gr33" draw:text-style-name="P9" draw:layer="layout" svg:x1="18.755cm" svg:y1="9.289cm" svg:x2="18.755cm" svg:y2="8.575cm">
          <text:p/>
        </draw:line>
        <draw:line draw:style-name="gr33" draw:text-style-name="P9" draw:layer="layout" svg:x1="11.3cm" svg:y1="9.296cm" svg:x2="13.13cm" svg:y2="9.296cm">
          <text:p/>
        </draw:line>
        <draw:line draw:style-name="gr33" draw:text-style-name="P9" draw:layer="layout" svg:x1="11.307cm" svg:y1="10.002cm" svg:x2="11.307cm" svg:y2="9.289cm">
          <text:p/>
        </draw:line>
        <draw:frame draw:style-name="gr136" draw:text-style-name="P7" draw:layer="layout" svg:width="1.488cm" svg:height="0.573cm" svg:x="11.565cm" svg:y="8.621cm">
          <draw:text-box>
            <text:p text:style-name="P5"><text:span text:style-name="T6">0x0165</text:span></text:p>
          </draw:text-box>
        </draw:frame>
        <draw:line draw:style-name="gr33" draw:text-style-name="P9" draw:layer="layout" svg:x1="13.123cm" svg:y1="10.002cm" svg:x2="13.123cm" svg:y2="9.289cm">
          <text:p/>
        </draw:line>
        <draw:line draw:style-name="gr33" draw:text-style-name="P9" draw:layer="layout" svg:x1="15.784cm" svg:y1="10.002cm" svg:x2="15.784cm" svg:y2="9.289cm">
          <text:p/>
        </draw:line>
        <draw:line draw:style-name="gr33" draw:text-style-name="P9" draw:layer="layout" svg:x1="18.755cm" svg:y1="10.002cm" svg:x2="18.755cm" svg:y2="9.289cm">
          <text:p/>
        </draw:line>
        <draw:line draw:style-name="gr33" draw:text-style-name="P9" draw:layer="layout" svg:x1="11.3cm" svg:y1="10.009cm" svg:x2="13.13cm" svg:y2="10.009cm">
          <text:p/>
        </draw:line>
        <draw:line draw:style-name="gr33" draw:text-style-name="P9" draw:layer="layout" svg:x1="11.307cm" svg:y1="10.716cm" svg:x2="11.307cm" svg:y2="10.002cm">
          <text:p/>
        </draw:line>
        <draw:frame draw:style-name="gr136" draw:text-style-name="P7" draw:layer="layout" svg:width="1.488cm" svg:height="0.573cm" svg:x="11.565cm" svg:y="9.334cm">
          <draw:text-box>
            <text:p text:style-name="P5"><text:span text:style-name="T6">0x0166</text:span></text:p>
          </draw:text-box>
        </draw:frame>
        <draw:line draw:style-name="gr33" draw:text-style-name="P9" draw:layer="layout" svg:x1="13.123cm" svg:y1="10.716cm" svg:x2="13.123cm" svg:y2="10.002cm">
          <text:p/>
        </draw:line>
        <draw:line draw:style-name="gr33" draw:text-style-name="P9" draw:layer="layout" svg:x1="15.784cm" svg:y1="10.716cm" svg:x2="15.784cm" svg:y2="10.002cm">
          <text:p/>
        </draw:line>
        <draw:line draw:style-name="gr33" draw:text-style-name="P9" draw:layer="layout" svg:x1="18.755cm" svg:y1="10.716cm" svg:x2="18.755cm" svg:y2="10.002cm">
          <text:p/>
        </draw:line>
        <draw:line draw:style-name="gr33" draw:text-style-name="P9" draw:layer="layout" svg:x1="11.3cm" svg:y1="10.723cm" svg:x2="13.13cm" svg:y2="10.723cm">
          <text:p/>
        </draw:line>
        <draw:line draw:style-name="gr33" draw:text-style-name="P9" draw:layer="layout" svg:x1="11.307cm" svg:y1="11.429cm" svg:x2="11.307cm" svg:y2="10.716cm">
          <text:p/>
        </draw:line>
        <draw:frame draw:style-name="gr135" draw:text-style-name="P7" draw:layer="layout" svg:width="1.505cm" svg:height="0.573cm" svg:x="11.565cm" svg:y="10.048cm">
          <draw:text-box>
            <text:p text:style-name="P5"><text:span text:style-name="T6">0x0167</text:span></text:p>
          </draw:text-box>
        </draw:frame>
        <draw:line draw:style-name="gr33" draw:text-style-name="P9" draw:layer="layout" svg:x1="13.123cm" svg:y1="11.429cm" svg:x2="13.123cm" svg:y2="10.716cm">
          <text:p/>
        </draw:line>
        <draw:line draw:style-name="gr33" draw:text-style-name="P9" draw:layer="layout" svg:x1="15.784cm" svg:y1="11.429cm" svg:x2="15.784cm" svg:y2="10.716cm">
          <text:p/>
        </draw:line>
        <draw:line draw:style-name="gr33" draw:text-style-name="P9" draw:layer="layout" svg:x1="18.755cm" svg:y1="11.429cm" svg:x2="18.755cm" svg:y2="10.716cm">
          <text:p/>
        </draw:line>
        <draw:line draw:style-name="gr33" draw:text-style-name="P9" draw:layer="layout" svg:x1="11.3cm" svg:y1="11.436cm" svg:x2="13.13cm" svg:y2="11.436cm">
          <text:p/>
        </draw:line>
        <draw:line draw:style-name="gr33" draw:text-style-name="P9" draw:layer="layout" svg:x1="11.307cm" svg:y1="12.142cm" svg:x2="11.307cm" svg:y2="11.429cm">
          <text:p/>
        </draw:line>
        <draw:frame draw:style-name="gr136" draw:text-style-name="P7" draw:layer="layout" svg:width="1.488cm" svg:height="0.573cm" svg:x="11.565cm" svg:y="10.761cm">
          <draw:text-box>
            <text:p text:style-name="P5"><text:span text:style-name="T6">0x0168</text:span></text:p>
          </draw:text-box>
        </draw:frame>
        <draw:line draw:style-name="gr33" draw:text-style-name="P9" draw:layer="layout" svg:x1="13.123cm" svg:y1="12.142cm" svg:x2="13.123cm" svg:y2="11.429cm">
          <text:p/>
        </draw:line>
        <draw:line draw:style-name="gr33" draw:text-style-name="P9" draw:layer="layout" svg:x1="15.784cm" svg:y1="12.142cm" svg:x2="15.784cm" svg:y2="11.429cm">
          <text:p/>
        </draw:line>
        <draw:line draw:style-name="gr33" draw:text-style-name="P9" draw:layer="layout" svg:x1="18.755cm" svg:y1="12.142cm" svg:x2="18.755cm" svg:y2="11.429cm">
          <text:p/>
        </draw:line>
        <draw:line draw:style-name="gr33" draw:text-style-name="P9" draw:layer="layout" svg:x1="11.3cm" svg:y1="12.15cm" svg:x2="13.13cm" svg:y2="12.15cm">
          <text:p/>
        </draw:line>
        <draw:line draw:style-name="gr33" draw:text-style-name="P9" draw:layer="layout" svg:x1="11.307cm" svg:y1="12.856cm" svg:x2="11.307cm" svg:y2="12.143cm">
          <text:p/>
        </draw:line>
        <draw:frame draw:style-name="gr136" draw:text-style-name="P7" draw:layer="layout" svg:width="1.488cm" svg:height="0.573cm" svg:x="11.565cm" svg:y="11.475cm">
          <draw:text-box>
            <text:p text:style-name="P5"><text:span text:style-name="T6">0x0169</text:span></text:p>
          </draw:text-box>
        </draw:frame>
        <draw:line draw:style-name="gr33" draw:text-style-name="P9" draw:layer="layout" svg:x1="13.123cm" svg:y1="12.856cm" svg:x2="13.123cm" svg:y2="12.143cm">
          <text:p/>
        </draw:line>
        <draw:line draw:style-name="gr33" draw:text-style-name="P9" draw:layer="layout" svg:x1="15.784cm" svg:y1="12.856cm" svg:x2="15.784cm" svg:y2="12.143cm">
          <text:p/>
        </draw:line>
        <draw:line draw:style-name="gr33" draw:text-style-name="P9" draw:layer="layout" svg:x1="18.755cm" svg:y1="12.856cm" svg:x2="18.755cm" svg:y2="12.143cm">
          <text:p/>
        </draw:line>
        <draw:line draw:style-name="gr33" draw:text-style-name="P9" draw:layer="layout" svg:x1="11.3cm" svg:y1="12.863cm" svg:x2="13.13cm" svg:y2="12.863cm">
          <text:p/>
        </draw:line>
        <draw:line draw:style-name="gr33" draw:text-style-name="P9" draw:layer="layout" svg:x1="11.307cm" svg:y1="13.569cm" svg:x2="11.307cm" svg:y2="12.856cm">
          <text:p/>
        </draw:line>
        <draw:frame draw:style-name="gr137" draw:text-style-name="P7" draw:layer="layout" svg:width="1.509cm" svg:height="0.573cm" svg:x="11.565cm" svg:y="12.188cm">
          <draw:text-box>
            <text:p text:style-name="P5"><text:span text:style-name="T6">0x016A</text:span></text:p>
          </draw:text-box>
        </draw:frame>
        <draw:line draw:style-name="gr33" draw:text-style-name="P9" draw:layer="layout" svg:x1="13.123cm" svg:y1="13.569cm" svg:x2="13.123cm" svg:y2="12.856cm">
          <text:p/>
        </draw:line>
        <draw:line draw:style-name="gr33" draw:text-style-name="P9" draw:layer="layout" svg:x1="15.784cm" svg:y1="13.569cm" svg:x2="15.784cm" svg:y2="12.856cm">
          <text:p/>
        </draw:line>
        <draw:line draw:style-name="gr33" draw:text-style-name="P9" draw:layer="layout" svg:x1="18.755cm" svg:y1="13.569cm" svg:x2="18.755cm" svg:y2="12.856cm">
          <text:p/>
        </draw:line>
        <draw:line draw:style-name="gr33" draw:text-style-name="P9" draw:layer="layout" svg:x1="11.3cm" svg:y1="13.576cm" svg:x2="13.13cm" svg:y2="13.576cm">
          <text:p/>
        </draw:line>
        <draw:line draw:style-name="gr33" draw:text-style-name="P9" draw:layer="layout" svg:x1="11.307cm" svg:y1="14.283cm" svg:x2="11.307cm" svg:y2="13.569cm">
          <text:p/>
        </draw:line>
        <draw:frame draw:style-name="gr135" draw:text-style-name="P7" draw:layer="layout" svg:width="1.505cm" svg:height="0.573cm" svg:x="11.565cm" svg:y="12.902cm">
          <draw:text-box>
            <text:p text:style-name="P5"><text:span text:style-name="T6">0x016B</text:span></text:p>
          </draw:text-box>
        </draw:frame>
        <draw:line draw:style-name="gr33" draw:text-style-name="P9" draw:layer="layout" svg:x1="13.123cm" svg:y1="14.283cm" svg:x2="13.123cm" svg:y2="13.569cm">
          <text:p/>
        </draw:line>
        <draw:line draw:style-name="gr33" draw:text-style-name="P9" draw:layer="layout" svg:x1="15.784cm" svg:y1="14.283cm" svg:x2="15.784cm" svg:y2="13.569cm">
          <text:p/>
        </draw:line>
        <draw:line draw:style-name="gr33" draw:text-style-name="P9" draw:layer="layout" svg:x1="18.755cm" svg:y1="14.283cm" svg:x2="18.755cm" svg:y2="13.569cm">
          <text:p/>
        </draw:line>
        <draw:line draw:style-name="gr33" draw:text-style-name="P9" draw:layer="layout" svg:x1="11.3cm" svg:y1="14.29cm" svg:x2="13.13cm" svg:y2="14.29cm">
          <text:p/>
        </draw:line>
        <draw:line draw:style-name="gr33" draw:text-style-name="P9" draw:layer="layout" svg:x1="11.307cm" svg:y1="14.996cm" svg:x2="11.307cm" svg:y2="14.283cm">
          <text:p/>
        </draw:line>
        <draw:frame draw:style-name="gr37" draw:text-style-name="P7" draw:layer="layout" svg:width="1.518cm" svg:height="0.573cm" svg:x="11.565cm" svg:y="13.615cm">
          <draw:text-box>
            <text:p text:style-name="P5"><text:span text:style-name="T6">0x016C</text:span></text:p>
          </draw:text-box>
        </draw:frame>
        <draw:line draw:style-name="gr33" draw:text-style-name="P9" draw:layer="layout" svg:x1="13.123cm" svg:y1="14.996cm" svg:x2="13.123cm" svg:y2="14.283cm">
          <text:p/>
        </draw:line>
        <draw:line draw:style-name="gr33" draw:text-style-name="P9" draw:layer="layout" svg:x1="15.784cm" svg:y1="14.996cm" svg:x2="15.784cm" svg:y2="14.283cm">
          <text:p/>
        </draw:line>
        <draw:line draw:style-name="gr33" draw:text-style-name="P9" draw:layer="layout" svg:x1="18.755cm" svg:y1="14.996cm" svg:x2="18.755cm" svg:y2="14.283cm">
          <text:p/>
        </draw:line>
        <draw:line draw:style-name="gr33" draw:text-style-name="P9" draw:layer="layout" svg:x1="11.3cm" svg:y1="15.003cm" svg:x2="13.13cm" svg:y2="15.003cm">
          <text:p/>
        </draw:line>
        <draw:line draw:style-name="gr33" draw:text-style-name="P9" draw:layer="layout" svg:x1="11.307cm" svg:y1="15.71cm" svg:x2="11.307cm" svg:y2="14.996cm">
          <text:p/>
        </draw:line>
        <draw:frame draw:style-name="gr137" draw:text-style-name="P7" draw:layer="layout" svg:width="1.509cm" svg:height="0.573cm" svg:x="11.565cm" svg:y="14.329cm">
          <draw:text-box>
            <text:p text:style-name="P5"><text:span text:style-name="T6">0x016D</text:span></text:p>
          </draw:text-box>
        </draw:frame>
        <draw:line draw:style-name="gr33" draw:text-style-name="P9" draw:layer="layout" svg:x1="13.123cm" svg:y1="15.71cm" svg:x2="13.123cm" svg:y2="14.996cm">
          <text:p/>
        </draw:line>
        <draw:line draw:style-name="gr33" draw:text-style-name="P9" draw:layer="layout" svg:x1="15.784cm" svg:y1="15.71cm" svg:x2="15.784cm" svg:y2="14.996cm">
          <text:p/>
        </draw:line>
        <draw:line draw:style-name="gr33" draw:text-style-name="P9" draw:layer="layout" svg:x1="18.755cm" svg:y1="15.71cm" svg:x2="18.755cm" svg:y2="14.996cm">
          <text:p/>
        </draw:line>
        <draw:line draw:style-name="gr33" draw:text-style-name="P9" draw:layer="layout" svg:x1="11.3cm" svg:y1="15.717cm" svg:x2="13.13cm" svg:y2="15.717cm">
          <text:p/>
        </draw:line>
        <draw:line draw:style-name="gr33" draw:text-style-name="P9" draw:layer="layout" svg:x1="11.307cm" svg:y1="16.423cm" svg:x2="11.307cm" svg:y2="15.71cm">
          <text:p/>
        </draw:line>
        <draw:frame draw:style-name="gr138" draw:text-style-name="P7" draw:layer="layout" svg:width="1.479cm" svg:height="0.573cm" svg:x="11.565cm" svg:y="15.042cm">
          <draw:text-box>
            <text:p text:style-name="P5"><text:span text:style-name="T6">0x016E</text:span></text:p>
          </draw:text-box>
        </draw:frame>
        <draw:line draw:style-name="gr33" draw:text-style-name="P9" draw:layer="layout" svg:x1="13.123cm" svg:y1="16.423cm" svg:x2="13.123cm" svg:y2="15.71cm">
          <text:p/>
        </draw:line>
        <draw:line draw:style-name="gr33" draw:text-style-name="P9" draw:layer="layout" svg:x1="15.784cm" svg:y1="16.423cm" svg:x2="15.784cm" svg:y2="15.71cm">
          <text:p/>
        </draw:line>
        <draw:line draw:style-name="gr33" draw:text-style-name="P9" draw:layer="layout" svg:x1="18.755cm" svg:y1="16.423cm" svg:x2="18.755cm" svg:y2="15.71cm">
          <text:p/>
        </draw:line>
        <draw:line draw:style-name="gr33" draw:text-style-name="P9" draw:layer="layout" svg:x1="11.3cm" svg:y1="16.43cm" svg:x2="13.13cm" svg:y2="16.43cm">
          <text:p/>
        </draw:line>
        <draw:line draw:style-name="gr33" draw:text-style-name="P9" draw:layer="layout" svg:x1="11.307cm" svg:y1="17.137cm" svg:x2="11.307cm" svg:y2="16.423cm">
          <text:p/>
        </draw:line>
        <draw:frame draw:style-name="gr139" draw:text-style-name="P7" draw:layer="layout" svg:width="1.471cm" svg:height="0.573cm" svg:x="11.565cm" svg:y="15.755cm">
          <draw:text-box>
            <text:p text:style-name="P5"><text:span text:style-name="T6">0x016F</text:span></text:p>
          </draw:text-box>
        </draw:frame>
        <draw:line draw:style-name="gr33" draw:text-style-name="P9" draw:layer="layout" svg:x1="13.123cm" svg:y1="17.137cm" svg:x2="13.123cm" svg:y2="16.423cm">
          <text:p/>
        </draw:line>
        <draw:line draw:style-name="gr33" draw:text-style-name="P9" draw:layer="layout" svg:x1="15.784cm" svg:y1="17.137cm" svg:x2="15.784cm" svg:y2="16.423cm">
          <text:p/>
        </draw:line>
        <draw:line draw:style-name="gr33" draw:text-style-name="P9" draw:layer="layout" svg:x1="18.755cm" svg:y1="17.137cm" svg:x2="18.755cm" svg:y2="16.423cm">
          <text:p/>
        </draw:line>
        <draw:line draw:style-name="gr33" draw:text-style-name="P9" draw:layer="layout" svg:x1="11.3cm" svg:y1="17.144cm" svg:x2="13.13cm" svg:y2="17.144cm">
          <text:p/>
        </draw:line>
        <draw:line draw:style-name="gr33" draw:text-style-name="P9" draw:layer="layout" svg:x1="11.307cm" svg:y1="17.85cm" svg:x2="11.307cm" svg:y2="17.137cm">
          <text:p/>
        </draw:line>
        <draw:frame draw:style-name="gr140" draw:text-style-name="P7" draw:layer="layout" svg:width="1.522cm" svg:height="0.573cm" svg:x="11.564cm" svg:y="16.469cm">
          <draw:text-box>
            <text:p text:style-name="P5"><text:span text:style-name="T6">0x0170</text:span></text:p>
          </draw:text-box>
        </draw:frame>
        <draw:line draw:style-name="gr33" draw:text-style-name="P9" draw:layer="layout" svg:x1="13.123cm" svg:y1="17.85cm" svg:x2="13.123cm" svg:y2="17.137cm">
          <text:p/>
        </draw:line>
        <draw:line draw:style-name="gr33" draw:text-style-name="P9" draw:layer="layout" svg:x1="15.784cm" svg:y1="17.85cm" svg:x2="15.784cm" svg:y2="17.137cm">
          <text:p/>
        </draw:line>
        <draw:line draw:style-name="gr33" draw:text-style-name="P9" draw:layer="layout" svg:x1="18.755cm" svg:y1="17.85cm" svg:x2="18.755cm" svg:y2="17.137cm">
          <text:p/>
        </draw:line>
        <draw:line draw:style-name="gr33" draw:text-style-name="P9" draw:layer="layout" svg:x1="11.3cm" svg:y1="17.857cm" svg:x2="13.13cm" svg:y2="17.857cm">
          <text:p/>
        </draw:line>
        <draw:line draw:style-name="gr33" draw:text-style-name="P9" draw:layer="layout" svg:x1="11.307cm" svg:y1="18.564cm" svg:x2="11.307cm" svg:y2="17.85cm">
          <text:p/>
        </draw:line>
        <draw:frame draw:style-name="gr140" draw:text-style-name="P7" draw:layer="layout" svg:width="1.522cm" svg:height="0.573cm" svg:x="11.564cm" svg:y="17.182cm">
          <draw:text-box>
            <text:p text:style-name="P5"><text:span text:style-name="T6">0x0171</text:span></text:p>
          </draw:text-box>
        </draw:frame>
        <draw:line draw:style-name="gr33" draw:text-style-name="P9" draw:layer="layout" svg:x1="13.123cm" svg:y1="18.564cm" svg:x2="13.123cm" svg:y2="17.85cm">
          <text:p/>
        </draw:line>
        <draw:line draw:style-name="gr33" draw:text-style-name="P9" draw:layer="layout" svg:x1="15.784cm" svg:y1="18.564cm" svg:x2="15.784cm" svg:y2="17.85cm">
          <text:p/>
        </draw:line>
        <draw:line draw:style-name="gr33" draw:text-style-name="P9" draw:layer="layout" svg:x1="18.755cm" svg:y1="18.564cm" svg:x2="18.755cm" svg:y2="17.85cm">
          <text:p/>
        </draw:line>
        <draw:line draw:style-name="gr33" draw:text-style-name="P9" draw:layer="layout" svg:x1="11.3cm" svg:y1="18.571cm" svg:x2="13.13cm" svg:y2="18.571cm">
          <text:p/>
        </draw:line>
        <draw:line draw:style-name="gr33" draw:text-style-name="P9" draw:layer="layout" svg:x1="11.307cm" svg:y1="19.277cm" svg:x2="11.307cm" svg:y2="18.564cm">
          <text:p/>
        </draw:line>
        <draw:frame draw:style-name="gr135" draw:text-style-name="P7" draw:layer="layout" svg:width="1.505cm" svg:height="0.573cm" svg:x="11.564cm" svg:y="17.896cm">
          <draw:text-box>
            <text:p text:style-name="P5"><text:span text:style-name="T6">0x0172</text:span></text:p>
          </draw:text-box>
        </draw:frame>
        <draw:line draw:style-name="gr33" draw:text-style-name="P9" draw:layer="layout" svg:x1="13.123cm" svg:y1="19.277cm" svg:x2="13.123cm" svg:y2="18.564cm">
          <text:p/>
        </draw:line>
        <draw:line draw:style-name="gr33" draw:text-style-name="P9" draw:layer="layout" svg:x1="15.784cm" svg:y1="19.277cm" svg:x2="15.784cm" svg:y2="18.564cm">
          <text:p/>
        </draw:line>
        <draw:line draw:style-name="gr33" draw:text-style-name="P9" draw:layer="layout" svg:x1="18.755cm" svg:y1="19.277cm" svg:x2="18.755cm" svg:y2="18.564cm">
          <text:p/>
        </draw:line>
        <draw:line draw:style-name="gr33" draw:text-style-name="P9" draw:layer="layout" svg:x1="11.3cm" svg:y1="19.284cm" svg:x2="13.13cm" svg:y2="19.284cm">
          <text:p/>
        </draw:line>
        <draw:line draw:style-name="gr33" draw:text-style-name="P9" draw:layer="layout" svg:x1="11.307cm" svg:y1="19.991cm" svg:x2="11.307cm" svg:y2="19.277cm">
          <text:p/>
        </draw:line>
        <draw:frame draw:style-name="gr135" draw:text-style-name="P7" draw:layer="layout" svg:width="1.505cm" svg:height="0.573cm" svg:x="11.564cm" svg:y="18.609cm">
          <draw:text-box>
            <text:p text:style-name="P5"><text:span text:style-name="T6">0x0173</text:span></text:p>
          </draw:text-box>
        </draw:frame>
        <draw:line draw:style-name="gr33" draw:text-style-name="P9" draw:layer="layout" svg:x1="13.123cm" svg:y1="19.991cm" svg:x2="13.123cm" svg:y2="19.277cm">
          <text:p/>
        </draw:line>
        <draw:line draw:style-name="gr33" draw:text-style-name="P9" draw:layer="layout" svg:x1="15.784cm" svg:y1="19.991cm" svg:x2="15.784cm" svg:y2="19.277cm">
          <text:p/>
        </draw:line>
        <draw:line draw:style-name="gr33" draw:text-style-name="P9" draw:layer="layout" svg:x1="18.755cm" svg:y1="19.991cm" svg:x2="18.755cm" svg:y2="19.277cm">
          <text:p/>
        </draw:line>
        <draw:line draw:style-name="gr33" draw:text-style-name="P9" draw:layer="layout" svg:x1="11.3cm" svg:y1="19.998cm" svg:x2="13.13cm" svg:y2="19.998cm">
          <text:p/>
        </draw:line>
        <draw:line draw:style-name="gr33" draw:text-style-name="P9" draw:layer="layout" svg:x1="11.307cm" svg:y1="20.704cm" svg:x2="11.307cm" svg:y2="19.991cm">
          <text:p/>
        </draw:line>
        <draw:frame draw:style-name="gr140" draw:text-style-name="P7" draw:layer="layout" svg:width="1.522cm" svg:height="0.573cm" svg:x="11.564cm" svg:y="19.323cm">
          <draw:text-box>
            <text:p text:style-name="P5"><text:span text:style-name="T6">0x0174</text:span></text:p>
          </draw:text-box>
        </draw:frame>
        <draw:line draw:style-name="gr33" draw:text-style-name="P9" draw:layer="layout" svg:x1="13.123cm" svg:y1="20.704cm" svg:x2="13.123cm" svg:y2="19.991cm">
          <text:p/>
        </draw:line>
        <draw:line draw:style-name="gr33" draw:text-style-name="P9" draw:layer="layout" svg:x1="15.784cm" svg:y1="20.704cm" svg:x2="15.784cm" svg:y2="19.991cm">
          <text:p/>
        </draw:line>
        <draw:line draw:style-name="gr33" draw:text-style-name="P9" draw:layer="layout" svg:x1="18.755cm" svg:y1="20.704cm" svg:x2="18.755cm" svg:y2="19.991cm">
          <text:p/>
        </draw:line>
        <draw:line draw:style-name="gr33" draw:text-style-name="P9" draw:layer="layout" svg:x1="11.3cm" svg:y1="20.711cm" svg:x2="13.13cm" svg:y2="20.711cm">
          <text:p/>
        </draw:line>
        <draw:line draw:style-name="gr33" draw:text-style-name="P9" draw:layer="layout" svg:x1="11.307cm" svg:y1="21.417cm" svg:x2="11.307cm" svg:y2="20.704cm">
          <text:p/>
        </draw:line>
        <draw:frame draw:style-name="gr135" draw:text-style-name="P7" draw:layer="layout" svg:width="1.505cm" svg:height="0.573cm" svg:x="11.564cm" svg:y="20.036cm">
          <draw:text-box>
            <text:p text:style-name="P5"><text:span text:style-name="T6">0x0175</text:span></text:p>
          </draw:text-box>
        </draw:frame>
        <draw:line draw:style-name="gr33" draw:text-style-name="P9" draw:layer="layout" svg:x1="13.123cm" svg:y1="21.417cm" svg:x2="13.123cm" svg:y2="20.704cm">
          <text:p/>
        </draw:line>
        <draw:line draw:style-name="gr33" draw:text-style-name="P9" draw:layer="layout" svg:x1="15.784cm" svg:y1="21.417cm" svg:x2="15.784cm" svg:y2="20.704cm">
          <text:p/>
        </draw:line>
        <draw:line draw:style-name="gr33" draw:text-style-name="P9" draw:layer="layout" svg:x1="18.755cm" svg:y1="21.417cm" svg:x2="18.755cm" svg:y2="20.704cm">
          <text:p/>
        </draw:line>
        <draw:line draw:style-name="gr33" draw:text-style-name="P9" draw:layer="layout" svg:x1="11.3cm" svg:y1="21.425cm" svg:x2="13.13cm" svg:y2="21.425cm">
          <text:p/>
        </draw:line>
        <draw:line draw:style-name="gr33" draw:text-style-name="P9" draw:layer="layout" svg:x1="11.307cm" svg:y1="22.131cm" svg:x2="11.307cm" svg:y2="21.417cm">
          <text:p/>
        </draw:line>
        <draw:frame draw:style-name="gr135" draw:text-style-name="P7" draw:layer="layout" svg:width="1.505cm" svg:height="0.573cm" svg:x="11.565cm" svg:y="20.75cm">
          <draw:text-box>
            <text:p text:style-name="P5"><text:span text:style-name="T6">0x0176</text:span></text:p>
          </draw:text-box>
        </draw:frame>
        <draw:line draw:style-name="gr33" draw:text-style-name="P9" draw:layer="layout" svg:x1="13.123cm" svg:y1="22.131cm" svg:x2="13.123cm" svg:y2="21.417cm">
          <text:p/>
        </draw:line>
        <draw:line draw:style-name="gr33" draw:text-style-name="P9" draw:layer="layout" svg:x1="15.784cm" svg:y1="22.131cm" svg:x2="15.784cm" svg:y2="21.417cm">
          <text:p/>
        </draw:line>
        <draw:line draw:style-name="gr33" draw:text-style-name="P9" draw:layer="layout" svg:x1="18.755cm" svg:y1="22.131cm" svg:x2="18.755cm" svg:y2="21.417cm">
          <text:p/>
        </draw:line>
        <draw:line draw:style-name="gr33" draw:text-style-name="P9" draw:layer="layout" svg:x1="11.3cm" svg:y1="22.138cm" svg:x2="13.13cm" svg:y2="22.138cm">
          <text:p/>
        </draw:line>
        <draw:line draw:style-name="gr33" draw:text-style-name="P9" draw:layer="layout" svg:x1="11.307cm" svg:y1="22.844cm" svg:x2="11.307cm" svg:y2="22.131cm">
          <text:p/>
        </draw:line>
        <draw:frame draw:style-name="gr140" draw:text-style-name="P7" draw:layer="layout" svg:width="1.522cm" svg:height="0.573cm" svg:x="11.564cm" svg:y="21.463cm">
          <draw:text-box>
            <text:p text:style-name="P5"><text:span text:style-name="T6">0x0177</text:span></text:p>
          </draw:text-box>
        </draw:frame>
        <draw:line draw:style-name="gr33" draw:text-style-name="P9" draw:layer="layout" svg:x1="13.123cm" svg:y1="22.844cm" svg:x2="13.123cm" svg:y2="22.131cm">
          <text:p/>
        </draw:line>
        <draw:line draw:style-name="gr33" draw:text-style-name="P9" draw:layer="layout" svg:x1="15.784cm" svg:y1="22.844cm" svg:x2="15.784cm" svg:y2="22.131cm">
          <text:p/>
        </draw:line>
        <draw:line draw:style-name="gr33" draw:text-style-name="P9" draw:layer="layout" svg:x1="18.755cm" svg:y1="22.844cm" svg:x2="18.755cm" svg:y2="22.131cm">
          <text:p/>
        </draw:line>
        <draw:line draw:style-name="gr33" draw:text-style-name="P9" draw:layer="layout" svg:x1="11.3cm" svg:y1="22.851cm" svg:x2="13.13cm" svg:y2="22.851cm">
          <text:p/>
        </draw:line>
        <draw:line draw:style-name="gr33" draw:text-style-name="P9" draw:layer="layout" svg:x1="11.307cm" svg:y1="23.558cm" svg:x2="11.307cm" svg:y2="22.844cm">
          <text:p/>
        </draw:line>
        <draw:frame draw:style-name="gr135" draw:text-style-name="P7" draw:layer="layout" svg:width="1.505cm" svg:height="0.573cm" svg:x="11.564cm" svg:y="22.177cm">
          <draw:text-box>
            <text:p text:style-name="P5"><text:span text:style-name="T6">0x0178</text:span></text:p>
          </draw:text-box>
        </draw:frame>
        <draw:line draw:style-name="gr33" draw:text-style-name="P9" draw:layer="layout" svg:x1="13.123cm" svg:y1="23.558cm" svg:x2="13.123cm" svg:y2="22.844cm">
          <text:p/>
        </draw:line>
        <draw:line draw:style-name="gr33" draw:text-style-name="P9" draw:layer="layout" svg:x1="15.784cm" svg:y1="23.558cm" svg:x2="15.784cm" svg:y2="22.844cm">
          <text:p/>
        </draw:line>
        <draw:line draw:style-name="gr33" draw:text-style-name="P9" draw:layer="layout" svg:x1="18.755cm" svg:y1="23.558cm" svg:x2="18.755cm" svg:y2="22.844cm">
          <text:p/>
        </draw:line>
        <draw:line draw:style-name="gr33" draw:text-style-name="P9" draw:layer="layout" svg:x1="11.3cm" svg:y1="23.565cm" svg:x2="13.13cm" svg:y2="23.565cm">
          <text:p/>
        </draw:line>
        <draw:line draw:style-name="gr33" draw:text-style-name="P9" draw:layer="layout" svg:x1="11.307cm" svg:y1="24.271cm" svg:x2="11.307cm" svg:y2="23.558cm">
          <text:p/>
        </draw:line>
        <draw:frame draw:style-name="gr135" draw:text-style-name="P7" draw:layer="layout" svg:width="1.505cm" svg:height="0.573cm" svg:x="11.565cm" svg:y="22.89cm">
          <draw:text-box>
            <text:p text:style-name="P5"><text:span text:style-name="T6">0x0179</text:span></text:p>
          </draw:text-box>
        </draw:frame>
        <draw:line draw:style-name="gr33" draw:text-style-name="P9" draw:layer="layout" svg:x1="13.123cm" svg:y1="24.271cm" svg:x2="13.123cm" svg:y2="23.558cm">
          <text:p/>
        </draw:line>
        <draw:line draw:style-name="gr33" draw:text-style-name="P9" draw:layer="layout" svg:x1="15.784cm" svg:y1="24.271cm" svg:x2="15.784cm" svg:y2="23.558cm">
          <text:p/>
        </draw:line>
        <draw:line draw:style-name="gr33" draw:text-style-name="P9" draw:layer="layout" svg:x1="18.755cm" svg:y1="24.271cm" svg:x2="18.755cm" svg:y2="23.558cm">
          <text:p/>
        </draw:line>
        <draw:line draw:style-name="gr33" draw:text-style-name="P9" draw:layer="layout" svg:x1="11.3cm" svg:y1="24.278cm" svg:x2="13.13cm" svg:y2="24.278cm">
          <text:p/>
        </draw:line>
        <draw:line draw:style-name="gr33" draw:text-style-name="P9" draw:layer="layout" svg:x1="11.307cm" svg:y1="24.985cm" svg:x2="11.307cm" svg:y2="24.271cm">
          <text:p/>
        </draw:line>
        <draw:frame draw:style-name="gr141" draw:text-style-name="P7" draw:layer="layout" svg:width="1.526cm" svg:height="0.573cm" svg:x="11.564cm" svg:y="23.604cm">
          <draw:text-box>
            <text:p text:style-name="P5"><text:span text:style-name="T6">0x017A</text:span></text:p>
          </draw:text-box>
        </draw:frame>
        <draw:line draw:style-name="gr33" draw:text-style-name="P9" draw:layer="layout" svg:x1="13.123cm" svg:y1="24.985cm" svg:x2="13.123cm" svg:y2="24.271cm">
          <text:p/>
        </draw:line>
        <draw:line draw:style-name="gr33" draw:text-style-name="P9" draw:layer="layout" svg:x1="15.784cm" svg:y1="24.985cm" svg:x2="15.784cm" svg:y2="24.271cm">
          <text:p/>
        </draw:line>
        <draw:line draw:style-name="gr33" draw:text-style-name="P9" draw:layer="layout" svg:x1="18.755cm" svg:y1="24.985cm" svg:x2="18.755cm" svg:y2="24.271cm">
          <text:p/>
        </draw:line>
        <draw:line draw:style-name="gr33" draw:text-style-name="P9" draw:layer="layout" svg:x1="11.3cm" svg:y1="24.992cm" svg:x2="13.13cm" svg:y2="24.992cm">
          <text:p/>
        </draw:line>
        <draw:line draw:style-name="gr33" draw:text-style-name="P9" draw:layer="layout" svg:x1="11.307cm" svg:y1="25.698cm" svg:x2="11.307cm" svg:y2="24.985cm">
          <text:p/>
        </draw:line>
        <draw:frame draw:style-name="gr140" draw:text-style-name="P7" draw:layer="layout" svg:width="1.522cm" svg:height="0.573cm" svg:x="11.564cm" svg:y="24.317cm">
          <draw:text-box>
            <text:p text:style-name="P5"><text:span text:style-name="T6">0x017B</text:span></text:p>
          </draw:text-box>
        </draw:frame>
        <draw:line draw:style-name="gr33" draw:text-style-name="P9" draw:layer="layout" svg:x1="13.123cm" svg:y1="25.698cm" svg:x2="13.123cm" svg:y2="24.985cm">
          <text:p/>
        </draw:line>
        <draw:line draw:style-name="gr33" draw:text-style-name="P9" draw:layer="layout" svg:x1="15.784cm" svg:y1="25.698cm" svg:x2="15.784cm" svg:y2="24.985cm">
          <text:p/>
        </draw:line>
        <draw:line draw:style-name="gr33" draw:text-style-name="P9" draw:layer="layout" svg:x1="18.755cm" svg:y1="25.698cm" svg:x2="18.755cm" svg:y2="24.985cm">
          <text:p/>
        </draw:line>
        <draw:line draw:style-name="gr33" draw:text-style-name="P9" draw:layer="layout" svg:x1="11.3cm" svg:y1="25.705cm" svg:x2="13.13cm" svg:y2="25.705cm">
          <text:p/>
        </draw:line>
        <draw:line draw:style-name="gr33" draw:text-style-name="P9" draw:layer="layout" svg:x1="11.307cm" svg:y1="26.412cm" svg:x2="11.307cm" svg:y2="25.698cm">
          <text:p/>
        </draw:line>
        <draw:frame draw:style-name="gr120" draw:text-style-name="P7" draw:layer="layout" svg:width="1.534cm" svg:height="0.573cm" svg:x="11.564cm" svg:y="25.03cm">
          <draw:text-box>
            <text:p text:style-name="P5"><text:span text:style-name="T6">0x017C</text:span></text:p>
          </draw:text-box>
        </draw:frame>
        <draw:line draw:style-name="gr33" draw:text-style-name="P9" draw:layer="layout" svg:x1="13.123cm" svg:y1="26.412cm" svg:x2="13.123cm" svg:y2="25.698cm">
          <text:p/>
        </draw:line>
        <draw:line draw:style-name="gr33" draw:text-style-name="P9" draw:layer="layout" svg:x1="15.784cm" svg:y1="26.412cm" svg:x2="15.784cm" svg:y2="25.698cm">
          <text:p/>
        </draw:line>
        <draw:line draw:style-name="gr33" draw:text-style-name="P9" draw:layer="layout" svg:x1="18.755cm" svg:y1="26.412cm" svg:x2="18.755cm" svg:y2="25.698cm">
          <text:p/>
        </draw:line>
        <draw:line draw:style-name="gr33" draw:text-style-name="P9" draw:layer="layout" svg:x1="11.3cm" svg:y1="26.419cm" svg:x2="18.762cm" svg:y2="26.419cm">
          <text:p/>
        </draw:line>
        <draw:polygon draw:style-name="gr52" draw:text-style-name="P10" draw:layer="layout" svg:width="0.106cm" svg:height="0.635cm" svg:x="2.499cm" svg:y="27.746cm" svg:viewBox="0 0 107 636" draw:points="0,636 107,636 107,0 0,0">
          <text:p/>
        </draw:polygon>
        <draw:frame draw:style-name="gr141" draw:text-style-name="P7" draw:layer="layout" svg:width="1.526cm" svg:height="0.573cm" svg:x="11.564cm" svg:y="25.744cm">
          <draw:text-box>
            <text:p text:style-name="P5"><text:span text:style-name="T6">0x017D</text:span></text:p>
          </draw:text-box>
        </draw:frame>
        <draw:frame draw:style-name="gr38" draw:text-style-name="P7" draw:layer="layout" svg:width="0.421cm" svg:height="0.573cm" svg:x="2.743cm" svg:y="27.746cm">
          <draw:text-box>
            <text:p text:style-name="P5"><text:span text:style-name="T5">4</text:span></text:p>
          </draw:text-box>
        </draw:frame>
        <draw:frame draw:style-name="gr54" draw:text-style-name="P7" draw:layer="layout" svg:width="0.988cm" svg:height="0.573cm" svg:x="17.68cm" svg:y="27.746cm">
          <draw:text-box>
            <text:p text:style-name="P5"><text:span text:style-name="T7">esiea</text:span></text:p>
          </draw:text-box>
        </draw:frame>
        <draw:frame draw:style-name="gr142" draw:text-style-name="P19" draw:layer="layout" svg:width="5.2cm" svg:height="18.2cm" svg:x="13.3cm" svg:y="5.1cm">
          <draw:text-box>
            <text:p text:style-name="P18"><text:span text:style-name="T15">A</text:span><text:span text:style-name="T15"><text:tab/></text:span><text:span text:style-name="T15"><text:tab/></text:span><text:span text:style-name="T15"><text:tab/></text:span><text:span text:style-name="T15">1337</text:span></text:p>
            <text:p text:style-name="P18"><text:span text:style-name="T15"/></text:p>
            <text:p text:style-name="P18"><text:span text:style-name="T15">B</text:span><text:span text:style-name="T15"><text:tab/></text:span><text:span text:style-name="T15"><text:tab/></text:span><text:span text:style-name="T15"><text:tab/></text:span><text:span text:style-name="T15">539</text:span></text:p>
            <text:p text:style-name="P18"><text:span text:style-name="T15">I</text:span><text:span text:style-name="T15"><text:tab/></text:span><text:span text:style-name="T15"><text:tab/></text:span><text:span text:style-name="T15"><text:tab/></text:span><text:span text:style-name="T15">3</text:span></text:p>
            <text:p text:style-name="P18"><text:span text:style-name="T15"/></text:p>
            <text:p text:style-name="P18"><text:span text:style-name="T15">Pa</text:span><text:span text:style-name="T15"><text:tab/></text:span><text:span text:style-name="T15"><text:tab/></text:span><text:span text:style-name="T15"><text:tab/></text:span><text:span text:style-name="T15">&amp;a</text:span></text:p>
            <text:p text:style-name="P18"><text:span text:style-name="T15">Pb</text:span><text:span text:style-name="T15"><text:tab/></text:span><text:span text:style-name="T15"><text:tab/></text:span><text:span text:style-name="T15"><text:tab/></text:span><text:span text:style-name="T15">&amp;b</text:span></text:p>
            <text:p text:style-name="P18"><text:span text:style-name="T15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Mono12" svg:font-family="LMMono12"/>
    <style:font-face style:name="LMMono8" svg:font-family="LMMono8"/>
    <style:font-face style:name="LMMonoLt10" svg:font-family="LMMonoLt10"/>
    <style:font-face style:name="LMRoman12" svg:font-family="LMRoman12"/>
    <style:font-face style:name="LMRoman8" svg:font-family="LMRoman8"/>
    <style:font-face style:name="LMRomanDemi10" svg:font-family="LMRomanDemi10"/>
    <style:font-face style:name="LMSans10" svg:font-family="LMSans10"/>
    <style:font-face style:name="LMSans12" svg:font-family="LMSans12"/>
    <style:font-face style:name="LMSans17" svg:font-family="LMSans17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3cm" fo:margin-bottom="1cm" fo:margin-left="2.4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8" style:page-layout-name="PM0" draw:style-name="Mdp1"/>
    <style:master-page style:name="master-page51" style:page-layout-name="PM0" draw:style-name="Mdp1"/>
    <style:master-page style:name="master-page3" style:page-layout-name="PM0" draw:style-name="Mdp1"/>
    <style:master-page style:name="master-page44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2.2.0$Linux_X86_64 LibreOffice_project/40m0$Build-2</meta:generator>
    <dc:date>2017-10-13T20:55:48.370747012</dc:date>
    <meta:editing-duration>PT57M18S</meta:editing-duration>
    <meta:editing-cycles>12</meta:editing-cycles>
    <meta:document-statistic meta:object-count="568"/>
  </office:meta>
</office:document-meta>
</file>